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35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4pt"/>
    </style:style>
    <style:style style:name="co5" style:family="table-column">
      <style:table-column-properties fo:break-before="auto" style:column-width="66.4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0.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102.61pt"/>
    </style:style>
    <style:style style:name="co10" style:family="table-column">
      <style:table-column-properties fo:break-before="auto" style:column-width="264.44pt"/>
    </style:style>
    <style:style style:name="co11" style:family="table-column">
      <style:table-column-properties fo:break-before="auto" style:column-width="111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87.36pt"/>
    </style:style>
    <style:style style:name="co14" style:family="table-column">
      <style:table-column-properties fo:break-before="auto" style:column-width="83.54pt"/>
    </style:style>
    <style:style style:name="co15" style:family="table-column">
      <style:table-column-properties fo:break-before="auto" style:column-width="89.89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87.14pt"/>
    </style:style>
    <style:style style:name="co18" style:family="table-column">
      <style:table-column-properties fo:break-before="auto" style:column-width="80.79pt"/>
    </style:style>
    <style:style style:name="co19" style:family="table-column">
      <style:table-column-properties fo:break-before="auto" style:column-width="81.69pt"/>
    </style:style>
    <style:style style:name="co20" style:family="table-column">
      <style:table-column-properties fo:break-before="auto" style:column-width="119.14pt"/>
    </style:style>
    <style:style style:name="co21" style:family="table-column">
      <style:table-column-properties fo:break-before="auto" style:column-width="120.95pt"/>
    </style:style>
    <style:style style:name="co22" style:family="table-column">
      <style:table-column-properties fo:break-before="auto" style:column-width="90.99pt"/>
    </style:style>
    <style:style style:name="co23" style:family="table-column">
      <style:table-column-properties fo:break-before="auto" style:column-width="74.64pt"/>
    </style:style>
    <style:style style:name="co24" style:family="table-column">
      <style:table-column-properties fo:break-before="auto" style:column-width="65.54pt"/>
    </style:style>
    <style:style style:name="co25" style:family="table-column">
      <style:table-column-properties fo:break-before="auto" style:column-width="68.29pt"/>
    </style:style>
    <style:style style:name="co26" style:family="table-column">
      <style:table-column-properties fo:break-before="auto" style:column-width="62.84pt"/>
    </style:style>
    <style:style style:name="co27" style:family="table-column">
      <style:table-column-properties fo:break-before="auto" style:column-width="71.01pt"/>
    </style:style>
    <style:style style:name="co28" style:family="table-column">
      <style:table-column-properties fo:break-before="auto" style:column-width="61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ixedThrough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CD mixed: 4x(AEA, KDD, SYN_Lasso1, SYN_Lasso2)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Size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CPU, (176 threads) all cores, HARP2</text:p>
          </table:table-cell>
          <table:table-cell/>
          <table:table-cell office:value-type="float" office:value="2.74935" calcext:value-type="float">
            <text:p>2.74935</text:p>
          </table:table-cell>
          <table:table-cell table:formula="of:=[.F2]/[.D2]" office:value-type="float" office:value="34.6307672722643" calcext:value-type="float">
            <text:p>34.6307672723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2]/[.D2]" office:value-type="float" office:value="1" calcext:value-type="float">
            <text:p>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.32987" calcext:value-type="float">
            <text:p>2.32987</text:p>
          </table:table-cell>
          <table:table-cell table:formula="of:=[.F3]/[.D3]" office:value-type="float" office:value="40.8658423002142" calcext:value-type="float">
            <text:p>40.8658423002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3]/[.D3]" office:value-type="float" office:value="1.18004438015855" calcext:value-type="float">
            <text:p>1.1800443802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5.68146" calcext:value-type="float">
            <text:p>5.68146</text:p>
          </table:table-cell>
          <table:table-cell table:formula="of:=[.F4]/[.D4]" office:value-type="float" office:value="16.7583860486565" calcext:value-type="float">
            <text:p>16.758386048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4]/[.D4]" office:value-type="float" office:value="0.483916106071327" calcext:value-type="float">
            <text:p>0.483916106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3.78598" calcext:value-type="float">
            <text:p>3.78598</text:p>
          </table:table-cell>
          <table:table-cell table:formula="of:=[.F5]/[.D5]" office:value-type="float" office:value="25.1486008906545" calcext:value-type="float">
            <text:p>25.148600890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5]/[.D5]" office:value-type="float" office:value="0.726192425739175" calcext:value-type="float">
            <text:p>0.726192425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6.0346" calcext:value-type="float">
            <text:p>6.0346</text:p>
          </table:table-cell>
          <table:table-cell table:formula="of:=[.F6]/[.D6]" office:value-type="float" office:value="15.7776986047128" calcext:value-type="float">
            <text:p>15.777698604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6]/[.D6]" office:value-type="float" office:value="0.455597719815729" calcext:value-type="float">
            <text:p>0.4555977198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.33018" calcext:value-type="float">
            <text:p>2.33018</text:p>
          </table:table-cell>
          <table:table-cell table:formula="of:=[.F7]/[.D7]" office:value-type="float" office:value="40.8604056338995" calcext:value-type="float">
            <text:p>40.860405633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7]/[.D7]" office:value-type="float" office:value="1.17988739067368" calcext:value-type="float">
            <text:p>1.179887390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5.98773" calcext:value-type="float">
            <text:p>5.98773</text:p>
          </table:table-cell>
          <table:table-cell table:formula="of:=[.F8]/[.D8]" office:value-type="float" office:value="15.9012012899713" calcext:value-type="float">
            <text:p>15.9012012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8]/[.D8]" office:value-type="float" office:value="0.459163990360287" calcext:value-type="float">
            <text:p>0.4591639904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GD mixed: 2x(IM, MNIST, MUSIC, SYN_Logreg)</text:p>
          </table:table-cell>
          <table:table-cell office:value-type="string" calcext:value-type="string">
            <text:p>CPU, (56 threads) all cores, HARP2</text:p>
          </table:table-cell>
          <table:table-cell/>
          <table:table-cell office:value-type="float" office:value="12.7449" calcext:value-type="float">
            <text:p>12.7449</text:p>
          </table:table-cell>
          <table:table-cell table:formula="of:=[.F11]/[.D11]" office:value-type="float" office:value="38.5274109643858" calcext:value-type="float">
            <text:p>38.527410964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1]/[.D11]" office:value-type="float" office:value="1" calcext:value-type="float">
            <text:p>1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GPU-TF</text:p>
          </table:table-cell>
          <table:table-cell table:number-columns-repeated="2"/>
          <table:table-cell table:formula="of:=[.F12]/[.D12]" office:value-type="string" office:string-value="" calcext:value-type="error">
            <text:p>#DIV/0!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2]/[.D12]" office:value-type="string" office:string-value="" calcext:value-type="error">
            <text:p>#DIV/0!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11.795" calcext:value-type="float">
            <text:p>11.795</text:p>
          </table:table-cell>
          <table:table-cell table:formula="of:=[.F13]/[.D13]" office:value-type="float" office:value="41.6301822806274" calcext:value-type="float">
            <text:p>41.6301822806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3]/[.D13]" office:value-type="float" office:value="1.08053412462908" calcext:value-type="float">
            <text:p>1.08053412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24.0209" calcext:value-type="float">
            <text:p>24.0209</text:p>
          </table:table-cell>
          <table:table-cell table:formula="of:=[.F14]/[.D14]" office:value-type="float" office:value="20.4416986873931" calcext:value-type="float">
            <text:p>20.441698687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4]/[.D14]" office:value-type="float" office:value="0.530575457206016" calcext:value-type="float">
            <text:p>0.5305754572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1.1833" calcext:value-type="float">
            <text:p>21.1833</text:p>
          </table:table-cell>
          <table:table-cell table:formula="of:=[.F15]/[.D15]" office:value-type="float" office:value="23.1799577969438" calcext:value-type="float">
            <text:p>23.1799577969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5]/[.D15]" office:value-type="float" office:value="0.601648468368951" calcext:value-type="float">
            <text:p>0.6016484684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24.0561" calcext:value-type="float">
            <text:p>24.0561</text:p>
          </table:table-cell>
          <table:table-cell table:formula="of:=[.F16]/[.D16]" office:value-type="float" office:value="20.411787446843" calcext:value-type="float">
            <text:p>20.4117874468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6]/[.D16]" office:value-type="float" office:value="0.529799094616334" calcext:value-type="float">
            <text:p>0.52979909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11.8082" calcext:value-type="float">
            <text:p>11.8082</text:p>
          </table:table-cell>
          <table:table-cell table:formula="of:=[.F17]/[.D17]" office:value-type="float" office:value="41.583645263461" calcext:value-type="float">
            <text:p>41.5836452635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7]/[.D17]" office:value-type="float" office:value="1.07932623092427" calcext:value-type="float">
            <text:p>1.0793262309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24.054" calcext:value-type="float">
            <text:p>24.054</text:p>
          </table:table-cell>
          <table:table-cell table:formula="of:=[.F18]/[.D18]" office:value-type="float" office:value="20.4135694686954" calcext:value-type="float">
            <text:p>20.4135694687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8]/[.D18]" office:value-type="float" office:value="0.529845347967074" calcext:value-type="float">
            <text:p>0.529845348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RMF mixed, 4x(Netflix, SYN_LRMF1, SYN_LRMF2)</text:p>
          </table:table-cell>
          <table:table-cell office:value-type="string" calcext:value-type="string">
            <text:p>LIBMF, all cores, HARP2</text:p>
          </table:table-cell>
          <table:table-cell/>
          <table:table-cell office:value-type="float" office:value="40.9109" calcext:value-type="float">
            <text:p>40.9109</text:p>
          </table:table-cell>
          <table:table-cell table:number-columns-repeated="3"/>
          <table:table-cell table:formula="of:=[.I21]/[.D21]" office:value-type="float" office:value="1" calcext:value-type="float">
            <text:p>1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5.9001" calcext:value-type="float">
            <text:p>25.9001</text:p>
          </table:table-cell>
          <table:table-cell table:number-columns-repeated="3"/>
          <table:table-cell table:formula="of:=[.I22]/[.D22]" office:value-type="float" office:value="1.57956532986359" calcext:value-type="float">
            <text:p>1.579565329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35.9527" calcext:value-type="float">
            <text:p>35.9527</text:p>
          </table:table-cell>
          <table:table-cell table:number-columns-repeated="3"/>
          <table:table-cell table:formula="of:=[.I23]/[.D23]" office:value-type="float" office:value="1.13790897484751" calcext:value-type="float">
            <text:p>1.137908974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6.4546" calcext:value-type="float">
            <text:p>26.4546</text:p>
          </table:table-cell>
          <table:table-cell table:number-columns-repeated="3"/>
          <table:table-cell table:formula="of:=[.I24]/[.D24]" office:value-type="float" office:value="1.54645694888602" calcext:value-type="float">
            <text:p>1.546456948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35.7493" calcext:value-type="float">
            <text:p>35.7493</text:p>
          </table:table-cell>
          <table:table-cell table:number-columns-repeated="3"/>
          <table:table-cell table:formula="of:=[.I25]/[.D25]" office:value-type="float" office:value="1.14438324666497" calcext:value-type="float">
            <text:p>1.1443832467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5.8995" calcext:value-type="float">
            <text:p>25.8995</text:p>
          </table:table-cell>
          <table:table-cell table:number-columns-repeated="3"/>
          <table:table-cell table:formula="of:=[.I26]/[.D26]" office:value-type="float" office:value="1.57960192281704" calcext:value-type="float">
            <text:p>1.579601922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35.4385" calcext:value-type="float">
            <text:p>35.4385</text:p>
          </table:table-cell>
          <table:table-cell table:number-columns-repeated="3"/>
          <table:table-cell table:formula="of:=[.I27]/[.D27]" office:value-type="float" office:value="1.15441962837028" calcext:value-type="float">
            <text:p>1.1544196284</text:p>
          </table:table-cell>
          <table:table-cell office:value-type="float" office:value="40.9109" calcext:value-type="float">
            <text:p>40.9109</text:p>
          </table:table-cell>
        </table:table-row>
      </table:table>
      <table:table table:name="MixedResponseTime(SGD,SCD,LRMF)" table:style-name="ta1">
        <table:shapes>
          <draw:frame draw:z-index="0" draw:style-name="gr1" draw:text-style-name="P1" svg:width="894.78pt" svg:height="237.71pt" svg:x="2984.34pt" svg:y="45.72pt">
            <loext:p draw:notify-on-update-of-ranges="'MixedResponseTime(SGD,SCD,LRMF)'.AD4:'MixedResponseTime(SGD,SCD,LRMF)'.AD39 'MixedResponseTime(SGD,SCD,LRMF)'.AE2:'MixedResponseTime(SGD,SCD,LRMF)'.AE2 'MixedResponseTime(SGD,SCD,LRMF)'.AE4:'MixedResponseTime(SGD,SCD,LRMF)'.AE39 'MixedResponseTime(SGD,SCD,LRMF)'.AF2:'MixedResponseTime(SGD,SCD,LRMF)'.AF2 'MixedResponseTime(SGD,SCD,LRMF)'.AF4:'MixedResponseTime(SGD,SCD,LRMF)'.AF39 'MixedResponseTime(SGD,SCD,LRMF)'.AG2:'MixedResponseTime(SGD,SCD,LRMF)'.AG2 'MixedResponseTime(SGD,SCD,LRMF)'.AG4:'MixedResponseTime(SGD,SCD,LRMF)'.AG39 'MixedResponseTime(SGD,SCD,LRMF)'.AH2:'MixedResponseTime(SGD,SCD,LRMF)'.AH2 'MixedResponseTime(SGD,SCD,LRMF)'.AH4:'MixedResponseTime(SGD,SCD,LRMF)'.AH39 'MixedResponseTime(SGD,SCD,LRMF)'.AI2:'MixedResponseTime(SGD,SCD,LRMF)'.AI2 'MixedResponseTime(SGD,SCD,LRMF)'.AI4:'MixedResponseTime(SGD,SCD,LRMF)'.AI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3" table:number-columns-repeated="2" table:default-cell-style-name="Default"/>
        <table:table-column table:style-name="co13" table:number-columns-repeated="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/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Platform: VCU1525</text:p>
          </table:table-cell>
          <table:table-cell table:number-columns-repeated="6"/>
          <table:table-cell office:value-type="string" calcext:value-type="string">
            <text:p>FC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2457" calcext:value-type="float">
            <text:p>1.02457</text:p>
          </table:table-cell>
          <table:table-cell table:formula="of:=[.I2]*[.K2]/[.L2]" office:value-type="float" office:value="10.4799264471925" calcext:value-type="float">
            <text:p>10.4799264472</text:p>
          </table:table-cell>
          <table:table-cell table:number-columns-repeated="2"/>
          <table:table-cell office:value-type="string" calcext:value-type="string">
            <text:p>50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_Lasso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20543" calcext:value-type="float">
            <text:p>0.620543</text:p>
          </table:table-cell>
          <table:table-cell table:formula="of:=[.I3]*[.K3]/[.L3]" office:value-type="float" office:value="8.6516311037269" calcext:value-type="float">
            <text:p>8.6516311037</text:p>
          </table:table-cell>
          <table:table-cell table:number-columns-repeated="5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table:number-columns-repeated="5" office:value-type="string" calcext:value-type="string">
            <text:p>response time (s)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X4:.X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Y4:.Y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Z4:.Z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A4:.AA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B4:.AB53];[.AD3:.AD5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YN_Lasso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179" calcext:value-type="float">
            <text:p>1.44179</text:p>
          </table:table-cell>
          <table:table-cell table:formula="of:=[.I4]*[.K4]/[.L4]" office:value-type="float" office:value="11.1709245867984" calcext:value-type="float">
            <text:p>11.17092458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6215" calcext:value-type="float">
            <text:p>0.596215</text:p>
          </table:table-cell>
          <table:table-cell table:number-columns-repeated="4"/>
          <table:table-cell table:formula="of:=IF([.Q4]=0;[.S4];-1)" office:value-type="float" office:value="-1" calcext:value-type="float">
            <text:p>-1</text:p>
          </table:table-cell>
          <table:table-cell table:formula="of:=IF([.Q4]=1;[.S4];-1)" office:value-type="float" office:value="0.596215" calcext:value-type="float">
            <text:p>0.596215</text:p>
          </table:table-cell>
          <table:table-cell table:formula="of:=IF([.Q4]=2;[.S4];-1)" office:value-type="float" office:value="-1" calcext:value-type="float">
            <text:p>-1</text:p>
          </table:table-cell>
          <table:table-cell table:formula="of:=IF([.Q4]=3;[.S4];-1)" office:value-type="float" office:value="-1" calcext:value-type="float">
            <text:p>-1</text:p>
          </table:table-cell>
          <table:table-cell table:formula="of:=IF([.Q4]=4;[.S4];-1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4659" calcext:value-type="float">
            <text:p>1.44659</text:p>
          </table:table-cell>
          <table:table-cell table:number-columns-repeated="4"/>
          <table:table-cell table:formula="of:=IF([.Q5]=0;[.S5];-1)" office:value-type="float" office:value="-1" calcext:value-type="float">
            <text:p>-1</text:p>
          </table:table-cell>
          <table:table-cell table:formula="of:=IF([.Q5]=1;[.S5];-1)" office:value-type="float" office:value="-1" calcext:value-type="float">
            <text:p>-1</text:p>
          </table:table-cell>
          <table:table-cell table:formula="of:=IF([.Q5]=2;[.S5];-1)" office:value-type="float" office:value="1.44659" calcext:value-type="float">
            <text:p>1.44659</text:p>
          </table:table-cell>
          <table:table-cell table:formula="of:=IF([.Q5]=3;[.S5];-1)" office:value-type="float" office:value="-1" calcext:value-type="float">
            <text:p>-1</text:p>
          </table:table-cell>
          <table:table-cell table:formula="of:=IF([.Q5]=4;[.S5];-1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Movies</text:p>
          </table:table-cell>
          <table:table-cell office:value-type="string" calcext:value-type="string">
            <text:p>numUser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ntries</text:p>
          </table:table-cell>
          <table:table-cell office:value-type="string" calcext:value-type="string">
            <text:p>tileSize</text:p>
          </table:table-cell>
          <table:table-cell office:value-type="string" calcext:value-type="string">
            <text:p>totalSize (GB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6275" calcext:value-type="float">
            <text:p>5.46275</text:p>
          </table:table-cell>
          <table:table-cell table:number-columns-repeated="4"/>
          <table:table-cell table:formula="of:=IF([.Q6]=0;[.S6];-1)" office:value-type="float" office:value="-1" calcext:value-type="float">
            <text:p>-1</text:p>
          </table:table-cell>
          <table:table-cell table:formula="of:=IF([.Q6]=1;[.S6];-1)" office:value-type="float" office:value="-1" calcext:value-type="float">
            <text:p>-1</text:p>
          </table:table-cell>
          <table:table-cell table:formula="of:=IF([.Q6]=2;[.S6];-1)" office:value-type="float" office:value="-1" calcext:value-type="float">
            <text:p>-1</text:p>
          </table:table-cell>
          <table:table-cell table:formula="of:=IF([.Q6]=3;[.S6];-1)" office:value-type="float" office:value="-1" calcext:value-type="float">
            <text:p>-1</text:p>
          </table:table-cell>
          <table:table-cell table:formula="of:=IF([.Q6]=4;[.S6];-1)" office:value-type="float" office:value="5.46275" calcext:value-type="float">
            <text:p>5.462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1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4018770" calcext:value-type="float">
            <text:p>54018770</text:p>
          </table:table-cell>
          <table:table-cell office:value-type="float" office:value="256" calcext:value-type="float">
            <text:p>256</text:p>
          </table:table-cell>
          <table:table-cell table:formula="of:=(([.D7]+[.E7])*[.F7]*4+[.G7]*3*4)/1000000000" office:value-type="float" office:value="0.715858392" calcext:value-type="float">
            <text:p>0.7158583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9218" calcext:value-type="float">
            <text:p>3.09218</text:p>
          </table:table-cell>
          <table:table-cell table:formula="of:=[.I7]*[.K7]/[.L7]" office:value-type="float" office:value="0.926024218512506" calcext:value-type="float">
            <text:p>0.92602421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287" calcext:value-type="float">
            <text:p>1.61287</text:p>
          </table:table-cell>
          <table:table-cell table:number-columns-repeated="4"/>
          <table:table-cell table:formula="of:=IF([.Q7]=0;[.S7];-1)" office:value-type="float" office:value="1.61287" calcext:value-type="float">
            <text:p>1.61287</text:p>
          </table:table-cell>
          <table:table-cell table:formula="of:=IF([.Q7]=1;[.S7];-1)" office:value-type="float" office:value="-1" calcext:value-type="float">
            <text:p>-1</text:p>
          </table:table-cell>
          <table:table-cell table:formula="of:=IF([.Q7]=2;[.S7];-1)" office:value-type="float" office:value="-1" calcext:value-type="float">
            <text:p>-1</text:p>
          </table:table-cell>
          <table:table-cell table:formula="of:=IF([.Q7]=3;[.S7];-1)" office:value-type="float" office:value="-1" calcext:value-type="float">
            <text:p>-1</text:p>
          </table:table-cell>
          <table:table-cell table:formula="of:=IF([.Q7]=4;[.S7];-1)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2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108244923" calcext:value-type="float">
            <text:p>108244923</text:p>
          </table:table-cell>
          <table:table-cell office:value-type="float" office:value="256" calcext:value-type="float">
            <text:p>256</text:p>
          </table:table-cell>
          <table:table-cell table:formula="of:=(([.D8]+[.E8])*[.F8]*4+[.G8]*3*4)/1000000000" office:value-type="float" office:value="1.366572228" calcext:value-type="float">
            <text:p>1.366572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7361" calcext:value-type="float">
            <text:p>5.47361</text:p>
          </table:table-cell>
          <table:table-cell table:formula="of:=[.I8]*[.K8]/[.L8]" office:value-type="float" office:value="0.998662475404715" calcext:value-type="float">
            <text:p>0.99866247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281" calcext:value-type="float">
            <text:p>2.46281</text:p>
          </table:table-cell>
          <table:table-cell table:number-columns-repeated="4"/>
          <table:table-cell table:formula="of:=IF([.Q8]=0;[.S8];-1)" office:value-type="float" office:value="2.46281" calcext:value-type="float">
            <text:p>2.46281</text:p>
          </table:table-cell>
          <table:table-cell table:formula="of:=IF([.Q8]=1;[.S8];-1)" office:value-type="float" office:value="-1" calcext:value-type="float">
            <text:p>-1</text:p>
          </table:table-cell>
          <table:table-cell table:formula="of:=IF([.Q8]=2;[.S8];-1)" office:value-type="float" office:value="-1" calcext:value-type="float">
            <text:p>-1</text:p>
          </table:table-cell>
          <table:table-cell table:formula="of:=IF([.Q8]=3;[.S8];-1)" office:value-type="float" office:value="-1" calcext:value-type="float">
            <text:p>-1</text:p>
          </table:table-cell>
          <table:table-cell table:formula="of:=IF([.Q8]=4;[.S8];-1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55048" calcext:value-type="float">
            <text:p>5.55048</text:p>
          </table:table-cell>
          <table:table-cell table:number-columns-repeated="4"/>
          <table:table-cell table:formula="of:=IF([.Q9]=0;[.S9];-1)" office:value-type="float" office:value="-1" calcext:value-type="float">
            <text:p>-1</text:p>
          </table:table-cell>
          <table:table-cell table:formula="of:=IF([.Q9]=1;[.S9];-1)" office:value-type="float" office:value="-1" calcext:value-type="float">
            <text:p>-1</text:p>
          </table:table-cell>
          <table:table-cell table:formula="of:=IF([.Q9]=2;[.S9];-1)" office:value-type="float" office:value="-1" calcext:value-type="float">
            <text:p>-1</text:p>
          </table:table-cell>
          <table:table-cell table:formula="of:=IF([.Q9]=3;[.S9];-1)" office:value-type="float" office:value="5.55048" calcext:value-type="float">
            <text:p>5.55048</text:p>
          </table:table-cell>
          <table:table-cell table:formula="of:=IF([.Q9]=4;[.S9];-1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7504" calcext:value-type="float">
            <text:p>5.47504</text:p>
          </table:table-cell>
          <table:table-cell table:number-columns-repeated="4"/>
          <table:table-cell table:formula="of:=IF([.Q10]=0;[.S10];-1)" office:value-type="float" office:value="-1" calcext:value-type="float">
            <text:p>-1</text:p>
          </table:table-cell>
          <table:table-cell table:formula="of:=IF([.Q10]=1;[.S10];-1)" office:value-type="float" office:value="-1" calcext:value-type="float">
            <text:p>-1</text:p>
          </table:table-cell>
          <table:table-cell table:formula="of:=IF([.Q10]=2;[.S10];-1)" office:value-type="float" office:value="-1" calcext:value-type="float">
            <text:p>-1</text:p>
          </table:table-cell>
          <table:table-cell table:formula="of:=IF([.Q10]=3;[.S10];-1)" office:value-type="float" office:value="-1" calcext:value-type="float">
            <text:p>-1</text:p>
          </table:table-cell>
          <table:table-cell table:formula="of:=IF([.Q10]=4;[.S10];-1)" office:value-type="float" office:value="5.47504" calcext:value-type="float">
            <text:p>5.475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758" calcext:value-type="float">
            <text:p>2.20758</text:p>
          </table:table-cell>
          <table:table-cell table:number-columns-repeated="4"/>
          <table:table-cell table:formula="of:=IF([.Q11]=0;[.S11];-1)" office:value-type="float" office:value="-1" calcext:value-type="float">
            <text:p>-1</text:p>
          </table:table-cell>
          <table:table-cell table:formula="of:=IF([.Q11]=1;[.S11];-1)" office:value-type="float" office:value="2.20758" calcext:value-type="float">
            <text:p>2.20758</text:p>
          </table:table-cell>
          <table:table-cell table:formula="of:=IF([.Q11]=2;[.S11];-1)" office:value-type="float" office:value="-1" calcext:value-type="float">
            <text:p>-1</text:p>
          </table:table-cell>
          <table:table-cell table:formula="of:=IF([.Q11]=3;[.S11];-1)" office:value-type="float" office:value="-1" calcext:value-type="float">
            <text:p>-1</text:p>
          </table:table-cell>
          <table:table-cell table:formula="of:=IF([.Q11]=4;[.S11];-1)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3" calcext:value-type="float">
            <text:p>3</text:p>
          </table:table-cell>
          <table:table-cell office:value-type="float" office:value="8.63811" calcext:value-type="float">
            <text:p>8.63811</text:p>
          </table:table-cell>
          <table:table-cell table:number-columns-repeated="4"/>
          <table:table-cell table:formula="of:=IF([.Q12]=0;[.S12];-1)" office:value-type="float" office:value="-1" calcext:value-type="float">
            <text:p>-1</text:p>
          </table:table-cell>
          <table:table-cell table:formula="of:=IF([.Q12]=1;[.S12];-1)" office:value-type="float" office:value="-1" calcext:value-type="float">
            <text:p>-1</text:p>
          </table:table-cell>
          <table:table-cell table:formula="of:=IF([.Q12]=2;[.S12];-1)" office:value-type="float" office:value="-1" calcext:value-type="float">
            <text:p>-1</text:p>
          </table:table-cell>
          <table:table-cell table:formula="of:=IF([.Q12]=3;[.S12];-1)" office:value-type="float" office:value="8.63811" calcext:value-type="float">
            <text:p>8.63811</text:p>
          </table:table-cell>
          <table:table-cell table:formula="of:=IF([.Q12]=4;[.S12];-1)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9487" calcext:value-type="float">
            <text:p>10.9487</text:p>
          </table:table-cell>
          <table:table-cell table:number-columns-repeated="4"/>
          <table:table-cell table:formula="of:=IF([.Q13]=0;[.S13];-1)" office:value-type="float" office:value="-1" calcext:value-type="float">
            <text:p>-1</text:p>
          </table:table-cell>
          <table:table-cell table:formula="of:=IF([.Q13]=1;[.S13];-1)" office:value-type="float" office:value="-1" calcext:value-type="float">
            <text:p>-1</text:p>
          </table:table-cell>
          <table:table-cell table:formula="of:=IF([.Q13]=2;[.S13];-1)" office:value-type="float" office:value="-1" calcext:value-type="float">
            <text:p>-1</text:p>
          </table:table-cell>
          <table:table-cell table:formula="of:=IF([.Q13]=3;[.S13];-1)" office:value-type="float" office:value="-1" calcext:value-type="float">
            <text:p>-1</text:p>
          </table:table-cell>
          <table:table-cell table:formula="of:=IF([.Q13]=4;[.S13];-1)" office:value-type="float" office:value="10.9487" calcext:value-type="float">
            <text:p>10.94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8285" calcext:value-type="float">
            <text:p>6.48285</text:p>
          </table:table-cell>
          <table:table-cell table:number-columns-repeated="4"/>
          <table:table-cell table:formula="of:=IF([.Q14]=0;[.S14];-1)" office:value-type="float" office:value="6.48285" calcext:value-type="float">
            <text:p>6.48285</text:p>
          </table:table-cell>
          <table:table-cell table:formula="of:=IF([.Q14]=1;[.S14];-1)" office:value-type="float" office:value="-1" calcext:value-type="float">
            <text:p>-1</text:p>
          </table:table-cell>
          <table:table-cell table:formula="of:=IF([.Q14]=2;[.S14];-1)" office:value-type="float" office:value="-1" calcext:value-type="float">
            <text:p>-1</text:p>
          </table:table-cell>
          <table:table-cell table:formula="of:=IF([.Q14]=3;[.S14];-1)" office:value-type="float" office:value="-1" calcext:value-type="float">
            <text:p>-1</text:p>
          </table:table-cell>
          <table:table-cell table:formula="of:=IF([.Q14]=4;[.S14];-1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office:value-type="float" office:value="7.9932" calcext:value-type="float">
            <text:p>7.9932</text:p>
          </table:table-cell>
          <table:table-cell table:number-columns-repeated="4"/>
          <table:table-cell table:formula="of:=IF([.Q15]=0;[.S15];-1)" office:value-type="float" office:value="-1" calcext:value-type="float">
            <text:p>-1</text:p>
          </table:table-cell>
          <table:table-cell table:formula="of:=IF([.Q15]=1;[.S15];-1)" office:value-type="float" office:value="-1" calcext:value-type="float">
            <text:p>-1</text:p>
          </table:table-cell>
          <table:table-cell table:formula="of:=IF([.Q15]=2;[.S15];-1)" office:value-type="float" office:value="7.9932" calcext:value-type="float">
            <text:p>7.9932</text:p>
          </table:table-cell>
          <table:table-cell table:formula="of:=IF([.Q15]=3;[.S15];-1)" office:value-type="float" office:value="-1" calcext:value-type="float">
            <text:p>-1</text:p>
          </table:table-cell>
          <table:table-cell table:formula="of:=IF([.Q15]=4;[.S15];-1)"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7406" calcext:value-type="float">
            <text:p>11.7406</text:p>
          </table:table-cell>
          <table:table-cell table:number-columns-repeated="4"/>
          <table:table-cell table:formula="of:=IF([.Q16]=0;[.S16];-1)" office:value-type="float" office:value="-1" calcext:value-type="float">
            <text:p>-1</text:p>
          </table:table-cell>
          <table:table-cell table:formula="of:=IF([.Q16]=1;[.S16];-1)" office:value-type="float" office:value="-1" calcext:value-type="float">
            <text:p>-1</text:p>
          </table:table-cell>
          <table:table-cell table:formula="of:=IF([.Q16]=2;[.S16];-1)" office:value-type="float" office:value="-1" calcext:value-type="float">
            <text:p>-1</text:p>
          </table:table-cell>
          <table:table-cell table:formula="of:=IF([.Q16]=3;[.S16];-1)" office:value-type="float" office:value="11.7406" calcext:value-type="float">
            <text:p>11.7406</text:p>
          </table:table-cell>
          <table:table-cell table:formula="of:=IF([.Q16]=4;[.S16];-1)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4545" calcext:value-type="float">
            <text:p>13.4545</text:p>
          </table:table-cell>
          <table:table-cell table:number-columns-repeated="4"/>
          <table:table-cell table:formula="of:=IF([.Q17]=0;[.S17];-1)" office:value-type="float" office:value="-1" calcext:value-type="float">
            <text:p>-1</text:p>
          </table:table-cell>
          <table:table-cell table:formula="of:=IF([.Q17]=1;[.S17];-1)" office:value-type="float" office:value="-1" calcext:value-type="float">
            <text:p>-1</text:p>
          </table:table-cell>
          <table:table-cell table:formula="of:=IF([.Q17]=2;[.S17];-1)" office:value-type="float" office:value="-1" calcext:value-type="float">
            <text:p>-1</text:p>
          </table:table-cell>
          <table:table-cell table:formula="of:=IF([.Q17]=3;[.S17];-1)" office:value-type="float" office:value="-1" calcext:value-type="float">
            <text:p>-1</text:p>
          </table:table-cell>
          <table:table-cell table:formula="of:=IF([.Q17]=4;[.S17];-1)" office:value-type="float" office:value="13.4545" calcext:value-type="float">
            <text:p>13.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431" calcext:value-type="float">
            <text:p>11.5431</text:p>
          </table:table-cell>
          <table:table-cell table:number-columns-repeated="4"/>
          <table:table-cell table:formula="of:=IF([.Q18]=0;[.S18];-1)" office:value-type="float" office:value="-1" calcext:value-type="float">
            <text:p>-1</text:p>
          </table:table-cell>
          <table:table-cell table:formula="of:=IF([.Q18]=1;[.S18];-1)" office:value-type="float" office:value="11.5431" calcext:value-type="float">
            <text:p>11.5431</text:p>
          </table:table-cell>
          <table:table-cell table:formula="of:=IF([.Q18]=2;[.S18];-1)" office:value-type="float" office:value="-1" calcext:value-type="float">
            <text:p>-1</text:p>
          </table:table-cell>
          <table:table-cell table:formula="of:=IF([.Q18]=3;[.S18];-1)" office:value-type="float" office:value="-1" calcext:value-type="float">
            <text:p>-1</text:p>
          </table:table-cell>
          <table:table-cell table:formula="of:=IF([.Q18]=4;[.S18];-1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5116" calcext:value-type="float">
            <text:p>3.65116</text:p>
          </table:table-cell>
          <table:table-cell table:number-columns-repeated="4"/>
          <table:table-cell table:formula="of:=IF([.Q19]=0;[.S19];-1)" office:value-type="float" office:value="-1" calcext:value-type="float">
            <text:p>-1</text:p>
          </table:table-cell>
          <table:table-cell table:formula="of:=IF([.Q19]=1;[.S19];-1)" office:value-type="float" office:value="-1" calcext:value-type="float">
            <text:p>-1</text:p>
          </table:table-cell>
          <table:table-cell table:formula="of:=IF([.Q19]=2;[.S19];-1)" office:value-type="float" office:value="3.65116" calcext:value-type="float">
            <text:p>3.65116</text:p>
          </table:table-cell>
          <table:table-cell table:formula="of:=IF([.Q19]=3;[.S19];-1)" office:value-type="float" office:value="-1" calcext:value-type="float">
            <text:p>-1</text:p>
          </table:table-cell>
          <table:table-cell table:formula="of:=IF([.Q19]=4;[.S19];-1)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4009" calcext:value-type="float">
            <text:p>6.74009</text:p>
          </table:table-cell>
          <table:table-cell table:number-columns-repeated="4"/>
          <table:table-cell table:formula="of:=IF([.Q20]=0;[.S20];-1)" office:value-type="float" office:value="-1" calcext:value-type="float">
            <text:p>-1</text:p>
          </table:table-cell>
          <table:table-cell table:formula="of:=IF([.Q20]=1;[.S20];-1)" office:value-type="float" office:value="-1" calcext:value-type="float">
            <text:p>-1</text:p>
          </table:table-cell>
          <table:table-cell table:formula="of:=IF([.Q20]=2;[.S20];-1)" office:value-type="float" office:value="-1" calcext:value-type="float">
            <text:p>-1</text:p>
          </table:table-cell>
          <table:table-cell table:formula="of:=IF([.Q20]=3;[.S20];-1)" office:value-type="float" office:value="6.74009" calcext:value-type="float">
            <text:p>6.74009</text:p>
          </table:table-cell>
          <table:table-cell table:formula="of:=IF([.Q20]=4;[.S20];-1)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0073" calcext:value-type="float">
            <text:p>17.0073</text:p>
          </table:table-cell>
          <table:table-cell table:number-columns-repeated="4"/>
          <table:table-cell table:formula="of:=IF([.Q21]=0;[.S21];-1)" office:value-type="float" office:value="-1" calcext:value-type="float">
            <text:p>-1</text:p>
          </table:table-cell>
          <table:table-cell table:formula="of:=IF([.Q21]=1;[.S21];-1)" office:value-type="float" office:value="-1" calcext:value-type="float">
            <text:p>-1</text:p>
          </table:table-cell>
          <table:table-cell table:formula="of:=IF([.Q21]=2;[.S21];-1)" office:value-type="float" office:value="-1" calcext:value-type="float">
            <text:p>-1</text:p>
          </table:table-cell>
          <table:table-cell table:formula="of:=IF([.Q21]=3;[.S21];-1)" office:value-type="float" office:value="-1" calcext:value-type="float">
            <text:p>-1</text:p>
          </table:table-cell>
          <table:table-cell table:formula="of:=IF([.Q21]=4;[.S21];-1)" office:value-type="float" office:value="17.0073" calcext:value-type="float">
            <text:p>17.00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8304" calcext:value-type="float">
            <text:p>14.8304</text:p>
          </table:table-cell>
          <table:table-cell table:number-columns-repeated="4"/>
          <table:table-cell table:formula="of:=IF([.Q22]=0;[.S22];-1)" office:value-type="float" office:value="-1" calcext:value-type="float">
            <text:p>-1</text:p>
          </table:table-cell>
          <table:table-cell table:formula="of:=IF([.Q22]=1;[.S22];-1)" office:value-type="float" office:value="-1" calcext:value-type="float">
            <text:p>-1</text:p>
          </table:table-cell>
          <table:table-cell table:formula="of:=IF([.Q22]=2;[.S22];-1)" office:value-type="float" office:value="-1" calcext:value-type="float">
            <text:p>-1</text:p>
          </table:table-cell>
          <table:table-cell table:formula="of:=IF([.Q22]=3;[.S22];-1)" office:value-type="float" office:value="14.8304" calcext:value-type="float">
            <text:p>14.8304</text:p>
          </table:table-cell>
          <table:table-cell table:formula="of:=IF([.Q22]=4;[.S22];-1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0264" calcext:value-type="float">
            <text:p>18.0264</text:p>
          </table:table-cell>
          <table:table-cell table:number-columns-repeated="4"/>
          <table:table-cell table:formula="of:=IF([.Q23]=0;[.S23];-1)" office:value-type="float" office:value="18.0264" calcext:value-type="float">
            <text:p>18.0264</text:p>
          </table:table-cell>
          <table:table-cell table:formula="of:=IF([.Q23]=1;[.S23];-1)" office:value-type="float" office:value="-1" calcext:value-type="float">
            <text:p>-1</text:p>
          </table:table-cell>
          <table:table-cell table:formula="of:=IF([.Q23]=2;[.S23];-1)" office:value-type="float" office:value="-1" calcext:value-type="float">
            <text:p>-1</text:p>
          </table:table-cell>
          <table:table-cell table:formula="of:=IF([.Q23]=3;[.S23];-1)" office:value-type="float" office:value="-1" calcext:value-type="float">
            <text:p>-1</text:p>
          </table:table-cell>
          <table:table-cell table:formula="of:=IF([.Q23]=4;[.S23];-1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748" calcext:value-type="float">
            <text:p>14.0748</text:p>
          </table:table-cell>
          <table:table-cell table:number-columns-repeated="4"/>
          <table:table-cell table:formula="of:=IF([.Q24]=0;[.S24];-1)" office:value-type="float" office:value="-1" calcext:value-type="float">
            <text:p>-1</text:p>
          </table:table-cell>
          <table:table-cell table:formula="of:=IF([.Q24]=1;[.S24];-1)" office:value-type="float" office:value="14.0748" calcext:value-type="float">
            <text:p>14.0748</text:p>
          </table:table-cell>
          <table:table-cell table:formula="of:=IF([.Q24]=2;[.S24];-1)" office:value-type="float" office:value="-1" calcext:value-type="float">
            <text:p>-1</text:p>
          </table:table-cell>
          <table:table-cell table:formula="of:=IF([.Q24]=3;[.S24];-1)" office:value-type="float" office:value="-1" calcext:value-type="float">
            <text:p>-1</text:p>
          </table:table-cell>
          <table:table-cell table:formula="of:=IF([.Q24]=4;[.S24];-1)" office:value-type="float" office:value="-1" calcext:value-type="float">
            <text:p>-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2721" calcext:value-type="float">
            <text:p>16.2721</text:p>
          </table:table-cell>
          <table:table-cell table:number-columns-repeated="4"/>
          <table:table-cell table:formula="of:=IF([.Q25]=0;[.S25];-1)" office:value-type="float" office:value="-1" calcext:value-type="float">
            <text:p>-1</text:p>
          </table:table-cell>
          <table:table-cell table:formula="of:=IF([.Q25]=1;[.S25];-1)" office:value-type="float" office:value="-1" calcext:value-type="float">
            <text:p>-1</text:p>
          </table:table-cell>
          <table:table-cell table:formula="of:=IF([.Q25]=2;[.S25];-1)" office:value-type="float" office:value="16.2721" calcext:value-type="float">
            <text:p>16.2721</text:p>
          </table:table-cell>
          <table:table-cell table:formula="of:=IF([.Q25]=3;[.S25];-1)" office:value-type="float" office:value="-1" calcext:value-type="float">
            <text:p>-1</text:p>
          </table:table-cell>
          <table:table-cell table:formula="of:=IF([.Q25]=4;[.S25];-1)"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.0926" calcext:value-type="float">
            <text:p>15.0926</text:p>
          </table:table-cell>
          <table:table-cell table:number-columns-repeated="4"/>
          <table:table-cell table:formula="of:=IF([.Q26]=0;[.S26];-1)" office:value-type="float" office:value="15.0926" calcext:value-type="float">
            <text:p>15.0926</text:p>
          </table:table-cell>
          <table:table-cell table:formula="of:=IF([.Q26]=1;[.S26];-1)" office:value-type="float" office:value="-1" calcext:value-type="float">
            <text:p>-1</text:p>
          </table:table-cell>
          <table:table-cell table:formula="of:=IF([.Q26]=2;[.S26];-1)" office:value-type="float" office:value="-1" calcext:value-type="float">
            <text:p>-1</text:p>
          </table:table-cell>
          <table:table-cell table:formula="of:=IF([.Q26]=3;[.S26];-1)" office:value-type="float" office:value="-1" calcext:value-type="float">
            <text:p>-1</text:p>
          </table:table-cell>
          <table:table-cell table:formula="of:=IF([.Q26]=4;[.S26];-1)" office:value-type="float" office:value="-1" calcext:value-type="float">
            <text:p>-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6317" calcext:value-type="float">
            <text:p>18.6317</text:p>
          </table:table-cell>
          <table:table-cell table:number-columns-repeated="4"/>
          <table:table-cell table:formula="of:=IF([.Q27]=0;[.S27];-1)" office:value-type="float" office:value="-1" calcext:value-type="float">
            <text:p>-1</text:p>
          </table:table-cell>
          <table:table-cell table:formula="of:=IF([.Q27]=1;[.S27];-1)" office:value-type="float" office:value="18.6317" calcext:value-type="float">
            <text:p>18.6317</text:p>
          </table:table-cell>
          <table:table-cell table:formula="of:=IF([.Q27]=2;[.S27];-1)" office:value-type="float" office:value="-1" calcext:value-type="float">
            <text:p>-1</text:p>
          </table:table-cell>
          <table:table-cell table:formula="of:=IF([.Q27]=3;[.S27];-1)" office:value-type="float" office:value="-1" calcext:value-type="float">
            <text:p>-1</text:p>
          </table:table-cell>
          <table:table-cell table:formula="of:=IF([.Q27]=4;[.S27];-1)" office:value-type="float" office:value="-1" calcext:value-type="float">
            <text:p>-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3646" calcext:value-type="float">
            <text:p>19.3646</text:p>
          </table:table-cell>
          <table:table-cell table:number-columns-repeated="4"/>
          <table:table-cell table:formula="of:=IF([.Q28]=0;[.S28];-1)" office:value-type="float" office:value="-1" calcext:value-type="float">
            <text:p>-1</text:p>
          </table:table-cell>
          <table:table-cell table:formula="of:=IF([.Q28]=1;[.S28];-1)" office:value-type="float" office:value="-1" calcext:value-type="float">
            <text:p>-1</text:p>
          </table:table-cell>
          <table:table-cell table:formula="of:=IF([.Q28]=2;[.S28];-1)" office:value-type="float" office:value="-1" calcext:value-type="float">
            <text:p>-1</text:p>
          </table:table-cell>
          <table:table-cell table:formula="of:=IF([.Q28]=3;[.S28];-1)" office:value-type="float" office:value="19.3646" calcext:value-type="float">
            <text:p>19.3646</text:p>
          </table:table-cell>
          <table:table-cell table:formula="of:=IF([.Q28]=4;[.S28];-1)" office:value-type="float" office:value="-1" calcext:value-type="float">
            <text:p>-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6031" calcext:value-type="float">
            <text:p>16.6031</text:p>
          </table:table-cell>
          <table:table-cell table:number-columns-repeated="4"/>
          <table:table-cell table:formula="of:=IF([.Q29]=0;[.S29];-1)" office:value-type="float" office:value="-1" calcext:value-type="float">
            <text:p>-1</text:p>
          </table:table-cell>
          <table:table-cell table:formula="of:=IF([.Q29]=1;[.S29];-1)" office:value-type="float" office:value="-1" calcext:value-type="float">
            <text:p>-1</text:p>
          </table:table-cell>
          <table:table-cell table:formula="of:=IF([.Q29]=2;[.S29];-1)" office:value-type="float" office:value="16.6031" calcext:value-type="float">
            <text:p>16.6031</text:p>
          </table:table-cell>
          <table:table-cell table:formula="of:=IF([.Q29]=3;[.S29];-1)" office:value-type="float" office:value="-1" calcext:value-type="float">
            <text:p>-1</text:p>
          </table:table-cell>
          <table:table-cell table:formula="of:=IF([.Q29]=4;[.S29];-1)" office:value-type="float" office:value="-1" calcext:value-type="float">
            <text:p>-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.2282" calcext:value-type="float">
            <text:p>17.2282</text:p>
          </table:table-cell>
          <table:table-cell table:number-columns-repeated="4"/>
          <table:table-cell table:formula="of:=IF([.Q30]=0;[.S30];-1)" office:value-type="float" office:value="-1" calcext:value-type="float">
            <text:p>-1</text:p>
          </table:table-cell>
          <table:table-cell table:formula="of:=IF([.Q30]=1;[.S30];-1)" office:value-type="float" office:value="17.2282" calcext:value-type="float">
            <text:p>17.2282</text:p>
          </table:table-cell>
          <table:table-cell table:formula="of:=IF([.Q30]=2;[.S30];-1)" office:value-type="float" office:value="-1" calcext:value-type="float">
            <text:p>-1</text:p>
          </table:table-cell>
          <table:table-cell table:formula="of:=IF([.Q30]=3;[.S30];-1)" office:value-type="float" office:value="-1" calcext:value-type="float">
            <text:p>-1</text:p>
          </table:table-cell>
          <table:table-cell table:formula="of:=IF([.Q30]=4;[.S30];-1)" office:value-type="float" office:value="-1" calcext:value-type="float">
            <text:p>-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0757" calcext:value-type="float">
            <text:p>20.0757</text:p>
          </table:table-cell>
          <table:table-cell table:number-columns-repeated="4"/>
          <table:table-cell table:formula="of:=IF([.Q31]=0;[.S31];-1)" office:value-type="float" office:value="-1" calcext:value-type="float">
            <text:p>-1</text:p>
          </table:table-cell>
          <table:table-cell table:formula="of:=IF([.Q31]=1;[.S31];-1)" office:value-type="float" office:value="-1" calcext:value-type="float">
            <text:p>-1</text:p>
          </table:table-cell>
          <table:table-cell table:formula="of:=IF([.Q31]=2;[.S31];-1)" office:value-type="float" office:value="20.0757" calcext:value-type="float">
            <text:p>20.0757</text:p>
          </table:table-cell>
          <table:table-cell table:formula="of:=IF([.Q31]=3;[.S31];-1)" office:value-type="float" office:value="-1" calcext:value-type="float">
            <text:p>-1</text:p>
          </table:table-cell>
          <table:table-cell table:formula="of:=IF([.Q31]=4;[.S31];-1)" office:value-type="float" office:value="-1" calcext:value-type="float">
            <text:p>-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.7363" calcext:value-type="float">
            <text:p>18.7363</text:p>
          </table:table-cell>
          <table:table-cell table:number-columns-repeated="4"/>
          <table:table-cell table:formula="of:=IF([.Q32]=0;[.S32];-1)" office:value-type="float" office:value="-1" calcext:value-type="float">
            <text:p>-1</text:p>
          </table:table-cell>
          <table:table-cell table:formula="of:=IF([.Q32]=1;[.S32];-1)" office:value-type="float" office:value="-1" calcext:value-type="float">
            <text:p>-1</text:p>
          </table:table-cell>
          <table:table-cell table:formula="of:=IF([.Q32]=2;[.S32];-1)" office:value-type="float" office:value="18.7363" calcext:value-type="float">
            <text:p>18.7363</text:p>
          </table:table-cell>
          <table:table-cell table:formula="of:=IF([.Q32]=3;[.S32];-1)" office:value-type="float" office:value="-1" calcext:value-type="float">
            <text:p>-1</text:p>
          </table:table-cell>
          <table:table-cell table:formula="of:=IF([.Q32]=4;[.S32];-1)" office:value-type="float" office:value="-1" calcext:value-type="float">
            <text:p>-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82568" calcext:value-type="float">
            <text:p>9.82568</text:p>
          </table:table-cell>
          <table:table-cell table:number-columns-repeated="4"/>
          <table:table-cell table:formula="of:=IF([.Q33]=0;[.S33];-1)" office:value-type="float" office:value="-1" calcext:value-type="float">
            <text:p>-1</text:p>
          </table:table-cell>
          <table:table-cell table:formula="of:=IF([.Q33]=1;[.S33];-1)" office:value-type="float" office:value="-1" calcext:value-type="float">
            <text:p>-1</text:p>
          </table:table-cell>
          <table:table-cell table:formula="of:=IF([.Q33]=2;[.S33];-1)" office:value-type="float" office:value="-1" calcext:value-type="float">
            <text:p>-1</text:p>
          </table:table-cell>
          <table:table-cell table:formula="of:=IF([.Q33]=3;[.S33];-1)" office:value-type="float" office:value="9.82568" calcext:value-type="float">
            <text:p>9.82568</text:p>
          </table:table-cell>
          <table:table-cell table:formula="of:=IF([.Q33]=4;[.S33];-1)" office:value-type="float" office:value="-1" calcext:value-type="float">
            <text:p>-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0936" calcext:value-type="float">
            <text:p>21.0936</text:p>
          </table:table-cell>
          <table:table-cell table:number-columns-repeated="4"/>
          <table:table-cell table:formula="of:=IF([.Q34]=0;[.S34];-1)" office:value-type="float" office:value="21.0936" calcext:value-type="float">
            <text:p>21.0936</text:p>
          </table:table-cell>
          <table:table-cell table:formula="of:=IF([.Q34]=1;[.S34];-1)" office:value-type="float" office:value="-1" calcext:value-type="float">
            <text:p>-1</text:p>
          </table:table-cell>
          <table:table-cell table:formula="of:=IF([.Q34]=2;[.S34];-1)" office:value-type="float" office:value="-1" calcext:value-type="float">
            <text:p>-1</text:p>
          </table:table-cell>
          <table:table-cell table:formula="of:=IF([.Q34]=3;[.S34];-1)" office:value-type="float" office:value="-1" calcext:value-type="float">
            <text:p>-1</text:p>
          </table:table-cell>
          <table:table-cell table:formula="of:=IF([.Q34]=4;[.S34];-1)" office:value-type="float" office:value="-1" calcext:value-type="float">
            <text:p>-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8418" calcext:value-type="float">
            <text:p>10.8418</text:p>
          </table:table-cell>
          <table:table-cell table:number-columns-repeated="4"/>
          <table:table-cell table:formula="of:=IF([.Q35]=0;[.S35];-1)" office:value-type="float" office:value="10.8418" calcext:value-type="float">
            <text:p>10.8418</text:p>
          </table:table-cell>
          <table:table-cell table:formula="of:=IF([.Q35]=1;[.S35];-1)" office:value-type="float" office:value="-1" calcext:value-type="float">
            <text:p>-1</text:p>
          </table:table-cell>
          <table:table-cell table:formula="of:=IF([.Q35]=2;[.S35];-1)" office:value-type="float" office:value="-1" calcext:value-type="float">
            <text:p>-1</text:p>
          </table:table-cell>
          <table:table-cell table:formula="of:=IF([.Q35]=3;[.S35];-1)" office:value-type="float" office:value="-1" calcext:value-type="float">
            <text:p>-1</text:p>
          </table:table-cell>
          <table:table-cell table:formula="of:=IF([.Q35]=4;[.S35];-1)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.1995" calcext:value-type="float">
            <text:p>24.1995</text:p>
          </table:table-cell>
          <table:table-cell table:number-columns-repeated="4"/>
          <table:table-cell table:formula="of:=IF([.Q36]=0;[.S36];-1)" office:value-type="float" office:value="-1" calcext:value-type="float">
            <text:p>-1</text:p>
          </table:table-cell>
          <table:table-cell table:formula="of:=IF([.Q36]=1;[.S36];-1)" office:value-type="float" office:value="-1" calcext:value-type="float">
            <text:p>-1</text:p>
          </table:table-cell>
          <table:table-cell table:formula="of:=IF([.Q36]=2;[.S36];-1)" office:value-type="float" office:value="-1" calcext:value-type="float">
            <text:p>-1</text:p>
          </table:table-cell>
          <table:table-cell table:formula="of:=IF([.Q36]=3;[.S36];-1)" office:value-type="float" office:value="-1" calcext:value-type="float">
            <text:p>-1</text:p>
          </table:table-cell>
          <table:table-cell table:formula="of:=IF([.Q36]=4;[.S36];-1)" office:value-type="float" office:value="24.1995" calcext:value-type="float">
            <text:p>24.19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.3824" calcext:value-type="float">
            <text:p>20.3824</text:p>
          </table:table-cell>
          <table:table-cell table:number-columns-repeated="4"/>
          <table:table-cell table:formula="of:=IF([.Q37]=0;[.S37];-1)" office:value-type="float" office:value="20.3824" calcext:value-type="float">
            <text:p>20.3824</text:p>
          </table:table-cell>
          <table:table-cell table:formula="of:=IF([.Q37]=1;[.S37];-1)" office:value-type="float" office:value="-1" calcext:value-type="float">
            <text:p>-1</text:p>
          </table:table-cell>
          <table:table-cell table:formula="of:=IF([.Q37]=2;[.S37];-1)" office:value-type="float" office:value="-1" calcext:value-type="float">
            <text:p>-1</text:p>
          </table:table-cell>
          <table:table-cell table:formula="of:=IF([.Q37]=3;[.S37];-1)" office:value-type="float" office:value="-1" calcext:value-type="float">
            <text:p>-1</text:p>
          </table:table-cell>
          <table:table-cell table:formula="of:=IF([.Q37]=4;[.S37];-1)" office:value-type="float" office:value="-1" calcext:value-type="float">
            <text:p>-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.8262" calcext:value-type="float">
            <text:p>21.8262</text:p>
          </table:table-cell>
          <table:table-cell table:number-columns-repeated="4"/>
          <table:table-cell table:formula="of:=IF([.Q38]=0;[.S38];-1)" office:value-type="float" office:value="-1" calcext:value-type="float">
            <text:p>-1</text:p>
          </table:table-cell>
          <table:table-cell table:formula="of:=IF([.Q38]=1;[.S38];-1)" office:value-type="float" office:value="-1" calcext:value-type="float">
            <text:p>-1</text:p>
          </table:table-cell>
          <table:table-cell table:formula="of:=IF([.Q38]=2;[.S38];-1)" office:value-type="float" office:value="21.8262" calcext:value-type="float">
            <text:p>21.8262</text:p>
          </table:table-cell>
          <table:table-cell table:formula="of:=IF([.Q38]=3;[.S38];-1)" office:value-type="float" office:value="-1" calcext:value-type="float">
            <text:p>-1</text:p>
          </table:table-cell>
          <table:table-cell table:formula="of:=IF([.Q38]=4;[.S38];-1)" office:value-type="float" office:value="-1" calcext:value-type="float">
            <text:p>-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5568" calcext:value-type="float">
            <text:p>26.5568</text:p>
          </table:table-cell>
          <table:table-cell table:number-columns-repeated="4"/>
          <table:table-cell table:formula="of:=IF([.Q39]=0;[.S39];-1)" office:value-type="float" office:value="-1" calcext:value-type="float">
            <text:p>-1</text:p>
          </table:table-cell>
          <table:table-cell table:formula="of:=IF([.Q39]=1;[.S39];-1)" office:value-type="float" office:value="-1" calcext:value-type="float">
            <text:p>-1</text:p>
          </table:table-cell>
          <table:table-cell table:formula="of:=IF([.Q39]=2;[.S39];-1)" office:value-type="float" office:value="-1" calcext:value-type="float">
            <text:p>-1</text:p>
          </table:table-cell>
          <table:table-cell table:formula="of:=IF([.Q39]=3;[.S39];-1)" office:value-type="float" office:value="-1" calcext:value-type="float">
            <text:p>-1</text:p>
          </table:table-cell>
          <table:table-cell table:formula="of:=IF([.Q39]=4;[.S39];-1)" office:value-type="float" office:value="26.5568" calcext:value-type="float">
            <text:p>26.55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8573" calcext:value-type="float">
            <text:p>11.8573</text:p>
          </table:table-cell>
          <table:table-cell table:number-columns-repeated="4"/>
          <table:table-cell table:formula="of:=IF([.Q40]=0;[.S40];-1)" office:value-type="float" office:value="11.8573" calcext:value-type="float">
            <text:p>11.8573</text:p>
          </table:table-cell>
          <table:table-cell table:formula="of:=IF([.Q40]=1;[.S40];-1)" office:value-type="float" office:value="-1" calcext:value-type="float">
            <text:p>-1</text:p>
          </table:table-cell>
          <table:table-cell table:formula="of:=IF([.Q40]=2;[.S40];-1)" office:value-type="float" office:value="-1" calcext:value-type="float">
            <text:p>-1</text:p>
          </table:table-cell>
          <table:table-cell table:formula="of:=IF([.Q40]=3;[.S40];-1)" office:value-type="float" office:value="-1" calcext:value-type="float">
            <text:p>-1</text:p>
          </table:table-cell>
          <table:table-cell table:formula="of:=IF([.Q40]=4;[.S40];-1)" office:value-type="float" office:value="-1" calcext:value-type="float">
            <text:p>-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2983" calcext:value-type="float">
            <text:p>13.2983</text:p>
          </table:table-cell>
          <table:table-cell table:number-columns-repeated="4"/>
          <table:table-cell table:formula="of:=IF([.Q41]=0;[.S41];-1)" office:value-type="float" office:value="-1" calcext:value-type="float">
            <text:p>-1</text:p>
          </table:table-cell>
          <table:table-cell table:formula="of:=IF([.Q41]=1;[.S41];-1)" office:value-type="float" office:value="-1" calcext:value-type="float">
            <text:p>-1</text:p>
          </table:table-cell>
          <table:table-cell table:formula="of:=IF([.Q41]=2;[.S41];-1)" office:value-type="float" office:value="13.2983" calcext:value-type="float">
            <text:p>13.2983</text:p>
          </table:table-cell>
          <table:table-cell table:formula="of:=IF([.Q41]=3;[.S41];-1)" office:value-type="float" office:value="-1" calcext:value-type="float">
            <text:p>-1</text:p>
          </table:table-cell>
          <table:table-cell table:formula="of:=IF([.Q41]=4;[.S41];-1)" office:value-type="float" office:value="-1" calcext:value-type="float">
            <text:p>-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.8925" calcext:value-type="float">
            <text:p>13.8925</text:p>
          </table:table-cell>
          <table:table-cell table:number-columns-repeated="4"/>
          <table:table-cell table:formula="of:=IF([.Q42]=0;[.S42];-1)" office:value-type="float" office:value="-1" calcext:value-type="float">
            <text:p>-1</text:p>
          </table:table-cell>
          <table:table-cell table:formula="of:=IF([.Q42]=1;[.S42];-1)" office:value-type="float" office:value="13.8925" calcext:value-type="float">
            <text:p>13.8925</text:p>
          </table:table-cell>
          <table:table-cell table:formula="of:=IF([.Q42]=2;[.S42];-1)" office:value-type="float" office:value="-1" calcext:value-type="float">
            <text:p>-1</text:p>
          </table:table-cell>
          <table:table-cell table:formula="of:=IF([.Q42]=3;[.S42];-1)" office:value-type="float" office:value="-1" calcext:value-type="float">
            <text:p>-1</text:p>
          </table:table-cell>
          <table:table-cell table:formula="of:=IF([.Q42]=4;[.S42];-1)" office:value-type="float" office:value="-1" calcext:value-type="float">
            <text:p>-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.9802" calcext:value-type="float">
            <text:p>16.9802</text:p>
          </table:table-cell>
          <table:table-cell table:number-columns-repeated="4"/>
          <table:table-cell table:formula="of:=IF([.Q43]=0;[.S43];-1)" office:value-type="float" office:value="-1" calcext:value-type="float">
            <text:p>-1</text:p>
          </table:table-cell>
          <table:table-cell table:formula="of:=IF([.Q43]=1;[.S43];-1)" office:value-type="float" office:value="-1" calcext:value-type="float">
            <text:p>-1</text:p>
          </table:table-cell>
          <table:table-cell table:formula="of:=IF([.Q43]=2;[.S43];-1)" office:value-type="float" office:value="-1" calcext:value-type="float">
            <text:p>-1</text:p>
          </table:table-cell>
          <table:table-cell table:formula="of:=IF([.Q43]=3;[.S43];-1)" office:value-type="float" office:value="16.9802" calcext:value-type="float">
            <text:p>16.9802</text:p>
          </table:table-cell>
          <table:table-cell table:formula="of:=IF([.Q43]=4;[.S43];-1)" office:value-type="float" office:value="-1" calcext:value-type="float">
            <text:p>-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.0187" calcext:value-type="float">
            <text:p>32.0187</text:p>
          </table:table-cell>
          <table:table-cell table:number-columns-repeated="4"/>
          <table:table-cell table:formula="of:=IF([.Q44]=0;[.S44];-1)" office:value-type="float" office:value="-1" calcext:value-type="float">
            <text:p>-1</text:p>
          </table:table-cell>
          <table:table-cell table:formula="of:=IF([.Q44]=1;[.S44];-1)" office:value-type="float" office:value="-1" calcext:value-type="float">
            <text:p>-1</text:p>
          </table:table-cell>
          <table:table-cell table:formula="of:=IF([.Q44]=2;[.S44];-1)" office:value-type="float" office:value="-1" calcext:value-type="float">
            <text:p>-1</text:p>
          </table:table-cell>
          <table:table-cell table:formula="of:=IF([.Q44]=3;[.S44];-1)" office:value-type="float" office:value="-1" calcext:value-type="float">
            <text:p>-1</text:p>
          </table:table-cell>
          <table:table-cell table:formula="of:=IF([.Q44]=4;[.S44];-1)" office:value-type="float" office:value="32.0187" calcext:value-type="float">
            <text:p>32.01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.6603" calcext:value-type="float">
            <text:p>29.6603</text:p>
          </table:table-cell>
          <table:table-cell table:number-columns-repeated="4"/>
          <table:table-cell table:formula="of:=IF([.Q45]=0;[.S45];-1)" office:value-type="float" office:value="-1" calcext:value-type="float">
            <text:p>-1</text:p>
          </table:table-cell>
          <table:table-cell table:formula="of:=IF([.Q45]=1;[.S45];-1)" office:value-type="float" office:value="-1" calcext:value-type="float">
            <text:p>-1</text:p>
          </table:table-cell>
          <table:table-cell table:formula="of:=IF([.Q45]=2;[.S45];-1)" office:value-type="float" office:value="-1" calcext:value-type="float">
            <text:p>-1</text:p>
          </table:table-cell>
          <table:table-cell table:formula="of:=IF([.Q45]=3;[.S45];-1)" office:value-type="float" office:value="-1" calcext:value-type="float">
            <text:p>-1</text:p>
          </table:table-cell>
          <table:table-cell table:formula="of:=IF([.Q45]=4;[.S45];-1)" office:value-type="float" office:value="29.6603" calcext:value-type="float">
            <text:p>29.660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.2801" calcext:value-type="float">
            <text:p>30.2801</text:p>
          </table:table-cell>
          <table:table-cell table:number-columns-repeated="4"/>
          <table:table-cell table:formula="of:=IF([.Q46]=0;[.S46];-1)" office:value-type="float" office:value="-1" calcext:value-type="float">
            <text:p>-1</text:p>
          </table:table-cell>
          <table:table-cell table:formula="of:=IF([.Q46]=1;[.S46];-1)" office:value-type="float" office:value="30.2801" calcext:value-type="float">
            <text:p>30.2801</text:p>
          </table:table-cell>
          <table:table-cell table:formula="of:=IF([.Q46]=2;[.S46];-1)" office:value-type="float" office:value="-1" calcext:value-type="float">
            <text:p>-1</text:p>
          </table:table-cell>
          <table:table-cell table:formula="of:=IF([.Q46]=3;[.S46];-1)" office:value-type="float" office:value="-1" calcext:value-type="float">
            <text:p>-1</text:p>
          </table:table-cell>
          <table:table-cell table:formula="of:=IF([.Q46]=4;[.S46];-1)" office:value-type="float" office:value="-1" calcext:value-type="float">
            <text:p>-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.0716" calcext:value-type="float">
            <text:p>20.0716</text:p>
          </table:table-cell>
          <table:table-cell table:number-columns-repeated="4"/>
          <table:table-cell table:formula="of:=IF([.Q47]=0;[.S47];-1)" office:value-type="float" office:value="-1" calcext:value-type="float">
            <text:p>-1</text:p>
          </table:table-cell>
          <table:table-cell table:formula="of:=IF([.Q47]=1;[.S47];-1)" office:value-type="float" office:value="-1" calcext:value-type="float">
            <text:p>-1</text:p>
          </table:table-cell>
          <table:table-cell table:formula="of:=IF([.Q47]=2;[.S47];-1)" office:value-type="float" office:value="-1" calcext:value-type="float">
            <text:p>-1</text:p>
          </table:table-cell>
          <table:table-cell table:formula="of:=IF([.Q47]=3;[.S47];-1)" office:value-type="float" office:value="20.0716" calcext:value-type="float">
            <text:p>20.0716</text:p>
          </table:table-cell>
          <table:table-cell table:formula="of:=IF([.Q47]=4;[.S47];-1)" office:value-type="float" office:value="-1" calcext:value-type="float">
            <text:p>-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0345" calcext:value-type="float">
            <text:p>33.0345</text:p>
          </table:table-cell>
          <table:table-cell table:number-columns-repeated="4"/>
          <table:table-cell table:formula="of:=IF([.Q48]=0;[.S48];-1)" office:value-type="float" office:value="33.0345" calcext:value-type="float">
            <text:p>33.0345</text:p>
          </table:table-cell>
          <table:table-cell table:formula="of:=IF([.Q48]=1;[.S48];-1)" office:value-type="float" office:value="-1" calcext:value-type="float">
            <text:p>-1</text:p>
          </table:table-cell>
          <table:table-cell table:formula="of:=IF([.Q48]=2;[.S48];-1)" office:value-type="float" office:value="-1" calcext:value-type="float">
            <text:p>-1</text:p>
          </table:table-cell>
          <table:table-cell table:formula="of:=IF([.Q48]=3;[.S48];-1)" office:value-type="float" office:value="-1" calcext:value-type="float">
            <text:p>-1</text:p>
          </table:table-cell>
          <table:table-cell table:formula="of:=IF([.Q48]=4;[.S48];-1)" office:value-type="float" office:value="-1" calcext:value-type="float">
            <text:p>-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.4753" calcext:value-type="float">
            <text:p>34.4753</text:p>
          </table:table-cell>
          <table:table-cell table:number-columns-repeated="4"/>
          <table:table-cell table:formula="of:=IF([.Q49]=0;[.S49];-1)" office:value-type="float" office:value="-1" calcext:value-type="float">
            <text:p>-1</text:p>
          </table:table-cell>
          <table:table-cell table:formula="of:=IF([.Q49]=1;[.S49];-1)" office:value-type="float" office:value="-1" calcext:value-type="float">
            <text:p>-1</text:p>
          </table:table-cell>
          <table:table-cell table:formula="of:=IF([.Q49]=2;[.S49];-1)" office:value-type="float" office:value="34.4753" calcext:value-type="float">
            <text:p>34.4753</text:p>
          </table:table-cell>
          <table:table-cell table:formula="of:=IF([.Q49]=3;[.S49];-1)" office:value-type="float" office:value="-1" calcext:value-type="float">
            <text:p>-1</text:p>
          </table:table-cell>
          <table:table-cell table:formula="of:=IF([.Q49]=4;[.S49];-1)" office:value-type="float" office:value="-1" calcext:value-type="float">
            <text:p>-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.4215" calcext:value-type="float">
            <text:p>22.4215</text:p>
          </table:table-cell>
          <table:table-cell table:number-columns-repeated="4"/>
          <table:table-cell table:formula="of:=IF([.Q50]=0;[.S50];-1)" office:value-type="float" office:value="-1" calcext:value-type="float">
            <text:p>-1</text:p>
          </table:table-cell>
          <table:table-cell table:formula="of:=IF([.Q50]=1;[.S50];-1)" office:value-type="float" office:value="22.4215" calcext:value-type="float">
            <text:p>22.4215</text:p>
          </table:table-cell>
          <table:table-cell table:formula="of:=IF([.Q50]=2;[.S50];-1)" office:value-type="float" office:value="-1" calcext:value-type="float">
            <text:p>-1</text:p>
          </table:table-cell>
          <table:table-cell table:formula="of:=IF([.Q50]=3;[.S50];-1)" office:value-type="float" office:value="-1" calcext:value-type="float">
            <text:p>-1</text:p>
          </table:table-cell>
          <table:table-cell table:formula="of:=IF([.Q50]=4;[.S50];-1)" office:value-type="float" office:value="-1" calcext:value-type="float">
            <text:p>-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7407" calcext:value-type="float">
            <text:p>35.7407</text:p>
          </table:table-cell>
          <table:table-cell table:number-columns-repeated="4"/>
          <table:table-cell table:formula="of:=IF([.Q51]=0;[.S51];-1)" office:value-type="float" office:value="-1" calcext:value-type="float">
            <text:p>-1</text:p>
          </table:table-cell>
          <table:table-cell table:formula="of:=IF([.Q51]=1;[.S51];-1)" office:value-type="float" office:value="-1" calcext:value-type="float">
            <text:p>-1</text:p>
          </table:table-cell>
          <table:table-cell table:formula="of:=IF([.Q51]=2;[.S51];-1)" office:value-type="float" office:value="-1" calcext:value-type="float">
            <text:p>-1</text:p>
          </table:table-cell>
          <table:table-cell table:formula="of:=IF([.Q51]=3;[.S51];-1)" office:value-type="float" office:value="-1" calcext:value-type="float">
            <text:p>-1</text:p>
          </table:table-cell>
          <table:table-cell table:formula="of:=IF([.Q51]=4;[.S51];-1)" office:value-type="float" office:value="35.7407" calcext:value-type="float">
            <text:p>35.74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.1629" calcext:value-type="float">
            <text:p>23.1629</text:p>
          </table:table-cell>
          <table:table-cell table:number-columns-repeated="4"/>
          <table:table-cell table:formula="of:=IF([.Q52]=0;[.S52];-1)" office:value-type="float" office:value="-1" calcext:value-type="float">
            <text:p>-1</text:p>
          </table:table-cell>
          <table:table-cell table:formula="of:=IF([.Q52]=1;[.S52];-1)" office:value-type="float" office:value="-1" calcext:value-type="float">
            <text:p>-1</text:p>
          </table:table-cell>
          <table:table-cell table:formula="of:=IF([.Q52]=2;[.S52];-1)" office:value-type="float" office:value="-1" calcext:value-type="float">
            <text:p>-1</text:p>
          </table:table-cell>
          <table:table-cell table:formula="of:=IF([.Q52]=3;[.S52];-1)" office:value-type="float" office:value="23.1629" calcext:value-type="float">
            <text:p>23.1629</text:p>
          </table:table-cell>
          <table:table-cell table:formula="of:=IF([.Q52]=4;[.S52];-1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.0178" calcext:value-type="float">
            <text:p>23.0178</text:p>
          </table:table-cell>
          <table:table-cell table:number-columns-repeated="4"/>
          <table:table-cell table:formula="of:=IF([.Q53]=0;[.S53];-1)" office:value-type="float" office:value="-1" calcext:value-type="float">
            <text:p>-1</text:p>
          </table:table-cell>
          <table:table-cell table:formula="of:=IF([.Q53]=1;[.S53];-1)" office:value-type="float" office:value="23.0178" calcext:value-type="float">
            <text:p>23.0178</text:p>
          </table:table-cell>
          <table:table-cell table:formula="of:=IF([.Q53]=2;[.S53];-1)" office:value-type="float" office:value="-1" calcext:value-type="float">
            <text:p>-1</text:p>
          </table:table-cell>
          <table:table-cell table:formula="of:=IF([.Q53]=3;[.S53];-1)" office:value-type="float" office:value="-1" calcext:value-type="float">
            <text:p>-1</text:p>
          </table:table-cell>
          <table:table-cell table:formula="of:=IF([.Q53]=4;[.S53];-1)" office:value-type="float" office:value="-1" calcext:value-type="float">
            <text:p>-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5.7481" calcext:value-type="float">
            <text:p>35.7481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edian</text:p>
          </table:table-cell>
          <table:table-cell table:number-columns-repeated="2"/>
          <table:table-cell table:formula="of:=MEDIAN([.S4:.S53])" office:value-type="float" office:value="15.68235" calcext:value-type="float">
            <text:p>15.68235</text:p>
          </table:table-cell>
          <table:table-cell table:number-columns-repeated="16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Platform: HARP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25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14"/>
        </table:table-row>
        <table:table-row table:style-name="ro1">
          <table:table-cell table:number-columns-repeated="18"/>
          <table:table-cell table:number-columns-repeated="3" office:value-type="string" calcext:value-type="string">
            <text:p>response time (s)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4031" calcext:value-type="float">
            <text:p>1.84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4042" calcext:value-type="float">
            <text:p>1.840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00342" calcext:value-type="float">
            <text:p>4.003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8052" calcext:value-type="float">
            <text:p>2.5805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60495" calcext:value-type="float">
            <text:p>4.6049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68017" calcext:value-type="float">
            <text:p>4.6801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41821" calcext:value-type="float">
            <text:p>6.4182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3743" calcext:value-type="float">
            <text:p>5.4374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1031" calcext:value-type="float">
            <text:p>8.51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22786" calcext:value-type="float">
            <text:p>9.2278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0684" calcext:value-type="float">
            <text:p>9.9068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.0922" calcext:value-type="float">
            <text:p>13.092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.3054" calcext:value-type="float">
            <text:p>11.30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.6942" calcext:value-type="float">
            <text:p>13.69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0371" calcext:value-type="float">
            <text:p>12.037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.4489" calcext:value-type="float">
            <text:p>17.448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.1474" calcext:value-type="float">
            <text:p>14.147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1785" calcext:value-type="float">
            <text:p>18.178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.2373" calcext:value-type="float">
            <text:p>16.237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9062" calcext:value-type="float">
            <text:p>18.906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.8079" calcext:value-type="float">
            <text:p>16.807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.6025" calcext:value-type="float">
            <text:p>22.602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.6554" calcext:value-type="float">
            <text:p>20.65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3.1046" calcext:value-type="float">
            <text:p>23.104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.226" calcext:value-type="float">
            <text:p>21.226</text:p>
          </table:table-cell>
          <table:table-cell table:number-columns-repeated="16"/>
        </table:table-row>
      </table:table>
      <table:table table:name="MixedResponseTime(SGD)" table:style-name="ta1">
        <table:shapes>
          <draw:frame draw:z-index="0" draw:style-name="gr1" draw:text-style-name="P1" svg:width="453.88pt" svg:height="255.06pt" svg:x="2271.2pt" svg:y="866.72pt">
            <loext:p draw:notify-on-update-of-ranges="'MixedResponseTime(SGD)'.V59:'MixedResponseTime(SGD)'.V59 'MixedResponseTime(SGD)'.V60:'MixedResponseTime(SGD)'.V107 'MixedResponseTime(SGD)'.W59:'MixedResponseTime(SGD)'.W59 'MixedResponseTime(SGD)'.W60:'MixedResponseTime(SGD)'.W107 'MixedResponseTime(SGD)'.X59:'MixedResponseTime(SGD)'.X59 'MixedResponseTime(SGD)'.X60:'MixedResponseTime(SGD)'.X107 'MixedResponseTime(SGD)'.Y59:'MixedResponseTime(SGD)'.Y59 'MixedResponseTime(SGD)'.Y60:'MixedResponseTime(SGD)'.Y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88pt" svg:height="255.09pt" svg:x="2273.95pt" svg:y="1545.08pt">
            <loext:p draw:notify-on-update-of-ranges="'MixedResponseTime(SGD)'.V111:'MixedResponseTime(SGD)'.V111 'MixedResponseTime(SGD)'.V112:'MixedResponseTime(SGD)'.V159 'MixedResponseTime(SGD)'.W111:'MixedResponseTime(SGD)'.W111 'MixedResponseTime(SGD)'.W112:'MixedResponseTime(SGD)'.W159 'MixedResponseTime(SGD)'.X111:'MixedResponseTime(SGD)'.X111 'MixedResponseTime(SGD)'.X112:'MixedResponseTime(SGD)'.X159 'MixedResponseTime(SGD)'.Y111:'MixedResponseTime(SGD)'.Y111 'MixedResponseTime(SGD)'.Y112:'MixedResponseTime(SGD)'.Y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86pt" svg:height="255.09pt" svg:x="2270.32pt" svg:y="2148.49pt">
            <loext:p draw:notify-on-update-of-ranges="'MixedResponseTime(SGD)'.V163:'MixedResponseTime(SGD)'.V163 'MixedResponseTime(SGD)'.V164:'MixedResponseTime(SGD)'.V211 'MixedResponseTime(SGD)'.W163:'MixedResponseTime(SGD)'.W163 'MixedResponseTime(SGD)'.W164:'MixedResponseTime(SGD)'.W211 'MixedResponseTime(SGD)'.X163:'MixedResponseTime(SGD)'.X163 'MixedResponseTime(SGD)'.X164:'MixedResponseTime(SGD)'.X211 'MixedResponseTime(SGD)'.Y163:'MixedResponseTime(SGD)'.Y163 'MixedResponseTime(SGD)'.Y164:'MixedResponseTime(SGD)'.Y2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4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157991" calcext:value-type="float">
            <text:p>0.157991</text:p>
          </table:table-cell>
          <table:table-cell office:value-type="float" office:value="3.77918" calcext:value-type="float">
            <text:p>3.77918</text:p>
          </table:table-cell>
          <table:table-cell office:value-type="float" office:value="0.156846" calcext:value-type="float">
            <text:p>0.156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8821" calcext:value-type="float">
            <text:p>4.1882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1.0174" calcext:value-type="float">
            <text:p>21.01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8354" calcext:value-type="float">
            <text:p>0.318354</text:p>
          </table:table-cell>
          <table:table-cell office:value-type="float" office:value="3.7792" calcext:value-type="float">
            <text:p>3.7792</text:p>
          </table:table-cell>
          <table:table-cell office:value-type="float" office:value="0.313376" calcext:value-type="float">
            <text:p>0.3133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37151" calcext:value-type="float">
            <text:p>8.3715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5.2044" calcext:value-type="float">
            <text:p>25.20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0146" calcext:value-type="float">
            <text:p>4.50146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5.0421" calcext:value-type="float">
            <text:p>15.04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93326" calcext:value-type="float">
            <text:p>9.93326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2.68133" calcext:value-type="float">
            <text:p>2.6813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65758" calcext:value-type="float">
            <text:p>4.65758</text:p>
          </table:table-cell>
          <table:table-cell office:value-type="float" office:value="3.78573" calcext:value-type="float">
            <text:p>3.78573</text:p>
          </table:table-cell>
          <table:table-cell office:value-type="float" office:value="0.470876" calcext:value-type="float">
            <text:p>0.4708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5038" calcext:value-type="float">
            <text:p>11.5038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4.26194" calcext:value-type="float">
            <text:p>4.261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23129" calcext:value-type="float">
            <text:p>6.23129</text:p>
          </table:table-cell>
          <table:table-cell office:value-type="float" office:value="25.0651" calcext:value-type="float">
            <text:p>25.0651</text:p>
          </table:table-cell>
          <table:table-cell office:value-type="float" office:value="2.98921" calcext:value-type="float">
            <text:p>2.989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.0707" calcext:value-type="float">
            <text:p>13.0707</text:p>
          </table:table-cell>
          <table:table-cell office:value-type="float" office:value="27.909" calcext:value-type="float">
            <text:p>27.909</text:p>
          </table:table-cell>
          <table:table-cell office:value-type="float" office:value="5.83362" calcext:value-type="float">
            <text:p>5.8336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068" calcext:value-type="float">
            <text:p>10.4068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9.2381" calcext:value-type="float">
            <text:p>19.238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.2299" calcext:value-type="float">
            <text:p>13.2299</text:p>
          </table:table-cell>
          <table:table-cell office:value-type="float" office:value="3.81248" calcext:value-type="float">
            <text:p>3.81248</text:p>
          </table:table-cell>
          <table:table-cell office:value-type="float" office:value="0.163344" calcext:value-type="float">
            <text:p>0.1633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.9722" calcext:value-type="float">
            <text:p>11.9722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4.5695" calcext:value-type="float">
            <text:p>4.569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.7979" calcext:value-type="float">
            <text:p>14.7979</text:p>
          </table:table-cell>
          <table:table-cell office:value-type="float" office:value="27.909" calcext:value-type="float">
            <text:p>27.909</text:p>
          </table:table-cell>
          <table:table-cell office:value-type="float" office:value="7.40542" calcext:value-type="float">
            <text:p>7.405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.547" calcext:value-type="float">
            <text:p>13.547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6.14294" calcext:value-type="float">
            <text:p>6.142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.3644" calcext:value-type="float">
            <text:p>16.3644</text:p>
          </table:table-cell>
          <table:table-cell office:value-type="float" office:value="27.909" calcext:value-type="float">
            <text:p>27.909</text:p>
          </table:table-cell>
          <table:table-cell office:value-type="float" office:value="8.9765" calcext:value-type="float">
            <text:p>8.97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.7238" calcext:value-type="float">
            <text:p>17.7238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23.4251" calcext:value-type="float">
            <text:p>23.42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9349" calcext:value-type="float">
            <text:p>17.9349</text:p>
          </table:table-cell>
          <table:table-cell office:value-type="float" office:value="27.9091" calcext:value-type="float">
            <text:p>27.9091</text:p>
          </table:table-cell>
          <table:table-cell office:value-type="float" office:value="10.5465" calcext:value-type="float">
            <text:p>10.54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.9031" calcext:value-type="float">
            <text:p>21.90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27.6138" calcext:value-type="float">
            <text:p>27.61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.092" calcext:value-type="float">
            <text:p>18.092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320035" calcext:value-type="float">
            <text:p>0.3200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0592" calcext:value-type="float">
            <text:p>22.0592</text:p>
          </table:table-cell>
          <table:table-cell office:value-type="float" office:value="3.82538" calcext:value-type="float">
            <text:p>3.82538</text:p>
          </table:table-cell>
          <table:table-cell office:value-type="float" office:value="0.627906" calcext:value-type="float">
            <text:p>0.62790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.2487" calcext:value-type="float">
            <text:p>18.2487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477367" calcext:value-type="float">
            <text:p>0.47736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.6224" calcext:value-type="float">
            <text:p>23.6224</text:p>
          </table:table-cell>
          <table:table-cell office:value-type="float" office:value="25.0847" calcext:value-type="float">
            <text:p>25.0847</text:p>
          </table:table-cell>
          <table:table-cell office:value-type="float" office:value="7.71363" calcext:value-type="float">
            <text:p>7.713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.8182" calcext:value-type="float">
            <text:p>19.8182</text:p>
          </table:table-cell>
          <table:table-cell office:value-type="float" office:value="27.909" calcext:value-type="float">
            <text:p>27.909</text:p>
          </table:table-cell>
          <table:table-cell office:value-type="float" office:value="12.1145" calcext:value-type="float">
            <text:p>12.11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7785" calcext:value-type="float">
            <text:p>23.7785</text:p>
          </table:table-cell>
          <table:table-cell office:value-type="float" office:value="3.8319" calcext:value-type="float">
            <text:p>3.8319</text:p>
          </table:table-cell>
          <table:table-cell office:value-type="float" office:value="0.784784" calcext:value-type="float">
            <text:p>0.7847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.9759" calcext:value-type="float">
            <text:p>19.9759</text:p>
          </table:table-cell>
          <table:table-cell office:value-type="float" office:value="3.83857" calcext:value-type="float">
            <text:p>3.83857</text:p>
          </table:table-cell>
          <table:table-cell office:value-type="float" office:value="0.634523" calcext:value-type="float">
            <text:p>0.63452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.9621" calcext:value-type="float">
            <text:p>27.9621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31.8019" calcext:value-type="float">
            <text:p>31.801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.1488" calcext:value-type="float">
            <text:p>24.1488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29.393" calcext:value-type="float">
            <text:p>29.39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.1331" calcext:value-type="float">
            <text:p>32.13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35.9913" calcext:value-type="float">
            <text:p>35.991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.7179" calcext:value-type="float">
            <text:p>25.7179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3.6858" calcext:value-type="float">
            <text:p>13.685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.3104" calcext:value-type="float">
            <text:p>36.3104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0.1803" calcext:value-type="float">
            <text:p>40.180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5.2591" calcext:value-type="float">
            <text:p>15.259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6.4665" calcext:value-type="float">
            <text:p>36.4665</text:p>
          </table:table-cell>
          <table:table-cell office:value-type="float" office:value="3.85156" calcext:value-type="float">
            <text:p>3.85156</text:p>
          </table:table-cell>
          <table:table-cell office:value-type="float" office:value="0.942238" calcext:value-type="float">
            <text:p>0.9422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.4508" calcext:value-type="float">
            <text:p>31.4508</text:p>
          </table:table-cell>
          <table:table-cell office:value-type="float" office:value="46.287" calcext:value-type="float">
            <text:p>46.287</text:p>
          </table:table-cell>
          <table:table-cell office:value-type="float" office:value="33.5856" calcext:value-type="float">
            <text:p>33.585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.0384" calcext:value-type="float">
            <text:p>38.0384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9.28545" calcext:value-type="float">
            <text:p>9.285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.6084" calcext:value-type="float">
            <text:p>31.6084</text:p>
          </table:table-cell>
          <table:table-cell office:value-type="float" office:value="3.86483" calcext:value-type="float">
            <text:p>3.86483</text:p>
          </table:table-cell>
          <table:table-cell office:value-type="float" office:value="0.791557" calcext:value-type="float">
            <text:p>0.79155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9.6005" calcext:value-type="float">
            <text:p>39.6005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10.8518" calcext:value-type="float">
            <text:p>10.851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.1767" calcext:value-type="float">
            <text:p>33.1767</text:p>
          </table:table-cell>
          <table:table-cell office:value-type="float" office:value="27.9221" calcext:value-type="float">
            <text:p>27.9221</text:p>
          </table:table-cell>
          <table:table-cell office:value-type="float" office:value="16.8353" calcext:value-type="float">
            <text:p>16.835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.7582" calcext:value-type="float">
            <text:p>39.7582</text:p>
          </table:table-cell>
          <table:table-cell office:value-type="float" office:value="3.86462" calcext:value-type="float">
            <text:p>3.86462</text:p>
          </table:table-cell>
          <table:table-cell office:value-type="float" office:value="1.09968" calcext:value-type="float">
            <text:p>1.0996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.354" calcext:value-type="float">
            <text:p>37.354</text:p>
          </table:table-cell>
          <table:table-cell office:value-type="float" office:value="46.287" calcext:value-type="float">
            <text:p>46.287</text:p>
          </table:table-cell>
          <table:table-cell office:value-type="float" office:value="37.7711" calcext:value-type="float">
            <text:p>37.771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919" calcext:value-type="float">
            <text:p>39.919</text:p>
          </table:table-cell>
          <table:table-cell office:value-type="float" office:value="3.86465" calcext:value-type="float">
            <text:p>3.86465</text:p>
          </table:table-cell>
          <table:table-cell office:value-type="float" office:value="1.25747" calcext:value-type="float">
            <text:p>1.2574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.5463" calcext:value-type="float">
            <text:p>41.5463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41.9605" calcext:value-type="float">
            <text:p>41.96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.1115" calcext:value-type="float">
            <text:p>44.1115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44.3707" calcext:value-type="float">
            <text:p>44.370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1.7024" calcext:value-type="float">
            <text:p>41.7024</text:p>
          </table:table-cell>
          <table:table-cell office:value-type="float" office:value="3.88451" calcext:value-type="float">
            <text:p>3.88451</text:p>
          </table:table-cell>
          <table:table-cell office:value-type="float" office:value="0.948835" calcext:value-type="float">
            <text:p>0.9488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7.7963" calcext:value-type="float">
            <text:p>47.79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.8596" calcext:value-type="float">
            <text:p>41.8596</text:p>
          </table:table-cell>
          <table:table-cell office:value-type="float" office:value="3.88456" calcext:value-type="float">
            <text:p>3.88456</text:p>
          </table:table-cell>
          <table:table-cell office:value-type="float" office:value="1.10651" calcext:value-type="float">
            <text:p>1.106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7.6933" calcext:value-type="float">
            <text:p>47.6933</text:p>
          </table:table-cell>
          <table:table-cell office:value-type="float" office:value="3.87784" calcext:value-type="float">
            <text:p>3.87784</text:p>
          </table:table-cell>
          <table:table-cell office:value-type="float" office:value="1.41584" calcext:value-type="float">
            <text:p>1.415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6.0442" calcext:value-type="float">
            <text:p>46.0442</text:p>
          </table:table-cell>
          <table:table-cell office:value-type="float" office:value="46.287" calcext:value-type="float">
            <text:p>46.287</text:p>
          </table:table-cell>
          <table:table-cell office:value-type="float" office:value="46.1474" calcext:value-type="float">
            <text:p>46.147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47.6939" calcext:value-type="float">
            <text:p>47.6939</text:p>
          </table:table-cell>
          <table:table-cell office:value-type="float" office:value="46.287" calcext:value-type="float">
            <text:p>46.287</text:p>
          </table:table-cell>
          <table:table-cell office:value-type="float" office:value="47.7971" calcext:value-type="float">
            <text:p>47.79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edian</text:p>
          </table:table-cell>
          <table:table-cell/>
          <table:table-cell table:formula="of:=MEDIAN([.Q3:.Q50])" office:value-type="float" office:value="22.8408" calcext:value-type="float">
            <text:p>22.8408</text:p>
          </table:table-cell>
          <table:table-cell table:formula="of:=MEDIAN([.R3:.R50])" office:value-type="float" office:value="27.90895" calcext:value-type="float">
            <text:p>27.90895</text:p>
          </table:table-cell>
          <table:table-cell table:formula="of:=MEDIAN([.S3:.S50])" office:value-type="float" office:value="8.345065" calcext:value-type="float">
            <text:p>8.345065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5"/>
          <table:table-cell table:style-name="ce2" office:value-type="string" calcext:value-type="string">
            <text:p>FCFS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59]=0;[.Q3];-1)" office:value-type="float" office:value="0.157991" calcext:value-type="float">
            <text:p>0.157991</text:p>
          </table:table-cell>
          <table:table-cell table:formula="of:=IF([.P59]=1;[.Q3];-1)" office:value-type="float" office:value="-1" calcext:value-type="float">
            <text:p>-1</text:p>
          </table:table-cell>
          <table:table-cell table:formula="of:=IF([.P59]=2;[.Q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59:.Q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R59:.R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S59:.S106];[.V59:.V107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0]=0;[.Q4];-1)" office:value-type="float" office:value="-1" calcext:value-type="float">
            <text:p>-1</text:p>
          </table:table-cell>
          <table:table-cell table:formula="of:=IF([.P60]=1;[.Q4];-1)" office:value-type="float" office:value="-1" calcext:value-type="float">
            <text:p>-1</text:p>
          </table:table-cell>
          <table:table-cell table:formula="of:=IF([.P60]=2;[.Q4];-1)" office:value-type="float" office:value="4.18821" calcext:value-type="float">
            <text:p>4.18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1]=0;[.Q5];-1)" office:value-type="float" office:value="0.318354" calcext:value-type="float">
            <text:p>0.318354</text:p>
          </table:table-cell>
          <table:table-cell table:formula="of:=IF([.P61]=1;[.Q5];-1)" office:value-type="float" office:value="-1" calcext:value-type="float">
            <text:p>-1</text:p>
          </table:table-cell>
          <table:table-cell table:formula="of:=IF([.P61]=2;[.Q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2]=0;[.Q6];-1)" office:value-type="float" office:value="-1" calcext:value-type="float">
            <text:p>-1</text:p>
          </table:table-cell>
          <table:table-cell table:formula="of:=IF([.P62]=1;[.Q6];-1)" office:value-type="float" office:value="-1" calcext:value-type="float">
            <text:p>-1</text:p>
          </table:table-cell>
          <table:table-cell table:formula="of:=IF([.P62]=2;[.Q6];-1)" office:value-type="float" office:value="8.37151" calcext:value-type="float">
            <text:p>8.371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3]=0;[.Q7];-1)" office:value-type="float" office:value="-1" calcext:value-type="float">
            <text:p>-1</text:p>
          </table:table-cell>
          <table:table-cell table:formula="of:=IF([.P63]=1;[.Q7];-1)" office:value-type="float" office:value="-1" calcext:value-type="float">
            <text:p>-1</text:p>
          </table:table-cell>
          <table:table-cell table:formula="of:=IF([.P63]=2;[.Q7];-1)" office:value-type="float" office:value="4.50146" calcext:value-type="float">
            <text:p>4.501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4]=0;[.Q8];-1)" office:value-type="float" office:value="-1" calcext:value-type="float">
            <text:p>-1</text:p>
          </table:table-cell>
          <table:table-cell table:formula="of:=IF([.P64]=1;[.Q8];-1)" office:value-type="float" office:value="9.93326" calcext:value-type="float">
            <text:p>9.93326</text:p>
          </table:table-cell>
          <table:table-cell table:formula="of:=IF([.P64]=2;[.Q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5]=0;[.Q9];-1)" office:value-type="float" office:value="4.65758" calcext:value-type="float">
            <text:p>4.65758</text:p>
          </table:table-cell>
          <table:table-cell table:formula="of:=IF([.P65]=1;[.Q9];-1)" office:value-type="float" office:value="-1" calcext:value-type="float">
            <text:p>-1</text:p>
          </table:table-cell>
          <table:table-cell table:formula="of:=IF([.P65]=2;[.Q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6]=0;[.Q10];-1)" office:value-type="float" office:value="-1" calcext:value-type="float">
            <text:p>-1</text:p>
          </table:table-cell>
          <table:table-cell table:formula="of:=IF([.P66]=1;[.Q10];-1)" office:value-type="float" office:value="11.5038" calcext:value-type="float">
            <text:p>11.5038</text:p>
          </table:table-cell>
          <table:table-cell table:formula="of:=IF([.P66]=2;[.Q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7]=0;[.Q11];-1)" office:value-type="float" office:value="-1" calcext:value-type="float">
            <text:p>-1</text:p>
          </table:table-cell>
          <table:table-cell table:formula="of:=IF([.P67]=1;[.Q11];-1)" office:value-type="float" office:value="6.23129" calcext:value-type="float">
            <text:p>6.23129</text:p>
          </table:table-cell>
          <table:table-cell table:formula="of:=IF([.P67]=2;[.Q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8]=0;[.Q12];-1)" office:value-type="float" office:value="-1" calcext:value-type="float">
            <text:p>-1</text:p>
          </table:table-cell>
          <table:table-cell table:formula="of:=IF([.P68]=1;[.Q12];-1)" office:value-type="float" office:value="13.0707" calcext:value-type="float">
            <text:p>13.0707</text:p>
          </table:table-cell>
          <table:table-cell table:formula="of:=IF([.P68]=2;[.Q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9]=0;[.Q13];-1)" office:value-type="float" office:value="-1" calcext:value-type="float">
            <text:p>-1</text:p>
          </table:table-cell>
          <table:table-cell table:formula="of:=IF([.P69]=1;[.Q13];-1)" office:value-type="float" office:value="-1" calcext:value-type="float">
            <text:p>-1</text:p>
          </table:table-cell>
          <table:table-cell table:formula="of:=IF([.P69]=2;[.Q13];-1)" office:value-type="float" office:value="10.4068" calcext:value-type="float">
            <text:p>10.40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0]=0;[.Q14];-1)" office:value-type="float" office:value="13.2299" calcext:value-type="float">
            <text:p>13.2299</text:p>
          </table:table-cell>
          <table:table-cell table:formula="of:=IF([.P70]=1;[.Q14];-1)" office:value-type="float" office:value="-1" calcext:value-type="float">
            <text:p>-1</text:p>
          </table:table-cell>
          <table:table-cell table:formula="of:=IF([.P70]=2;[.Q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1]=0;[.Q15];-1)" office:value-type="float" office:value="-1" calcext:value-type="float">
            <text:p>-1</text:p>
          </table:table-cell>
          <table:table-cell table:formula="of:=IF([.P71]=1;[.Q15];-1)" office:value-type="float" office:value="11.9722" calcext:value-type="float">
            <text:p>11.9722</text:p>
          </table:table-cell>
          <table:table-cell table:formula="of:=IF([.P71]=2;[.Q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2]=0;[.Q16];-1)" office:value-type="float" office:value="-1" calcext:value-type="float">
            <text:p>-1</text:p>
          </table:table-cell>
          <table:table-cell table:formula="of:=IF([.P72]=1;[.Q16];-1)" office:value-type="float" office:value="14.7979" calcext:value-type="float">
            <text:p>14.7979</text:p>
          </table:table-cell>
          <table:table-cell table:formula="of:=IF([.P72]=2;[.Q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3]=0;[.Q17];-1)" office:value-type="float" office:value="-1" calcext:value-type="float">
            <text:p>-1</text:p>
          </table:table-cell>
          <table:table-cell table:formula="of:=IF([.P73]=1;[.Q17];-1)" office:value-type="float" office:value="13.547" calcext:value-type="float">
            <text:p>13.547</text:p>
          </table:table-cell>
          <table:table-cell table:formula="of:=IF([.P73]=2;[.Q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4]=0;[.Q18];-1)" office:value-type="float" office:value="-1" calcext:value-type="float">
            <text:p>-1</text:p>
          </table:table-cell>
          <table:table-cell table:formula="of:=IF([.P74]=1;[.Q18];-1)" office:value-type="float" office:value="16.3644" calcext:value-type="float">
            <text:p>16.3644</text:p>
          </table:table-cell>
          <table:table-cell table:formula="of:=IF([.P74]=2;[.Q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5]=0;[.Q19];-1)" office:value-type="float" office:value="-1" calcext:value-type="float">
            <text:p>-1</text:p>
          </table:table-cell>
          <table:table-cell table:formula="of:=IF([.P75]=1;[.Q19];-1)" office:value-type="float" office:value="-1" calcext:value-type="float">
            <text:p>-1</text:p>
          </table:table-cell>
          <table:table-cell table:formula="of:=IF([.P75]=2;[.Q19];-1)" office:value-type="float" office:value="17.7238" calcext:value-type="float">
            <text:p>17.72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6]=0;[.Q20];-1)" office:value-type="float" office:value="-1" calcext:value-type="float">
            <text:p>-1</text:p>
          </table:table-cell>
          <table:table-cell table:formula="of:=IF([.P76]=1;[.Q20];-1)" office:value-type="float" office:value="17.9349" calcext:value-type="float">
            <text:p>17.9349</text:p>
          </table:table-cell>
          <table:table-cell table:formula="of:=IF([.P76]=2;[.Q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7]=0;[.Q21];-1)" office:value-type="float" office:value="-1" calcext:value-type="float">
            <text:p>-1</text:p>
          </table:table-cell>
          <table:table-cell table:formula="of:=IF([.P77]=1;[.Q21];-1)" office:value-type="float" office:value="-1" calcext:value-type="float">
            <text:p>-1</text:p>
          </table:table-cell>
          <table:table-cell table:formula="of:=IF([.P77]=2;[.Q21];-1)" office:value-type="float" office:value="21.9031" calcext:value-type="float">
            <text:p>21.90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8]=0;[.Q22];-1)" office:value-type="float" office:value="18.092" calcext:value-type="float">
            <text:p>18.092</text:p>
          </table:table-cell>
          <table:table-cell table:formula="of:=IF([.P78]=1;[.Q22];-1)" office:value-type="float" office:value="-1" calcext:value-type="float">
            <text:p>-1</text:p>
          </table:table-cell>
          <table:table-cell table:formula="of:=IF([.P78]=2;[.Q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9]=0;[.Q23];-1)" office:value-type="float" office:value="22.0592" calcext:value-type="float">
            <text:p>22.0592</text:p>
          </table:table-cell>
          <table:table-cell table:formula="of:=IF([.P79]=1;[.Q23];-1)" office:value-type="float" office:value="-1" calcext:value-type="float">
            <text:p>-1</text:p>
          </table:table-cell>
          <table:table-cell table:formula="of:=IF([.P79]=2;[.Q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0]=0;[.Q24];-1)" office:value-type="float" office:value="18.2487" calcext:value-type="float">
            <text:p>18.2487</text:p>
          </table:table-cell>
          <table:table-cell table:formula="of:=IF([.P80]=1;[.Q24];-1)" office:value-type="float" office:value="-1" calcext:value-type="float">
            <text:p>-1</text:p>
          </table:table-cell>
          <table:table-cell table:formula="of:=IF([.P80]=2;[.Q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1]=0;[.Q25];-1)" office:value-type="float" office:value="-1" calcext:value-type="float">
            <text:p>-1</text:p>
          </table:table-cell>
          <table:table-cell table:formula="of:=IF([.P81]=1;[.Q25];-1)" office:value-type="float" office:value="23.6224" calcext:value-type="float">
            <text:p>23.6224</text:p>
          </table:table-cell>
          <table:table-cell table:formula="of:=IF([.P81]=2;[.Q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2]=0;[.Q26];-1)" office:value-type="float" office:value="-1" calcext:value-type="float">
            <text:p>-1</text:p>
          </table:table-cell>
          <table:table-cell table:formula="of:=IF([.P82]=1;[.Q26];-1)" office:value-type="float" office:value="19.8182" calcext:value-type="float">
            <text:p>19.8182</text:p>
          </table:table-cell>
          <table:table-cell table:formula="of:=IF([.P82]=2;[.Q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3]=0;[.Q27];-1)" office:value-type="float" office:value="23.7785" calcext:value-type="float">
            <text:p>23.7785</text:p>
          </table:table-cell>
          <table:table-cell table:formula="of:=IF([.P83]=1;[.Q27];-1)" office:value-type="float" office:value="-1" calcext:value-type="float">
            <text:p>-1</text:p>
          </table:table-cell>
          <table:table-cell table:formula="of:=IF([.P83]=2;[.Q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4]=0;[.Q28];-1)" office:value-type="float" office:value="19.9759" calcext:value-type="float">
            <text:p>19.9759</text:p>
          </table:table-cell>
          <table:table-cell table:formula="of:=IF([.P84]=1;[.Q28];-1)" office:value-type="float" office:value="-1" calcext:value-type="float">
            <text:p>-1</text:p>
          </table:table-cell>
          <table:table-cell table:formula="of:=IF([.P84]=2;[.Q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5]=0;[.Q29];-1)" office:value-type="float" office:value="-1" calcext:value-type="float">
            <text:p>-1</text:p>
          </table:table-cell>
          <table:table-cell table:formula="of:=IF([.P85]=1;[.Q29];-1)" office:value-type="float" office:value="-1" calcext:value-type="float">
            <text:p>-1</text:p>
          </table:table-cell>
          <table:table-cell table:formula="of:=IF([.P85]=2;[.Q29];-1)" office:value-type="float" office:value="27.9621" calcext:value-type="float">
            <text:p>27.9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6]=0;[.Q30];-1)" office:value-type="float" office:value="-1" calcext:value-type="float">
            <text:p>-1</text:p>
          </table:table-cell>
          <table:table-cell table:formula="of:=IF([.P86]=1;[.Q30];-1)" office:value-type="float" office:value="-1" calcext:value-type="float">
            <text:p>-1</text:p>
          </table:table-cell>
          <table:table-cell table:formula="of:=IF([.P86]=2;[.Q30];-1)" office:value-type="float" office:value="24.1488" calcext:value-type="float">
            <text:p>24.148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7]=0;[.Q31];-1)" office:value-type="float" office:value="-1" calcext:value-type="float">
            <text:p>-1</text:p>
          </table:table-cell>
          <table:table-cell table:formula="of:=IF([.P87]=1;[.Q31];-1)" office:value-type="float" office:value="-1" calcext:value-type="float">
            <text:p>-1</text:p>
          </table:table-cell>
          <table:table-cell table:formula="of:=IF([.P87]=2;[.Q31];-1)" office:value-type="float" office:value="32.1331" calcext:value-type="float">
            <text:p>32.13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8]=0;[.Q32];-1)" office:value-type="float" office:value="-1" calcext:value-type="float">
            <text:p>-1</text:p>
          </table:table-cell>
          <table:table-cell table:formula="of:=IF([.P88]=1;[.Q32];-1)" office:value-type="float" office:value="25.7179" calcext:value-type="float">
            <text:p>25.7179</text:p>
          </table:table-cell>
          <table:table-cell table:formula="of:=IF([.P88]=2;[.Q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9]=0;[.Q33];-1)" office:value-type="float" office:value="-1" calcext:value-type="float">
            <text:p>-1</text:p>
          </table:table-cell>
          <table:table-cell table:formula="of:=IF([.P89]=1;[.Q33];-1)" office:value-type="float" office:value="-1" calcext:value-type="float">
            <text:p>-1</text:p>
          </table:table-cell>
          <table:table-cell table:formula="of:=IF([.P89]=2;[.Q33];-1)" office:value-type="float" office:value="36.3104" calcext:value-type="float">
            <text:p>36.31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0]=0;[.Q34];-1)" office:value-type="float" office:value="-1" calcext:value-type="float">
            <text:p>-1</text:p>
          </table:table-cell>
          <table:table-cell table:formula="of:=IF([.P90]=1;[.Q34];-1)" office:value-type="float" office:value="27.2823" calcext:value-type="float">
            <text:p>27.2823</text:p>
          </table:table-cell>
          <table:table-cell table:formula="of:=IF([.P90]=2;[.Q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1]=0;[.Q35];-1)" office:value-type="float" office:value="36.4665" calcext:value-type="float">
            <text:p>36.4665</text:p>
          </table:table-cell>
          <table:table-cell table:formula="of:=IF([.P91]=1;[.Q35];-1)" office:value-type="float" office:value="-1" calcext:value-type="float">
            <text:p>-1</text:p>
          </table:table-cell>
          <table:table-cell table:formula="of:=IF([.P91]=2;[.Q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2]=0;[.Q36];-1)" office:value-type="float" office:value="-1" calcext:value-type="float">
            <text:p>-1</text:p>
          </table:table-cell>
          <table:table-cell table:formula="of:=IF([.P92]=1;[.Q36];-1)" office:value-type="float" office:value="-1" calcext:value-type="float">
            <text:p>-1</text:p>
          </table:table-cell>
          <table:table-cell table:formula="of:=IF([.P92]=2;[.Q36];-1)" office:value-type="float" office:value="31.4508" calcext:value-type="float">
            <text:p>31.450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3]=0;[.Q37];-1)" office:value-type="float" office:value="-1" calcext:value-type="float">
            <text:p>-1</text:p>
          </table:table-cell>
          <table:table-cell table:formula="of:=IF([.P93]=1;[.Q37];-1)" office:value-type="float" office:value="38.0384" calcext:value-type="float">
            <text:p>38.0384</text:p>
          </table:table-cell>
          <table:table-cell table:formula="of:=IF([.P93]=2;[.Q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4]=0;[.Q38];-1)" office:value-type="float" office:value="31.6084" calcext:value-type="float">
            <text:p>31.6084</text:p>
          </table:table-cell>
          <table:table-cell table:formula="of:=IF([.P94]=1;[.Q38];-1)" office:value-type="float" office:value="-1" calcext:value-type="float">
            <text:p>-1</text:p>
          </table:table-cell>
          <table:table-cell table:formula="of:=IF([.P94]=2;[.Q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5]=0;[.Q39];-1)" office:value-type="float" office:value="-1" calcext:value-type="float">
            <text:p>-1</text:p>
          </table:table-cell>
          <table:table-cell table:formula="of:=IF([.P95]=1;[.Q39];-1)" office:value-type="float" office:value="39.6005" calcext:value-type="float">
            <text:p>39.6005</text:p>
          </table:table-cell>
          <table:table-cell table:formula="of:=IF([.P95]=2;[.Q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6]=0;[.Q40];-1)" office:value-type="float" office:value="-1" calcext:value-type="float">
            <text:p>-1</text:p>
          </table:table-cell>
          <table:table-cell table:formula="of:=IF([.P96]=1;[.Q40];-1)" office:value-type="float" office:value="33.1767" calcext:value-type="float">
            <text:p>33.1767</text:p>
          </table:table-cell>
          <table:table-cell table:formula="of:=IF([.P96]=2;[.Q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7]=0;[.Q41];-1)" office:value-type="float" office:value="39.7582" calcext:value-type="float">
            <text:p>39.7582</text:p>
          </table:table-cell>
          <table:table-cell table:formula="of:=IF([.P97]=1;[.Q41];-1)" office:value-type="float" office:value="-1" calcext:value-type="float">
            <text:p>-1</text:p>
          </table:table-cell>
          <table:table-cell table:formula="of:=IF([.P97]=2;[.Q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8]=0;[.Q42];-1)" office:value-type="float" office:value="-1" calcext:value-type="float">
            <text:p>-1</text:p>
          </table:table-cell>
          <table:table-cell table:formula="of:=IF([.P98]=1;[.Q42];-1)" office:value-type="float" office:value="-1" calcext:value-type="float">
            <text:p>-1</text:p>
          </table:table-cell>
          <table:table-cell table:formula="of:=IF([.P98]=2;[.Q42];-1)" office:value-type="float" office:value="37.354" calcext:value-type="float">
            <text:p>37.35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9]=0;[.Q43];-1)" office:value-type="float" office:value="39.919" calcext:value-type="float">
            <text:p>39.919</text:p>
          </table:table-cell>
          <table:table-cell table:formula="of:=IF([.P99]=1;[.Q43];-1)" office:value-type="float" office:value="-1" calcext:value-type="float">
            <text:p>-1</text:p>
          </table:table-cell>
          <table:table-cell table:formula="of:=IF([.P99]=2;[.Q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0]=0;[.Q44];-1)" office:value-type="float" office:value="-1" calcext:value-type="float">
            <text:p>-1</text:p>
          </table:table-cell>
          <table:table-cell table:formula="of:=IF([.P100]=1;[.Q44];-1)" office:value-type="float" office:value="-1" calcext:value-type="float">
            <text:p>-1</text:p>
          </table:table-cell>
          <table:table-cell table:formula="of:=IF([.P100]=2;[.Q44];-1)" office:value-type="float" office:value="41.5463" calcext:value-type="float">
            <text:p>41.546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1]=0;[.Q45];-1)" office:value-type="float" office:value="-1" calcext:value-type="float">
            <text:p>-1</text:p>
          </table:table-cell>
          <table:table-cell table:formula="of:=IF([.P101]=1;[.Q45];-1)" office:value-type="float" office:value="-1" calcext:value-type="float">
            <text:p>-1</text:p>
          </table:table-cell>
          <table:table-cell table:formula="of:=IF([.P101]=2;[.Q45];-1)" office:value-type="float" office:value="44.1115" calcext:value-type="float">
            <text:p>44.11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2]=0;[.Q46];-1)" office:value-type="float" office:value="41.7024" calcext:value-type="float">
            <text:p>41.7024</text:p>
          </table:table-cell>
          <table:table-cell table:formula="of:=IF([.P102]=1;[.Q46];-1)" office:value-type="float" office:value="-1" calcext:value-type="float">
            <text:p>-1</text:p>
          </table:table-cell>
          <table:table-cell table:formula="of:=IF([.P102]=2;[.Q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3]=0;[.Q47];-1)" office:value-type="float" office:value="-1" calcext:value-type="float">
            <text:p>-1</text:p>
          </table:table-cell>
          <table:table-cell table:formula="of:=IF([.P103]=1;[.Q47];-1)" office:value-type="float" office:value="-1" calcext:value-type="float">
            <text:p>-1</text:p>
          </table:table-cell>
          <table:table-cell table:formula="of:=IF([.P103]=2;[.Q47];-1)" office:value-type="float" office:value="47.5857" calcext:value-type="float">
            <text:p>47.58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4]=0;[.Q48];-1)" office:value-type="float" office:value="41.8596" calcext:value-type="float">
            <text:p>41.8596</text:p>
          </table:table-cell>
          <table:table-cell table:formula="of:=IF([.P104]=1;[.Q48];-1)" office:value-type="float" office:value="-1" calcext:value-type="float">
            <text:p>-1</text:p>
          </table:table-cell>
          <table:table-cell table:formula="of:=IF([.P104]=2;[.Q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5]=0;[.Q49];-1)" office:value-type="float" office:value="47.6933" calcext:value-type="float">
            <text:p>47.6933</text:p>
          </table:table-cell>
          <table:table-cell table:formula="of:=IF([.P105]=1;[.Q49];-1)" office:value-type="float" office:value="-1" calcext:value-type="float">
            <text:p>-1</text:p>
          </table:table-cell>
          <table:table-cell table:formula="of:=IF([.P105]=2;[.Q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6]=0;[.Q50];-1)" office:value-type="float" office:value="-1" calcext:value-type="float">
            <text:p>-1</text:p>
          </table:table-cell>
          <table:table-cell table:formula="of:=IF([.P106]=1;[.Q50];-1)" office:value-type="float" office:value="-1" calcext:value-type="float">
            <text:p>-1</text:p>
          </table:table-cell>
          <table:table-cell table:formula="of:=IF([.P106]=2;[.Q50];-1)" office:value-type="float" office:value="46.0442" calcext:value-type="float">
            <text:p>46.0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RR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1]=0;[.R3];-1)" office:value-type="float" office:value="3.77918" calcext:value-type="float">
            <text:p>3.77918</text:p>
          </table:table-cell>
          <table:table-cell table:formula="of:=IF([.P111]=1;[.R3];-1)" office:value-type="float" office:value="-1" calcext:value-type="float">
            <text:p>-1</text:p>
          </table:table-cell>
          <table:table-cell table:formula="of:=IF([.P111]=2;[.R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11:.Q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R111:.R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S111:.S158];[.V111:.V159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2]=0;[.R4];-1)" office:value-type="float" office:value="-1" calcext:value-type="float">
            <text:p>-1</text:p>
          </table:table-cell>
          <table:table-cell table:formula="of:=IF([.P112]=1;[.R4];-1)" office:value-type="float" office:value="-1" calcext:value-type="float">
            <text:p>-1</text:p>
          </table:table-cell>
          <table:table-cell table:formula="of:=IF([.P112]=2;[.R4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3]=0;[.R5];-1)" office:value-type="float" office:value="3.7792" calcext:value-type="float">
            <text:p>3.7792</text:p>
          </table:table-cell>
          <table:table-cell table:formula="of:=IF([.P113]=1;[.R5];-1)" office:value-type="float" office:value="-1" calcext:value-type="float">
            <text:p>-1</text:p>
          </table:table-cell>
          <table:table-cell table:formula="of:=IF([.P113]=2;[.R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4]=0;[.R6];-1)" office:value-type="float" office:value="-1" calcext:value-type="float">
            <text:p>-1</text:p>
          </table:table-cell>
          <table:table-cell table:formula="of:=IF([.P114]=1;[.R6];-1)" office:value-type="float" office:value="-1" calcext:value-type="float">
            <text:p>-1</text:p>
          </table:table-cell>
          <table:table-cell table:formula="of:=IF([.P114]=2;[.R6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5]=0;[.R7];-1)" office:value-type="float" office:value="-1" calcext:value-type="float">
            <text:p>-1</text:p>
          </table:table-cell>
          <table:table-cell table:formula="of:=IF([.P115]=1;[.R7];-1)" office:value-type="float" office:value="-1" calcext:value-type="float">
            <text:p>-1</text:p>
          </table:table-cell>
          <table:table-cell table:formula="of:=IF([.P115]=2;[.R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6]=0;[.R8];-1)" office:value-type="float" office:value="-1" calcext:value-type="float">
            <text:p>-1</text:p>
          </table:table-cell>
          <table:table-cell table:formula="of:=IF([.P116]=1;[.R8];-1)" office:value-type="float" office:value="27.9089" calcext:value-type="float">
            <text:p>27.9089</text:p>
          </table:table-cell>
          <table:table-cell table:formula="of:=IF([.P116]=2;[.R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7]=0;[.R9];-1)" office:value-type="float" office:value="3.78573" calcext:value-type="float">
            <text:p>3.78573</text:p>
          </table:table-cell>
          <table:table-cell table:formula="of:=IF([.P117]=1;[.R9];-1)" office:value-type="float" office:value="-1" calcext:value-type="float">
            <text:p>-1</text:p>
          </table:table-cell>
          <table:table-cell table:formula="of:=IF([.P117]=2;[.R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8]=0;[.R10];-1)" office:value-type="float" office:value="-1" calcext:value-type="float">
            <text:p>-1</text:p>
          </table:table-cell>
          <table:table-cell table:formula="of:=IF([.P118]=1;[.R10];-1)" office:value-type="float" office:value="27.9089" calcext:value-type="float">
            <text:p>27.9089</text:p>
          </table:table-cell>
          <table:table-cell table:formula="of:=IF([.P118]=2;[.R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9]=0;[.R11];-1)" office:value-type="float" office:value="-1" calcext:value-type="float">
            <text:p>-1</text:p>
          </table:table-cell>
          <table:table-cell table:formula="of:=IF([.P119]=1;[.R11];-1)" office:value-type="float" office:value="25.0651" calcext:value-type="float">
            <text:p>25.0651</text:p>
          </table:table-cell>
          <table:table-cell table:formula="of:=IF([.P119]=2;[.R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0]=0;[.R12];-1)" office:value-type="float" office:value="-1" calcext:value-type="float">
            <text:p>-1</text:p>
          </table:table-cell>
          <table:table-cell table:formula="of:=IF([.P120]=1;[.R12];-1)" office:value-type="float" office:value="27.909" calcext:value-type="float">
            <text:p>27.909</text:p>
          </table:table-cell>
          <table:table-cell table:formula="of:=IF([.P120]=2;[.R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1]=0;[.R13];-1)" office:value-type="float" office:value="-1" calcext:value-type="float">
            <text:p>-1</text:p>
          </table:table-cell>
          <table:table-cell table:formula="of:=IF([.P121]=1;[.R13];-1)" office:value-type="float" office:value="-1" calcext:value-type="float">
            <text:p>-1</text:p>
          </table:table-cell>
          <table:table-cell table:formula="of:=IF([.P121]=2;[.R1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22]=0;[.R14];-1)" office:value-type="float" office:value="3.81248" calcext:value-type="float">
            <text:p>3.81248</text:p>
          </table:table-cell>
          <table:table-cell table:formula="of:=IF([.P122]=1;[.R14];-1)" office:value-type="float" office:value="-1" calcext:value-type="float">
            <text:p>-1</text:p>
          </table:table-cell>
          <table:table-cell table:formula="of:=IF([.P122]=2;[.R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3]=0;[.R15];-1)" office:value-type="float" office:value="-1" calcext:value-type="float">
            <text:p>-1</text:p>
          </table:table-cell>
          <table:table-cell table:formula="of:=IF([.P123]=1;[.R15];-1)" office:value-type="float" office:value="25.0716" calcext:value-type="float">
            <text:p>25.0716</text:p>
          </table:table-cell>
          <table:table-cell table:formula="of:=IF([.P123]=2;[.R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4]=0;[.R16];-1)" office:value-type="float" office:value="-1" calcext:value-type="float">
            <text:p>-1</text:p>
          </table:table-cell>
          <table:table-cell table:formula="of:=IF([.P124]=1;[.R16];-1)" office:value-type="float" office:value="27.909" calcext:value-type="float">
            <text:p>27.909</text:p>
          </table:table-cell>
          <table:table-cell table:formula="of:=IF([.P124]=2;[.R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5]=0;[.R17];-1)" office:value-type="float" office:value="-1" calcext:value-type="float">
            <text:p>-1</text:p>
          </table:table-cell>
          <table:table-cell table:formula="of:=IF([.P125]=1;[.R17];-1)" office:value-type="float" office:value="25.0716" calcext:value-type="float">
            <text:p>25.0716</text:p>
          </table:table-cell>
          <table:table-cell table:formula="of:=IF([.P125]=2;[.R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6]=0;[.R18];-1)" office:value-type="float" office:value="-1" calcext:value-type="float">
            <text:p>-1</text:p>
          </table:table-cell>
          <table:table-cell table:formula="of:=IF([.P126]=1;[.R18];-1)" office:value-type="float" office:value="27.909" calcext:value-type="float">
            <text:p>27.909</text:p>
          </table:table-cell>
          <table:table-cell table:formula="of:=IF([.P126]=2;[.R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7]=0;[.R19];-1)" office:value-type="float" office:value="-1" calcext:value-type="float">
            <text:p>-1</text:p>
          </table:table-cell>
          <table:table-cell table:formula="of:=IF([.P127]=1;[.R19];-1)" office:value-type="float" office:value="-1" calcext:value-type="float">
            <text:p>-1</text:p>
          </table:table-cell>
          <table:table-cell table:formula="of:=IF([.P127]=2;[.R1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8]=0;[.R20];-1)" office:value-type="float" office:value="-1" calcext:value-type="float">
            <text:p>-1</text:p>
          </table:table-cell>
          <table:table-cell table:formula="of:=IF([.P128]=1;[.R20];-1)" office:value-type="float" office:value="27.9091" calcext:value-type="float">
            <text:p>27.9091</text:p>
          </table:table-cell>
          <table:table-cell table:formula="of:=IF([.P128]=2;[.R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9]=0;[.R21];-1)" office:value-type="float" office:value="-1" calcext:value-type="float">
            <text:p>-1</text:p>
          </table:table-cell>
          <table:table-cell table:formula="of:=IF([.P129]=1;[.R21];-1)" office:value-type="float" office:value="-1" calcext:value-type="float">
            <text:p>-1</text:p>
          </table:table-cell>
          <table:table-cell table:formula="of:=IF([.P129]=2;[.R2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0]=0;[.R22];-1)" office:value-type="float" office:value="3.83202" calcext:value-type="float">
            <text:p>3.83202</text:p>
          </table:table-cell>
          <table:table-cell table:formula="of:=IF([.P130]=1;[.R22];-1)" office:value-type="float" office:value="-1" calcext:value-type="float">
            <text:p>-1</text:p>
          </table:table-cell>
          <table:table-cell table:formula="of:=IF([.P130]=2;[.R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1]=0;[.R23];-1)" office:value-type="float" office:value="3.82538" calcext:value-type="float">
            <text:p>3.82538</text:p>
          </table:table-cell>
          <table:table-cell table:formula="of:=IF([.P131]=1;[.R23];-1)" office:value-type="float" office:value="-1" calcext:value-type="float">
            <text:p>-1</text:p>
          </table:table-cell>
          <table:table-cell table:formula="of:=IF([.P131]=2;[.R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2]=0;[.R24];-1)" office:value-type="float" office:value="3.83202" calcext:value-type="float">
            <text:p>3.83202</text:p>
          </table:table-cell>
          <table:table-cell table:formula="of:=IF([.P132]=1;[.R24];-1)" office:value-type="float" office:value="-1" calcext:value-type="float">
            <text:p>-1</text:p>
          </table:table-cell>
          <table:table-cell table:formula="of:=IF([.P132]=2;[.R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3]=0;[.R25];-1)" office:value-type="float" office:value="-1" calcext:value-type="float">
            <text:p>-1</text:p>
          </table:table-cell>
          <table:table-cell table:formula="of:=IF([.P133]=1;[.R25];-1)" office:value-type="float" office:value="25.0847" calcext:value-type="float">
            <text:p>25.0847</text:p>
          </table:table-cell>
          <table:table-cell table:formula="of:=IF([.P133]=2;[.R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4]=0;[.R26];-1)" office:value-type="float" office:value="-1" calcext:value-type="float">
            <text:p>-1</text:p>
          </table:table-cell>
          <table:table-cell table:formula="of:=IF([.P134]=1;[.R26];-1)" office:value-type="float" office:value="27.909" calcext:value-type="float">
            <text:p>27.909</text:p>
          </table:table-cell>
          <table:table-cell table:formula="of:=IF([.P134]=2;[.R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5]=0;[.R27];-1)" office:value-type="float" office:value="3.8319" calcext:value-type="float">
            <text:p>3.8319</text:p>
          </table:table-cell>
          <table:table-cell table:formula="of:=IF([.P135]=1;[.R27];-1)" office:value-type="float" office:value="-1" calcext:value-type="float">
            <text:p>-1</text:p>
          </table:table-cell>
          <table:table-cell table:formula="of:=IF([.P135]=2;[.R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6]=0;[.R28];-1)" office:value-type="float" office:value="3.83857" calcext:value-type="float">
            <text:p>3.83857</text:p>
          </table:table-cell>
          <table:table-cell table:formula="of:=IF([.P136]=1;[.R28];-1)" office:value-type="float" office:value="-1" calcext:value-type="float">
            <text:p>-1</text:p>
          </table:table-cell>
          <table:table-cell table:formula="of:=IF([.P136]=2;[.R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7]=0;[.R29];-1)" office:value-type="float" office:value="-1" calcext:value-type="float">
            <text:p>-1</text:p>
          </table:table-cell>
          <table:table-cell table:formula="of:=IF([.P137]=1;[.R29];-1)" office:value-type="float" office:value="-1" calcext:value-type="float">
            <text:p>-1</text:p>
          </table:table-cell>
          <table:table-cell table:formula="of:=IF([.P137]=2;[.R2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8]=0;[.R30];-1)" office:value-type="float" office:value="-1" calcext:value-type="float">
            <text:p>-1</text:p>
          </table:table-cell>
          <table:table-cell table:formula="of:=IF([.P138]=1;[.R30];-1)" office:value-type="float" office:value="-1" calcext:value-type="float">
            <text:p>-1</text:p>
          </table:table-cell>
          <table:table-cell table:formula="of:=IF([.P138]=2;[.R30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9]=0;[.R31];-1)" office:value-type="float" office:value="-1" calcext:value-type="float">
            <text:p>-1</text:p>
          </table:table-cell>
          <table:table-cell table:formula="of:=IF([.P139]=1;[.R31];-1)" office:value-type="float" office:value="-1" calcext:value-type="float">
            <text:p>-1</text:p>
          </table:table-cell>
          <table:table-cell table:formula="of:=IF([.P139]=2;[.R3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0]=0;[.R32];-1)" office:value-type="float" office:value="-1" calcext:value-type="float">
            <text:p>-1</text:p>
          </table:table-cell>
          <table:table-cell table:formula="of:=IF([.P140]=1;[.R32];-1)" office:value-type="float" office:value="27.9156" calcext:value-type="float">
            <text:p>27.9156</text:p>
          </table:table-cell>
          <table:table-cell table:formula="of:=IF([.P140]=2;[.R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1]=0;[.R33];-1)" office:value-type="float" office:value="-1" calcext:value-type="float">
            <text:p>-1</text:p>
          </table:table-cell>
          <table:table-cell table:formula="of:=IF([.P141]=1;[.R33];-1)" office:value-type="float" office:value="-1" calcext:value-type="float">
            <text:p>-1</text:p>
          </table:table-cell>
          <table:table-cell table:formula="of:=IF([.P141]=2;[.R3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2]=0;[.R34];-1)" office:value-type="float" office:value="-1" calcext:value-type="float">
            <text:p>-1</text:p>
          </table:table-cell>
          <table:table-cell table:formula="of:=IF([.P142]=1;[.R34];-1)" office:value-type="float" office:value="27.9156" calcext:value-type="float">
            <text:p>27.9156</text:p>
          </table:table-cell>
          <table:table-cell table:formula="of:=IF([.P142]=2;[.R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3]=0;[.R35];-1)" office:value-type="float" office:value="3.85156" calcext:value-type="float">
            <text:p>3.85156</text:p>
          </table:table-cell>
          <table:table-cell table:formula="of:=IF([.P143]=1;[.R35];-1)" office:value-type="float" office:value="-1" calcext:value-type="float">
            <text:p>-1</text:p>
          </table:table-cell>
          <table:table-cell table:formula="of:=IF([.P143]=2;[.R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4]=0;[.R36];-1)" office:value-type="float" office:value="-1" calcext:value-type="float">
            <text:p>-1</text:p>
          </table:table-cell>
          <table:table-cell table:formula="of:=IF([.P144]=1;[.R36];-1)" office:value-type="float" office:value="-1" calcext:value-type="float">
            <text:p>-1</text:p>
          </table:table-cell>
          <table:table-cell table:formula="of:=IF([.P144]=2;[.R36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5]=0;[.R37];-1)" office:value-type="float" office:value="-1" calcext:value-type="float">
            <text:p>-1</text:p>
          </table:table-cell>
          <table:table-cell table:formula="of:=IF([.P145]=1;[.R37];-1)" office:value-type="float" office:value="25.1043" calcext:value-type="float">
            <text:p>25.1043</text:p>
          </table:table-cell>
          <table:table-cell table:formula="of:=IF([.P145]=2;[.R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6]=0;[.R38];-1)" office:value-type="float" office:value="3.86483" calcext:value-type="float">
            <text:p>3.86483</text:p>
          </table:table-cell>
          <table:table-cell table:formula="of:=IF([.P146]=1;[.R38];-1)" office:value-type="float" office:value="-1" calcext:value-type="float">
            <text:p>-1</text:p>
          </table:table-cell>
          <table:table-cell table:formula="of:=IF([.P146]=2;[.R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7]=0;[.R39];-1)" office:value-type="float" office:value="-1" calcext:value-type="float">
            <text:p>-1</text:p>
          </table:table-cell>
          <table:table-cell table:formula="of:=IF([.P147]=1;[.R39];-1)" office:value-type="float" office:value="25.1043" calcext:value-type="float">
            <text:p>25.1043</text:p>
          </table:table-cell>
          <table:table-cell table:formula="of:=IF([.P147]=2;[.R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8]=0;[.R40];-1)" office:value-type="float" office:value="-1" calcext:value-type="float">
            <text:p>-1</text:p>
          </table:table-cell>
          <table:table-cell table:formula="of:=IF([.P148]=1;[.R40];-1)" office:value-type="float" office:value="27.9221" calcext:value-type="float">
            <text:p>27.9221</text:p>
          </table:table-cell>
          <table:table-cell table:formula="of:=IF([.P148]=2;[.R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9]=0;[.R41];-1)" office:value-type="float" office:value="3.86462" calcext:value-type="float">
            <text:p>3.86462</text:p>
          </table:table-cell>
          <table:table-cell table:formula="of:=IF([.P149]=1;[.R41];-1)" office:value-type="float" office:value="-1" calcext:value-type="float">
            <text:p>-1</text:p>
          </table:table-cell>
          <table:table-cell table:formula="of:=IF([.P149]=2;[.R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0]=0;[.R42];-1)" office:value-type="float" office:value="-1" calcext:value-type="float">
            <text:p>-1</text:p>
          </table:table-cell>
          <table:table-cell table:formula="of:=IF([.P150]=1;[.R42];-1)" office:value-type="float" office:value="-1" calcext:value-type="float">
            <text:p>-1</text:p>
          </table:table-cell>
          <table:table-cell table:formula="of:=IF([.P150]=2;[.R42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1]=0;[.R43];-1)" office:value-type="float" office:value="3.86465" calcext:value-type="float">
            <text:p>3.86465</text:p>
          </table:table-cell>
          <table:table-cell table:formula="of:=IF([.P151]=1;[.R43];-1)" office:value-type="float" office:value="-1" calcext:value-type="float">
            <text:p>-1</text:p>
          </table:table-cell>
          <table:table-cell table:formula="of:=IF([.P151]=2;[.R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2]=0;[.R44];-1)" office:value-type="float" office:value="-1" calcext:value-type="float">
            <text:p>-1</text:p>
          </table:table-cell>
          <table:table-cell table:formula="of:=IF([.P152]=1;[.R44];-1)" office:value-type="float" office:value="-1" calcext:value-type="float">
            <text:p>-1</text:p>
          </table:table-cell>
          <table:table-cell table:formula="of:=IF([.P152]=2;[.R44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3]=0;[.R45];-1)" office:value-type="float" office:value="-1" calcext:value-type="float">
            <text:p>-1</text:p>
          </table:table-cell>
          <table:table-cell table:formula="of:=IF([.P153]=1;[.R45];-1)" office:value-type="float" office:value="-1" calcext:value-type="float">
            <text:p>-1</text:p>
          </table:table-cell>
          <table:table-cell table:formula="of:=IF([.P153]=2;[.R45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4]=0;[.R46];-1)" office:value-type="float" office:value="3.88451" calcext:value-type="float">
            <text:p>3.88451</text:p>
          </table:table-cell>
          <table:table-cell table:formula="of:=IF([.P154]=1;[.R46];-1)" office:value-type="float" office:value="-1" calcext:value-type="float">
            <text:p>-1</text:p>
          </table:table-cell>
          <table:table-cell table:formula="of:=IF([.P154]=2;[.R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5]=0;[.R47];-1)" office:value-type="float" office:value="-1" calcext:value-type="float">
            <text:p>-1</text:p>
          </table:table-cell>
          <table:table-cell table:formula="of:=IF([.P155]=1;[.R47];-1)" office:value-type="float" office:value="-1" calcext:value-type="float">
            <text:p>-1</text:p>
          </table:table-cell>
          <table:table-cell table:formula="of:=IF([.P155]=2;[.R4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6]=0;[.R48];-1)" office:value-type="float" office:value="3.88456" calcext:value-type="float">
            <text:p>3.88456</text:p>
          </table:table-cell>
          <table:table-cell table:formula="of:=IF([.P156]=1;[.R48];-1)" office:value-type="float" office:value="-1" calcext:value-type="float">
            <text:p>-1</text:p>
          </table:table-cell>
          <table:table-cell table:formula="of:=IF([.P156]=2;[.R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7]=0;[.R49];-1)" office:value-type="float" office:value="3.87784" calcext:value-type="float">
            <text:p>3.87784</text:p>
          </table:table-cell>
          <table:table-cell table:formula="of:=IF([.P157]=1;[.R49];-1)" office:value-type="float" office:value="-1" calcext:value-type="float">
            <text:p>-1</text:p>
          </table:table-cell>
          <table:table-cell table:formula="of:=IF([.P157]=2;[.R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8]=0;[.R50];-1)" office:value-type="float" office:value="-1" calcext:value-type="float">
            <text:p>-1</text:p>
          </table:table-cell>
          <table:table-cell table:formula="of:=IF([.P158]=1;[.R50];-1)" office:value-type="float" office:value="-1" calcext:value-type="float">
            <text:p>-1</text:p>
          </table:table-cell>
          <table:table-cell table:formula="of:=IF([.P158]=2;[.R50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SJF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3]=0;[.S3];-1)" office:value-type="float" office:value="0.156846" calcext:value-type="float">
            <text:p>0.156846</text:p>
          </table:table-cell>
          <table:table-cell table:formula="of:=IF([.P163]=1;[.S3];-1)" office:value-type="float" office:value="-1" calcext:value-type="float">
            <text:p>-1</text:p>
          </table:table-cell>
          <table:table-cell table:formula="of:=IF([.P163]=2;[.S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63:.Q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R163:.R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S163:.S210];[.V163:.V211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4]=0;[.S4];-1)" office:value-type="float" office:value="-1" calcext:value-type="float">
            <text:p>-1</text:p>
          </table:table-cell>
          <table:table-cell table:formula="of:=IF([.P164]=1;[.S4];-1)" office:value-type="float" office:value="-1" calcext:value-type="float">
            <text:p>-1</text:p>
          </table:table-cell>
          <table:table-cell table:formula="of:=IF([.P164]=2;[.S4];-1)" office:value-type="float" office:value="21.0174" calcext:value-type="float">
            <text:p>21.0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5]=0;[.S5];-1)" office:value-type="float" office:value="0.313376" calcext:value-type="float">
            <text:p>0.313376</text:p>
          </table:table-cell>
          <table:table-cell table:formula="of:=IF([.P165]=1;[.S5];-1)" office:value-type="float" office:value="-1" calcext:value-type="float">
            <text:p>-1</text:p>
          </table:table-cell>
          <table:table-cell table:formula="of:=IF([.P165]=2;[.S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6]=0;[.S6];-1)" office:value-type="float" office:value="-1" calcext:value-type="float">
            <text:p>-1</text:p>
          </table:table-cell>
          <table:table-cell table:formula="of:=IF([.P166]=1;[.S6];-1)" office:value-type="float" office:value="-1" calcext:value-type="float">
            <text:p>-1</text:p>
          </table:table-cell>
          <table:table-cell table:formula="of:=IF([.P166]=2;[.S6];-1)" office:value-type="float" office:value="25.2044" calcext:value-type="float">
            <text:p>25.20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7]=0;[.S7];-1)" office:value-type="float" office:value="-1" calcext:value-type="float">
            <text:p>-1</text:p>
          </table:table-cell>
          <table:table-cell table:formula="of:=IF([.P167]=1;[.S7];-1)" office:value-type="float" office:value="-1" calcext:value-type="float">
            <text:p>-1</text:p>
          </table:table-cell>
          <table:table-cell table:formula="of:=IF([.P167]=2;[.S7];-1)" office:value-type="float" office:value="15.0421" calcext:value-type="float">
            <text:p>15.04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68]=0;[.S8];-1)" office:value-type="float" office:value="-1" calcext:value-type="float">
            <text:p>-1</text:p>
          </table:table-cell>
          <table:table-cell table:formula="of:=IF([.P168]=1;[.S8];-1)" office:value-type="float" office:value="2.68133" calcext:value-type="float">
            <text:p>2.68133</text:p>
          </table:table-cell>
          <table:table-cell table:formula="of:=IF([.P168]=2;[.S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9]=0;[.S9];-1)" office:value-type="float" office:value="0.470876" calcext:value-type="float">
            <text:p>0.470876</text:p>
          </table:table-cell>
          <table:table-cell table:formula="of:=IF([.P169]=1;[.S9];-1)" office:value-type="float" office:value="-1" calcext:value-type="float">
            <text:p>-1</text:p>
          </table:table-cell>
          <table:table-cell table:formula="of:=IF([.P169]=2;[.S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0]=0;[.S10];-1)" office:value-type="float" office:value="-1" calcext:value-type="float">
            <text:p>-1</text:p>
          </table:table-cell>
          <table:table-cell table:formula="of:=IF([.P170]=1;[.S10];-1)" office:value-type="float" office:value="4.26194" calcext:value-type="float">
            <text:p>4.26194</text:p>
          </table:table-cell>
          <table:table-cell table:formula="of:=IF([.P170]=2;[.S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1]=0;[.S11];-1)" office:value-type="float" office:value="-1" calcext:value-type="float">
            <text:p>-1</text:p>
          </table:table-cell>
          <table:table-cell table:formula="of:=IF([.P171]=1;[.S11];-1)" office:value-type="float" office:value="2.98921" calcext:value-type="float">
            <text:p>2.98921</text:p>
          </table:table-cell>
          <table:table-cell table:formula="of:=IF([.P171]=2;[.S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2]=0;[.S12];-1)" office:value-type="float" office:value="-1" calcext:value-type="float">
            <text:p>-1</text:p>
          </table:table-cell>
          <table:table-cell table:formula="of:=IF([.P172]=1;[.S12];-1)" office:value-type="float" office:value="5.83362" calcext:value-type="float">
            <text:p>5.83362</text:p>
          </table:table-cell>
          <table:table-cell table:formula="of:=IF([.P172]=2;[.S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3]=0;[.S13];-1)" office:value-type="float" office:value="-1" calcext:value-type="float">
            <text:p>-1</text:p>
          </table:table-cell>
          <table:table-cell table:formula="of:=IF([.P173]=1;[.S13];-1)" office:value-type="float" office:value="-1" calcext:value-type="float">
            <text:p>-1</text:p>
          </table:table-cell>
          <table:table-cell table:formula="of:=IF([.P173]=2;[.S13];-1)" office:value-type="float" office:value="19.2381" calcext:value-type="float">
            <text:p>19.23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74]=0;[.S14];-1)" office:value-type="float" office:value="0.163344" calcext:value-type="float">
            <text:p>0.163344</text:p>
          </table:table-cell>
          <table:table-cell table:formula="of:=IF([.P174]=1;[.S14];-1)" office:value-type="float" office:value="-1" calcext:value-type="float">
            <text:p>-1</text:p>
          </table:table-cell>
          <table:table-cell table:formula="of:=IF([.P174]=2;[.S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5]=0;[.S15];-1)" office:value-type="float" office:value="-1" calcext:value-type="float">
            <text:p>-1</text:p>
          </table:table-cell>
          <table:table-cell table:formula="of:=IF([.P175]=1;[.S15];-1)" office:value-type="float" office:value="4.5695" calcext:value-type="float">
            <text:p>4.5695</text:p>
          </table:table-cell>
          <table:table-cell table:formula="of:=IF([.P175]=2;[.S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6]=0;[.S16];-1)" office:value-type="float" office:value="-1" calcext:value-type="float">
            <text:p>-1</text:p>
          </table:table-cell>
          <table:table-cell table:formula="of:=IF([.P176]=1;[.S16];-1)" office:value-type="float" office:value="7.40542" calcext:value-type="float">
            <text:p>7.40542</text:p>
          </table:table-cell>
          <table:table-cell table:formula="of:=IF([.P176]=2;[.S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7]=0;[.S17];-1)" office:value-type="float" office:value="-1" calcext:value-type="float">
            <text:p>-1</text:p>
          </table:table-cell>
          <table:table-cell table:formula="of:=IF([.P177]=1;[.S17];-1)" office:value-type="float" office:value="6.14294" calcext:value-type="float">
            <text:p>6.14294</text:p>
          </table:table-cell>
          <table:table-cell table:formula="of:=IF([.P177]=2;[.S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8]=0;[.S18];-1)" office:value-type="float" office:value="-1" calcext:value-type="float">
            <text:p>-1</text:p>
          </table:table-cell>
          <table:table-cell table:formula="of:=IF([.P178]=1;[.S18];-1)" office:value-type="float" office:value="8.9765" calcext:value-type="float">
            <text:p>8.9765</text:p>
          </table:table-cell>
          <table:table-cell table:formula="of:=IF([.P178]=2;[.S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9]=0;[.S19];-1)" office:value-type="float" office:value="-1" calcext:value-type="float">
            <text:p>-1</text:p>
          </table:table-cell>
          <table:table-cell table:formula="of:=IF([.P179]=1;[.S19];-1)" office:value-type="float" office:value="-1" calcext:value-type="float">
            <text:p>-1</text:p>
          </table:table-cell>
          <table:table-cell table:formula="of:=IF([.P179]=2;[.S19];-1)" office:value-type="float" office:value="23.4251" calcext:value-type="float">
            <text:p>23.42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0]=0;[.S20];-1)" office:value-type="float" office:value="-1" calcext:value-type="float">
            <text:p>-1</text:p>
          </table:table-cell>
          <table:table-cell table:formula="of:=IF([.P180]=1;[.S20];-1)" office:value-type="float" office:value="10.5465" calcext:value-type="float">
            <text:p>10.5465</text:p>
          </table:table-cell>
          <table:table-cell table:formula="of:=IF([.P180]=2;[.S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1]=0;[.S21];-1)" office:value-type="float" office:value="-1" calcext:value-type="float">
            <text:p>-1</text:p>
          </table:table-cell>
          <table:table-cell table:formula="of:=IF([.P181]=1;[.S21];-1)" office:value-type="float" office:value="-1" calcext:value-type="float">
            <text:p>-1</text:p>
          </table:table-cell>
          <table:table-cell table:formula="of:=IF([.P181]=2;[.S21];-1)" office:value-type="float" office:value="27.6138" calcext:value-type="float">
            <text:p>27.6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2]=0;[.S22];-1)" office:value-type="float" office:value="0.320035" calcext:value-type="float">
            <text:p>0.320035</text:p>
          </table:table-cell>
          <table:table-cell table:formula="of:=IF([.P182]=1;[.S22];-1)" office:value-type="float" office:value="-1" calcext:value-type="float">
            <text:p>-1</text:p>
          </table:table-cell>
          <table:table-cell table:formula="of:=IF([.P182]=2;[.S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3]=0;[.S23];-1)" office:value-type="float" office:value="0.627906" calcext:value-type="float">
            <text:p>0.627906</text:p>
          </table:table-cell>
          <table:table-cell table:formula="of:=IF([.P183]=1;[.S23];-1)" office:value-type="float" office:value="-1" calcext:value-type="float">
            <text:p>-1</text:p>
          </table:table-cell>
          <table:table-cell table:formula="of:=IF([.P183]=2;[.S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4]=0;[.S24];-1)" office:value-type="float" office:value="0.477367" calcext:value-type="float">
            <text:p>0.477367</text:p>
          </table:table-cell>
          <table:table-cell table:formula="of:=IF([.P184]=1;[.S24];-1)" office:value-type="float" office:value="-1" calcext:value-type="float">
            <text:p>-1</text:p>
          </table:table-cell>
          <table:table-cell table:formula="of:=IF([.P184]=2;[.S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5]=0;[.S25];-1)" office:value-type="float" office:value="-1" calcext:value-type="float">
            <text:p>-1</text:p>
          </table:table-cell>
          <table:table-cell table:formula="of:=IF([.P185]=1;[.S25];-1)" office:value-type="float" office:value="7.71363" calcext:value-type="float">
            <text:p>7.71363</text:p>
          </table:table-cell>
          <table:table-cell table:formula="of:=IF([.P185]=2;[.S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6]=0;[.S26];-1)" office:value-type="float" office:value="-1" calcext:value-type="float">
            <text:p>-1</text:p>
          </table:table-cell>
          <table:table-cell table:formula="of:=IF([.P186]=1;[.S26];-1)" office:value-type="float" office:value="12.1145" calcext:value-type="float">
            <text:p>12.1145</text:p>
          </table:table-cell>
          <table:table-cell table:formula="of:=IF([.P186]=2;[.S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7]=0;[.S27];-1)" office:value-type="float" office:value="0.784784" calcext:value-type="float">
            <text:p>0.784784</text:p>
          </table:table-cell>
          <table:table-cell table:formula="of:=IF([.P187]=1;[.S27];-1)" office:value-type="float" office:value="-1" calcext:value-type="float">
            <text:p>-1</text:p>
          </table:table-cell>
          <table:table-cell table:formula="of:=IF([.P187]=2;[.S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8]=0;[.S28];-1)" office:value-type="float" office:value="0.634523" calcext:value-type="float">
            <text:p>0.634523</text:p>
          </table:table-cell>
          <table:table-cell table:formula="of:=IF([.P188]=1;[.S28];-1)" office:value-type="float" office:value="-1" calcext:value-type="float">
            <text:p>-1</text:p>
          </table:table-cell>
          <table:table-cell table:formula="of:=IF([.P188]=2;[.S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9]=0;[.S29];-1)" office:value-type="float" office:value="-1" calcext:value-type="float">
            <text:p>-1</text:p>
          </table:table-cell>
          <table:table-cell table:formula="of:=IF([.P189]=1;[.S29];-1)" office:value-type="float" office:value="-1" calcext:value-type="float">
            <text:p>-1</text:p>
          </table:table-cell>
          <table:table-cell table:formula="of:=IF([.P189]=2;[.S29];-1)" office:value-type="float" office:value="31.8019" calcext:value-type="float">
            <text:p>31.80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0]=0;[.S30];-1)" office:value-type="float" office:value="-1" calcext:value-type="float">
            <text:p>-1</text:p>
          </table:table-cell>
          <table:table-cell table:formula="of:=IF([.P190]=1;[.S30];-1)" office:value-type="float" office:value="-1" calcext:value-type="float">
            <text:p>-1</text:p>
          </table:table-cell>
          <table:table-cell table:formula="of:=IF([.P190]=2;[.S30];-1)" office:value-type="float" office:value="29.393" calcext:value-type="float">
            <text:p>29.39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1]=0;[.S31];-1)" office:value-type="float" office:value="-1" calcext:value-type="float">
            <text:p>-1</text:p>
          </table:table-cell>
          <table:table-cell table:formula="of:=IF([.P191]=1;[.S31];-1)" office:value-type="float" office:value="-1" calcext:value-type="float">
            <text:p>-1</text:p>
          </table:table-cell>
          <table:table-cell table:formula="of:=IF([.P191]=2;[.S31];-1)" office:value-type="float" office:value="35.9913" calcext:value-type="float">
            <text:p>35.99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2]=0;[.S32];-1)" office:value-type="float" office:value="-1" calcext:value-type="float">
            <text:p>-1</text:p>
          </table:table-cell>
          <table:table-cell table:formula="of:=IF([.P192]=1;[.S32];-1)" office:value-type="float" office:value="13.6858" calcext:value-type="float">
            <text:p>13.6858</text:p>
          </table:table-cell>
          <table:table-cell table:formula="of:=IF([.P192]=2;[.S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3]=0;[.S33];-1)" office:value-type="float" office:value="-1" calcext:value-type="float">
            <text:p>-1</text:p>
          </table:table-cell>
          <table:table-cell table:formula="of:=IF([.P193]=1;[.S33];-1)" office:value-type="float" office:value="-1" calcext:value-type="float">
            <text:p>-1</text:p>
          </table:table-cell>
          <table:table-cell table:formula="of:=IF([.P193]=2;[.S33];-1)" office:value-type="float" office:value="40.1803" calcext:value-type="float">
            <text:p>40.18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4]=0;[.S34];-1)" office:value-type="float" office:value="-1" calcext:value-type="float">
            <text:p>-1</text:p>
          </table:table-cell>
          <table:table-cell table:formula="of:=IF([.P194]=1;[.S34];-1)" office:value-type="float" office:value="15.2591" calcext:value-type="float">
            <text:p>15.2591</text:p>
          </table:table-cell>
          <table:table-cell table:formula="of:=IF([.P194]=2;[.S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5]=0;[.S35];-1)" office:value-type="float" office:value="0.942238" calcext:value-type="float">
            <text:p>0.942238</text:p>
          </table:table-cell>
          <table:table-cell table:formula="of:=IF([.P195]=1;[.S35];-1)" office:value-type="float" office:value="-1" calcext:value-type="float">
            <text:p>-1</text:p>
          </table:table-cell>
          <table:table-cell table:formula="of:=IF([.P195]=2;[.S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6]=0;[.S36];-1)" office:value-type="float" office:value="-1" calcext:value-type="float">
            <text:p>-1</text:p>
          </table:table-cell>
          <table:table-cell table:formula="of:=IF([.P196]=1;[.S36];-1)" office:value-type="float" office:value="-1" calcext:value-type="float">
            <text:p>-1</text:p>
          </table:table-cell>
          <table:table-cell table:formula="of:=IF([.P196]=2;[.S36];-1)" office:value-type="float" office:value="33.5856" calcext:value-type="float">
            <text:p>33.585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7]=0;[.S37];-1)" office:value-type="float" office:value="-1" calcext:value-type="float">
            <text:p>-1</text:p>
          </table:table-cell>
          <table:table-cell table:formula="of:=IF([.P197]=1;[.S37];-1)" office:value-type="float" office:value="9.28545" calcext:value-type="float">
            <text:p>9.28545</text:p>
          </table:table-cell>
          <table:table-cell table:formula="of:=IF([.P197]=2;[.S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8]=0;[.S38];-1)" office:value-type="float" office:value="0.791557" calcext:value-type="float">
            <text:p>0.791557</text:p>
          </table:table-cell>
          <table:table-cell table:formula="of:=IF([.P198]=1;[.S38];-1)" office:value-type="float" office:value="-1" calcext:value-type="float">
            <text:p>-1</text:p>
          </table:table-cell>
          <table:table-cell table:formula="of:=IF([.P198]=2;[.S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9]=0;[.S39];-1)" office:value-type="float" office:value="-1" calcext:value-type="float">
            <text:p>-1</text:p>
          </table:table-cell>
          <table:table-cell table:formula="of:=IF([.P199]=1;[.S39];-1)" office:value-type="float" office:value="10.8518" calcext:value-type="float">
            <text:p>10.8518</text:p>
          </table:table-cell>
          <table:table-cell table:formula="of:=IF([.P199]=2;[.S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200]=0;[.S40];-1)" office:value-type="float" office:value="-1" calcext:value-type="float">
            <text:p>-1</text:p>
          </table:table-cell>
          <table:table-cell table:formula="of:=IF([.P200]=1;[.S40];-1)" office:value-type="float" office:value="16.8353" calcext:value-type="float">
            <text:p>16.8353</text:p>
          </table:table-cell>
          <table:table-cell table:formula="of:=IF([.P200]=2;[.S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1]=0;[.S41];-1)" office:value-type="float" office:value="1.09968" calcext:value-type="float">
            <text:p>1.09968</text:p>
          </table:table-cell>
          <table:table-cell table:formula="of:=IF([.P201]=1;[.S41];-1)" office:value-type="float" office:value="-1" calcext:value-type="float">
            <text:p>-1</text:p>
          </table:table-cell>
          <table:table-cell table:formula="of:=IF([.P201]=2;[.S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2]=0;[.S42];-1)" office:value-type="float" office:value="-1" calcext:value-type="float">
            <text:p>-1</text:p>
          </table:table-cell>
          <table:table-cell table:formula="of:=IF([.P202]=1;[.S42];-1)" office:value-type="float" office:value="-1" calcext:value-type="float">
            <text:p>-1</text:p>
          </table:table-cell>
          <table:table-cell table:formula="of:=IF([.P202]=2;[.S42];-1)" office:value-type="float" office:value="37.7711" calcext:value-type="float">
            <text:p>37.77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3]=0;[.S43];-1)" office:value-type="float" office:value="1.25747" calcext:value-type="float">
            <text:p>1.25747</text:p>
          </table:table-cell>
          <table:table-cell table:formula="of:=IF([.P203]=1;[.S43];-1)" office:value-type="float" office:value="-1" calcext:value-type="float">
            <text:p>-1</text:p>
          </table:table-cell>
          <table:table-cell table:formula="of:=IF([.P203]=2;[.S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4]=0;[.S44];-1)" office:value-type="float" office:value="-1" calcext:value-type="float">
            <text:p>-1</text:p>
          </table:table-cell>
          <table:table-cell table:formula="of:=IF([.P204]=1;[.S44];-1)" office:value-type="float" office:value="-1" calcext:value-type="float">
            <text:p>-1</text:p>
          </table:table-cell>
          <table:table-cell table:formula="of:=IF([.P204]=2;[.S44];-1)" office:value-type="float" office:value="41.9605" calcext:value-type="float">
            <text:p>41.960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5]=0;[.S45];-1)" office:value-type="float" office:value="-1" calcext:value-type="float">
            <text:p>-1</text:p>
          </table:table-cell>
          <table:table-cell table:formula="of:=IF([.P205]=1;[.S45];-1)" office:value-type="float" office:value="-1" calcext:value-type="float">
            <text:p>-1</text:p>
          </table:table-cell>
          <table:table-cell table:formula="of:=IF([.P205]=2;[.S45];-1)" office:value-type="float" office:value="44.3707" calcext:value-type="float">
            <text:p>44.370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6]=0;[.S46];-1)" office:value-type="float" office:value="0.948835" calcext:value-type="float">
            <text:p>0.948835</text:p>
          </table:table-cell>
          <table:table-cell table:formula="of:=IF([.P206]=1;[.S46];-1)" office:value-type="float" office:value="-1" calcext:value-type="float">
            <text:p>-1</text:p>
          </table:table-cell>
          <table:table-cell table:formula="of:=IF([.P206]=2;[.S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7]=0;[.S47];-1)" office:value-type="float" office:value="-1" calcext:value-type="float">
            <text:p>-1</text:p>
          </table:table-cell>
          <table:table-cell table:formula="of:=IF([.P207]=1;[.S47];-1)" office:value-type="float" office:value="-1" calcext:value-type="float">
            <text:p>-1</text:p>
          </table:table-cell>
          <table:table-cell table:formula="of:=IF([.P207]=2;[.S47];-1)" office:value-type="float" office:value="47.7963" calcext:value-type="float">
            <text:p>47.796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8]=0;[.S48];-1)" office:value-type="float" office:value="1.10651" calcext:value-type="float">
            <text:p>1.10651</text:p>
          </table:table-cell>
          <table:table-cell table:formula="of:=IF([.P208]=1;[.S48];-1)" office:value-type="float" office:value="-1" calcext:value-type="float">
            <text:p>-1</text:p>
          </table:table-cell>
          <table:table-cell table:formula="of:=IF([.P208]=2;[.S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9]=0;[.S49];-1)" office:value-type="float" office:value="1.41584" calcext:value-type="float">
            <text:p>1.41584</text:p>
          </table:table-cell>
          <table:table-cell table:formula="of:=IF([.P209]=1;[.S49];-1)" office:value-type="float" office:value="-1" calcext:value-type="float">
            <text:p>-1</text:p>
          </table:table-cell>
          <table:table-cell table:formula="of:=IF([.P209]=2;[.S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10]=0;[.S50];-1)" office:value-type="float" office:value="-1" calcext:value-type="float">
            <text:p>-1</text:p>
          </table:table-cell>
          <table:table-cell table:formula="of:=IF([.P210]=1;[.S50];-1)" office:value-type="float" office:value="-1" calcext:value-type="float">
            <text:p>-1</text:p>
          </table:table-cell>
          <table:table-cell table:formula="of:=IF([.P210]=2;[.S50];-1)" office:value-type="float" office:value="46.1474" calcext:value-type="float">
            <text:p>46.147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hreadMigration" table:style-name="ta1">
        <table:table-column table:style-name="co3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3" table:number-columns-repeated="3" table:default-cell-style-name="Default"/>
        <table:table-column table:style-name="co3" table:number-columns-repeated="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table:style-name="ce2" office:value-type="string" calcext:value-type="string">
            <text:p>No TM</text:p>
          </table:table-cell>
          <table:table-cell table:number-columns-repeated="5"/>
          <table:table-cell table:style-name="ce2" office:value-type="string" calcext:value-type="string">
            <text:p>TM</text:p>
          </table:table-cell>
          <table:table-cell table:number-columns-repeated="5"/>
          <table:table-cell table:style-name="ce2" office:value-type="string" calcext:value-type="string">
            <text:p>(Random) No TM</text:p>
          </table:table-cell>
          <table:table-cell table:number-columns-repeated="5"/>
          <table:table-cell table:style-name="ce2" office:value-type="string" calcext:value-type="string">
            <text:p>(Random) 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2"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0.156122" calcext:value-type="float">
            <text:p>0.156122</text:p>
          </table:table-cell>
          <table:table-cell office:value-type="float" office:value="3.78921" calcext:value-type="float">
            <text:p>3.78921</text:p>
          </table:table-cell>
          <table:table-cell office:value-type="float" office:value="0.156283" calcext:value-type="float">
            <text:p>0.1562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3.79247" calcext:value-type="float">
            <text:p>3.79247</text:p>
          </table:table-cell>
          <table:table-cell office:value-type="float" office:value="0.157318" calcext:value-type="float">
            <text:p>0.157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3.7873" calcext:value-type="float">
            <text:p>3.7873</text:p>
          </table:table-cell>
          <table:table-cell office:value-type="float" office:value="0.159991" calcext:value-type="float">
            <text:p>0.1599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3.79317" calcext:value-type="float">
            <text:p>3.79317</text:p>
          </table:table-cell>
          <table:table-cell office:value-type="float" office:value="0.156248" calcext:value-type="float">
            <text:p>0.156248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5724" calcext:value-type="float">
            <text:p>1.5724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1.57428" calcext:value-type="float">
            <text:p>1.574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1.57146" calcext:value-type="float">
            <text:p>1.571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19.399" calcext:value-type="float">
            <text:p>19.399</text:p>
          </table:table-cell>
          <table:table-cell office:value-type="float" office:value="3.63875" calcext:value-type="float">
            <text:p>3.638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8399" calcext:value-type="float">
            <text:p>1.58399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3.63888" calcext:value-type="float">
            <text:p>3.63888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6542" calcext:value-type="float">
            <text:p>0.316542</text:p>
          </table:table-cell>
          <table:table-cell office:value-type="float" office:value="3.78924" calcext:value-type="float">
            <text:p>3.78924</text:p>
          </table:table-cell>
          <table:table-cell office:value-type="float" office:value="0.316138" calcext:value-type="float">
            <text:p>0.31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5301" calcext:value-type="float">
            <text:p>0.315301</text:p>
          </table:table-cell>
          <table:table-cell office:value-type="float" office:value="3.79253" calcext:value-type="float">
            <text:p>3.79253</text:p>
          </table:table-cell>
          <table:table-cell office:value-type="float" office:value="0.317462" calcext:value-type="float">
            <text:p>0.317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3923" calcext:value-type="float">
            <text:p>0.313923</text:p>
          </table:table-cell>
          <table:table-cell office:value-type="float" office:value="3.78734" calcext:value-type="float">
            <text:p>3.78734</text:p>
          </table:table-cell>
          <table:table-cell office:value-type="float" office:value="0.319624" calcext:value-type="float">
            <text:p>0.319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7696" calcext:value-type="float">
            <text:p>0.317696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0.314298" calcext:value-type="float">
            <text:p>0.314298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3689" calcext:value-type="float">
            <text:p>3.13689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3.14405" calcext:value-type="float">
            <text:p>3.14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4171" calcext:value-type="float">
            <text:p>3.14171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3.14321" calcext:value-type="float">
            <text:p>3.14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5622" calcext:value-type="float">
            <text:p>1.75622</text:p>
          </table:table-cell>
          <table:table-cell office:value-type="float" office:value="3.79502" calcext:value-type="float">
            <text:p>3.79502</text:p>
          </table:table-cell>
          <table:table-cell office:value-type="float" office:value="0.166542" calcext:value-type="float">
            <text:p>0.166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4159" calcext:value-type="float">
            <text:p>1.74159</text:p>
          </table:table-cell>
          <table:table-cell office:value-type="float" office:value="3.7999" calcext:value-type="float">
            <text:p>3.7999</text:p>
          </table:table-cell>
          <table:table-cell office:value-type="float" office:value="0.162963" calcext:value-type="float">
            <text:p>0.162963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4794" calcext:value-type="float">
            <text:p>0.474794</text:p>
          </table:table-cell>
          <table:table-cell office:value-type="float" office:value="3.78927" calcext:value-type="float">
            <text:p>3.78927</text:p>
          </table:table-cell>
          <table:table-cell office:value-type="float" office:value="0.474805" calcext:value-type="float">
            <text:p>0.4748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305" calcext:value-type="float">
            <text:p>0.47305</text:p>
          </table:table-cell>
          <table:table-cell office:value-type="float" office:value="3.79255" calcext:value-type="float">
            <text:p>3.79255</text:p>
          </table:table-cell>
          <table:table-cell office:value-type="float" office:value="0.475203" calcext:value-type="float">
            <text:p>0.475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3.32035" calcext:value-type="float">
            <text:p>3.32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043" calcext:value-type="float">
            <text:p>1.90043</text:p>
          </table:table-cell>
          <table:table-cell office:value-type="float" office:value="20.8719" calcext:value-type="float">
            <text:p>20.8719</text:p>
          </table:table-cell>
          <table:table-cell office:value-type="float" office:value="3.31755" calcext:value-type="float">
            <text:p>3.3175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108" calcext:value-type="float">
            <text:p>4.410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4.41879" calcext:value-type="float">
            <text:p>4.418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71778" calcext:value-type="float">
            <text:p>4.71778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4.71783" calcext:value-type="float">
            <text:p>4.717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1363" calcext:value-type="float">
            <text:p>1.91363</text:p>
          </table:table-cell>
          <table:table-cell office:value-type="float" office:value="3.79504" calcext:value-type="float">
            <text:p>3.79504</text:p>
          </table:table-cell>
          <table:table-cell office:value-type="float" office:value="0.32614" calcext:value-type="float">
            <text:p>0.326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0042" calcext:value-type="float">
            <text:p>1.90042</text:p>
          </table:table-cell>
          <table:table-cell office:value-type="float" office:value="3.79992" calcext:value-type="float">
            <text:p>3.79992</text:p>
          </table:table-cell>
          <table:table-cell office:value-type="float" office:value="0.320813" calcext:value-type="float">
            <text:p>0.320813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3872" calcext:value-type="float">
            <text:p>0.633872</text:p>
          </table:table-cell>
          <table:table-cell office:value-type="float" office:value="3.78929" calcext:value-type="float">
            <text:p>3.78929</text:p>
          </table:table-cell>
          <table:table-cell office:value-type="float" office:value="0.633314" calcext:value-type="float">
            <text:p>0.6333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1235" calcext:value-type="float">
            <text:p>0.631235</text:p>
          </table:table-cell>
          <table:table-cell office:value-type="float" office:value="3.79258" calcext:value-type="float">
            <text:p>3.79258</text:p>
          </table:table-cell>
          <table:table-cell office:value-type="float" office:value="0.631529" calcext:value-type="float">
            <text:p>0.6315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9018" calcext:value-type="float">
            <text:p>3.49018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4.90392" calcext:value-type="float">
            <text:p>4.903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7846" calcext:value-type="float">
            <text:p>3.47846</text:p>
          </table:table-cell>
          <table:table-cell office:value-type="float" office:value="20.872" calcext:value-type="float">
            <text:p>20.872</text:p>
          </table:table-cell>
          <table:table-cell office:value-type="float" office:value="4.91358" calcext:value-type="float">
            <text:p>4.91358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48818" calcext:value-type="float">
            <text:p>5.4881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5.49612" calcext:value-type="float">
            <text:p>5.496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29482" calcext:value-type="float">
            <text:p>6.29482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6.30122" calcext:value-type="float">
            <text:p>6.30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7027" calcext:value-type="float">
            <text:p>2.07027</text:p>
          </table:table-cell>
          <table:table-cell office:value-type="float" office:value="3.79507" calcext:value-type="float">
            <text:p>3.79507</text:p>
          </table:table-cell>
          <table:table-cell office:value-type="float" office:value="0.483593" calcext:value-type="float">
            <text:p>0.4835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574" calcext:value-type="float">
            <text:p>2.0574</text:p>
          </table:table-cell>
          <table:table-cell office:value-type="float" office:value="3.79995" calcext:value-type="float">
            <text:p>3.79995</text:p>
          </table:table-cell>
          <table:table-cell office:value-type="float" office:value="0.479208" calcext:value-type="float">
            <text:p>0.479208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91747" calcext:value-type="float">
            <text:p>0.791747</text:p>
          </table:table-cell>
          <table:table-cell office:value-type="float" office:value="3.78932" calcext:value-type="float">
            <text:p>3.78932</text:p>
          </table:table-cell>
          <table:table-cell office:value-type="float" office:value="0.790589" calcext:value-type="float">
            <text:p>0.7905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89853" calcext:value-type="float">
            <text:p>0.789853</text:p>
          </table:table-cell>
          <table:table-cell office:value-type="float" office:value="3.79261" calcext:value-type="float">
            <text:p>3.79261</text:p>
          </table:table-cell>
          <table:table-cell office:value-type="float" office:value="0.788215" calcext:value-type="float">
            <text:p>0.7882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6439" calcext:value-type="float">
            <text:p>5.0643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6.50204" calcext:value-type="float">
            <text:p>6.502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4778" calcext:value-type="float">
            <text:p>5.04778</text:p>
          </table:table-cell>
          <table:table-cell office:value-type="float" office:value="20.872" calcext:value-type="float">
            <text:p>20.872</text:p>
          </table:table-cell>
          <table:table-cell office:value-type="float" office:value="6.4983" calcext:value-type="float">
            <text:p>6.4983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56553" calcext:value-type="float">
            <text:p>6.56553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6.57345" calcext:value-type="float">
            <text:p>6.57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.87496" calcext:value-type="float">
            <text:p>7.87496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7.88124" calcext:value-type="float">
            <text:p>7.881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2902" calcext:value-type="float">
            <text:p>2.22902</text:p>
          </table:table-cell>
          <table:table-cell office:value-type="float" office:value="3.7951" calcext:value-type="float">
            <text:p>3.7951</text:p>
          </table:table-cell>
          <table:table-cell office:value-type="float" office:value="0.641963" calcext:value-type="float">
            <text:p>0.641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1347" calcext:value-type="float">
            <text:p>2.21347</text:p>
          </table:table-cell>
          <table:table-cell office:value-type="float" office:value="3.79999" calcext:value-type="float">
            <text:p>3.79999</text:p>
          </table:table-cell>
          <table:table-cell office:value-type="float" office:value="0.635299" calcext:value-type="float">
            <text:p>0.635299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98" calcext:value-type="float">
            <text:p>0.94898</text:p>
          </table:table-cell>
          <table:table-cell office:value-type="float" office:value="3.78936" calcext:value-type="float">
            <text:p>3.78936</text:p>
          </table:table-cell>
          <table:table-cell office:value-type="float" office:value="0.947132" calcext:value-type="float">
            <text:p>0.947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6063" calcext:value-type="float">
            <text:p>0.946063</text:p>
          </table:table-cell>
          <table:table-cell office:value-type="float" office:value="3.79265" calcext:value-type="float">
            <text:p>3.79265</text:p>
          </table:table-cell>
          <table:table-cell office:value-type="float" office:value="0.944704" calcext:value-type="float">
            <text:p>0.9447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205" calcext:value-type="float">
            <text:p>5.2205</text:p>
          </table:table-cell>
          <table:table-cell office:value-type="float" office:value="3.80708" calcext:value-type="float">
            <text:p>3.80708</text:p>
          </table:table-cell>
          <table:table-cell office:value-type="float" office:value="0.477001" calcext:value-type="float">
            <text:p>0.477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0705" calcext:value-type="float">
            <text:p>5.20705</text:p>
          </table:table-cell>
          <table:table-cell office:value-type="float" office:value="3.81286" calcext:value-type="float">
            <text:p>3.81286</text:p>
          </table:table-cell>
          <table:table-cell office:value-type="float" office:value="0.472514" calcext:value-type="float">
            <text:p>0.472514</text:p>
          </table:table-cell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.64277" calcext:value-type="float">
            <text:p>7.64277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7.65067" calcext:value-type="float">
            <text:p>7.650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4585" calcext:value-type="float">
            <text:p>9.4585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9.46316" calcext:value-type="float">
            <text:p>9.463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80942" calcext:value-type="float">
            <text:p>3.80942</text:p>
          </table:table-cell>
          <table:table-cell office:value-type="float" office:value="19.399" calcext:value-type="float">
            <text:p>19.399</text:p>
          </table:table-cell>
          <table:table-cell office:value-type="float" office:value="5.22161" calcext:value-type="float">
            <text:p>5.221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79295" calcext:value-type="float">
            <text:p>3.79295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5.23391" calcext:value-type="float">
            <text:p>5.23391</text:p>
          </table:table-cell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457" calcext:value-type="float">
            <text:p>1.10457</text:p>
          </table:table-cell>
          <table:table-cell office:value-type="float" office:value="3.78938" calcext:value-type="float">
            <text:p>3.78938</text:p>
          </table:table-cell>
          <table:table-cell office:value-type="float" office:value="1.10442" calcext:value-type="float">
            <text:p>1.104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275" calcext:value-type="float">
            <text:p>1.10275</text:p>
          </table:table-cell>
          <table:table-cell office:value-type="float" office:value="3.79268" calcext:value-type="float">
            <text:p>3.79268</text:p>
          </table:table-cell>
          <table:table-cell office:value-type="float" office:value="1.10196" calcext:value-type="float">
            <text:p>1.101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7812" calcext:value-type="float">
            <text:p>5.37812</text:p>
          </table:table-cell>
          <table:table-cell office:value-type="float" office:value="3.80712" calcext:value-type="float">
            <text:p>3.80712</text:p>
          </table:table-cell>
          <table:table-cell office:value-type="float" office:value="0.635396" calcext:value-type="float">
            <text:p>0.6353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6355" calcext:value-type="float">
            <text:p>5.36355</text:p>
          </table:table-cell>
          <table:table-cell office:value-type="float" office:value="3.8129" calcext:value-type="float">
            <text:p>3.8129</text:p>
          </table:table-cell>
          <table:table-cell office:value-type="float" office:value="0.628491" calcext:value-type="float">
            <text:p>0.628491</text:p>
          </table:table-cell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.71999" calcext:value-type="float">
            <text:p>8.71999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8.72792" calcext:value-type="float">
            <text:p>8.727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0384" calcext:value-type="float">
            <text:p>11.0384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11.0473" calcext:value-type="float">
            <text:p>11.04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7817" calcext:value-type="float">
            <text:p>5.37817</text:p>
          </table:table-cell>
          <table:table-cell office:value-type="float" office:value="19.399" calcext:value-type="float">
            <text:p>19.399</text:p>
          </table:table-cell>
          <table:table-cell office:value-type="float" office:value="6.82184" calcext:value-type="float">
            <text:p>6.821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6361" calcext:value-type="float">
            <text:p>5.3636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6.81334" calcext:value-type="float">
            <text:p>6.81334</text:p>
          </table:table-cell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3.78942" calcext:value-type="float">
            <text:p>3.78942</text:p>
          </table:table-cell>
          <table:table-cell office:value-type="float" office:value="1.26109" calcext:value-type="float">
            <text:p>1.261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5903" calcext:value-type="float">
            <text:p>1.25903</text:p>
          </table:table-cell>
          <table:table-cell office:value-type="float" office:value="3.79271" calcext:value-type="float">
            <text:p>3.79271</text:p>
          </table:table-cell>
          <table:table-cell office:value-type="float" office:value="1.2585" calcext:value-type="float">
            <text:p>1.2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7208" calcext:value-type="float">
            <text:p>6.97208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8.08971" calcext:value-type="float">
            <text:p>8.089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3976" calcext:value-type="float">
            <text:p>6.93976</text:p>
          </table:table-cell>
          <table:table-cell office:value-type="float" office:value="20.872" calcext:value-type="float">
            <text:p>20.872</text:p>
          </table:table-cell>
          <table:table-cell office:value-type="float" office:value="8.06858" calcext:value-type="float">
            <text:p>8.06858</text:p>
          </table:table-cell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79689" calcext:value-type="float">
            <text:p>9.7968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9.80514" calcext:value-type="float">
            <text:p>9.805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6188" calcext:value-type="float">
            <text:p>12.618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2.6273" calcext:value-type="float">
            <text:p>12.6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7213" calcext:value-type="float">
            <text:p>6.97213</text:p>
          </table:table-cell>
          <table:table-cell office:value-type="float" office:value="19.399" calcext:value-type="float">
            <text:p>19.399</text:p>
          </table:table-cell>
          <table:table-cell office:value-type="float" office:value="8.40405" calcext:value-type="float">
            <text:p>8.404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3981" calcext:value-type="float">
            <text:p>6.9398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8.38527" calcext:value-type="float">
            <text:p>8.38527</text:p>
          </table:table-cell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3.78945" calcext:value-type="float">
            <text:p>3.78945</text:p>
          </table:table-cell>
          <table:table-cell office:value-type="float" office:value="1.41795" calcext:value-type="float">
            <text:p>1.417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7" calcext:value-type="float">
            <text:p>1.41637</text:p>
          </table:table-cell>
          <table:table-cell office:value-type="float" office:value="3.79275" calcext:value-type="float">
            <text:p>3.79275</text:p>
          </table:table-cell>
          <table:table-cell office:value-type="float" office:value="1.41504" calcext:value-type="float">
            <text:p>1.4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6971" calcext:value-type="float">
            <text:p>8.5697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9.66968" calcext:value-type="float">
            <text:p>9.669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1493" calcext:value-type="float">
            <text:p>8.51493</text:p>
          </table:table-cell>
          <table:table-cell office:value-type="float" office:value="20.872" calcext:value-type="float">
            <text:p>20.872</text:p>
          </table:table-cell>
          <table:table-cell office:value-type="float" office:value="9.63843" calcext:value-type="float">
            <text:p>9.63843</text:p>
          </table:table-cell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8739" calcext:value-type="float">
            <text:p>10.873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0.8818" calcext:value-type="float">
            <text:p>10.88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1998" calcext:value-type="float">
            <text:p>14.199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4.2086" calcext:value-type="float">
            <text:p>14.20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6976" calcext:value-type="float">
            <text:p>8.56976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9.98608" calcext:value-type="float">
            <text:p>9.986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1491" calcext:value-type="float">
            <text:p>8.51491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9.95407" calcext:value-type="float">
            <text:p>9.95407</text:p>
          </table:table-cell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46" calcext:value-type="float">
            <text:p>1.57246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1.57457" calcext:value-type="float">
            <text:p>1.574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7928" calcext:value-type="float">
            <text:p>3.7928</text:p>
          </table:table-cell>
          <table:table-cell office:value-type="float" office:value="1.57191" calcext:value-type="float">
            <text:p>1.571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73079" calcext:value-type="float">
            <text:p>8.73079</text:p>
          </table:table-cell>
          <table:table-cell office:value-type="float" office:value="3.82033" calcext:value-type="float">
            <text:p>3.82033</text:p>
          </table:table-cell>
          <table:table-cell office:value-type="float" office:value="0.794787" calcext:value-type="float">
            <text:p>0.7947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6739" calcext:value-type="float">
            <text:p>8.6739</text:p>
          </table:table-cell>
          <table:table-cell office:value-type="float" office:value="3.82616" calcext:value-type="float">
            <text:p>3.82616</text:p>
          </table:table-cell>
          <table:table-cell office:value-type="float" office:value="0.784617" calcext:value-type="float">
            <text:p>0.784617</text:p>
          </table:table-cell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.951" calcext:value-type="float">
            <text:p>11.9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1.9576" calcext:value-type="float">
            <text:p>11.95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.7837" calcext:value-type="float">
            <text:p>15.7837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5.7861" calcext:value-type="float">
            <text:p>15.78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1743" calcext:value-type="float">
            <text:p>10.1743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1.5545" calcext:value-type="float">
            <text:p>11.55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0969" calcext:value-type="float">
            <text:p>10.0969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1.5343" calcext:value-type="float">
            <text:p>11.5343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3.78952" calcext:value-type="float">
            <text:p>3.78952</text:p>
          </table:table-cell>
          <table:table-cell office:value-type="float" office:value="1.73133" calcext:value-type="float">
            <text:p>1.731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303" calcext:value-type="float">
            <text:p>1.7303</text:p>
          </table:table-cell>
          <table:table-cell office:value-type="float" office:value="3.79284" calcext:value-type="float">
            <text:p>3.79284</text:p>
          </table:table-cell>
          <table:table-cell office:value-type="float" office:value="1.72941" calcext:value-type="float">
            <text:p>1.72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3357" calcext:value-type="float">
            <text:p>10.3357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2563" calcext:value-type="float">
            <text:p>10.256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1.2201" calcext:value-type="float">
            <text:p>11.2201</text:p>
          </table:table-cell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028" calcext:value-type="float">
            <text:p>13.028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3.0332" calcext:value-type="float">
            <text:p>13.03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.3649" calcext:value-type="float">
            <text:p>17.3649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7.364" calcext:value-type="float">
            <text:p>17.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7757" calcext:value-type="float">
            <text:p>11.7757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3.1323" calcext:value-type="float">
            <text:p>13.13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3.1069" calcext:value-type="float">
            <text:p>13.1069</text:p>
          </table:table-cell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48" calcext:value-type="float">
            <text:p>1.8848</text:p>
          </table:table-cell>
          <table:table-cell office:value-type="float" office:value="3.78943" calcext:value-type="float">
            <text:p>3.78943</text:p>
          </table:table-cell>
          <table:table-cell office:value-type="float" office:value="1.88823" calcext:value-type="float">
            <text:p>1.888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724" calcext:value-type="float">
            <text:p>1.88724</text:p>
          </table:table-cell>
          <table:table-cell office:value-type="float" office:value="3.79287" calcext:value-type="float">
            <text:p>3.79287</text:p>
          </table:table-cell>
          <table:table-cell office:value-type="float" office:value="1.88769" calcext:value-type="float">
            <text:p>1.887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929" calcext:value-type="float">
            <text:p>10.4929</text:p>
          </table:table-cell>
          <table:table-cell office:value-type="float" office:value="3.82688" calcext:value-type="float">
            <text:p>3.82688</text:p>
          </table:table-cell>
          <table:table-cell office:value-type="float" office:value="0.952316" calcext:value-type="float">
            <text:p>0.9523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151" calcext:value-type="float">
            <text:p>10.4151</text:p>
          </table:table-cell>
          <table:table-cell office:value-type="float" office:value="3.8327" calcext:value-type="float">
            <text:p>3.8327</text:p>
          </table:table-cell>
          <table:table-cell office:value-type="float" office:value="0.94234" calcext:value-type="float">
            <text:p>0.94234</text:p>
          </table:table-cell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.1051" calcext:value-type="float">
            <text:p>14.10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4.1089" calcext:value-type="float">
            <text:p>14.10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.944" calcext:value-type="float">
            <text:p>18.944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8.9459" calcext:value-type="float">
            <text:p>18.94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364" calcext:value-type="float">
            <text:p>13.364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4.7067" calcext:value-type="float">
            <text:p>14.70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4.6833" calcext:value-type="float">
            <text:p>14.6833</text:p>
          </table:table-cell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131" calcext:value-type="float">
            <text:p>2.04131</text:p>
          </table:table-cell>
          <table:table-cell office:value-type="float" office:value="3.78946" calcext:value-type="float">
            <text:p>3.78946</text:p>
          </table:table-cell>
          <table:table-cell office:value-type="float" office:value="2.0449" calcext:value-type="float">
            <text:p>2.04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3.7929" calcext:value-type="float">
            <text:p>3.7929</text:p>
          </table:table-cell>
          <table:table-cell office:value-type="float" office:value="2.04453" calcext:value-type="float">
            <text:p>2.044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3.82691" calcext:value-type="float">
            <text:p>3.82691</text:p>
          </table:table-cell>
          <table:table-cell office:value-type="float" office:value="1.11268" calcext:value-type="float">
            <text:p>1.11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1.10007" calcext:value-type="float">
            <text:p>1.10007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.1823" calcext:value-type="float">
            <text:p>15.1823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5.1846" calcext:value-type="float">
            <text:p>15.18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.5202" calcext:value-type="float">
            <text:p>20.5202</text:p>
          </table:table-cell>
          <table:table-cell office:value-type="float" office:value="20.849" calcext:value-type="float">
            <text:p>20.849</text:p>
          </table:table-cell>
          <table:table-cell office:value-type="float" office:value="20.5258" calcext:value-type="float">
            <text:p>20.52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5219" calcext:value-type="float">
            <text:p>13.5219</text:p>
          </table:table-cell>
          <table:table-cell office:value-type="float" office:value="3.84096" calcext:value-type="float">
            <text:p>3.84096</text:p>
          </table:table-cell>
          <table:table-cell office:value-type="float" office:value="0.801207" calcext:value-type="float">
            <text:p>0.8012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4006" calcext:value-type="float">
            <text:p>13.4006</text:p>
          </table:table-cell>
          <table:table-cell office:value-type="float" office:value="3.84603" calcext:value-type="float">
            <text:p>3.84603</text:p>
          </table:table-cell>
          <table:table-cell office:value-type="float" office:value="0.791059" calcext:value-type="float">
            <text:p>0.791059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9823" calcext:value-type="float">
            <text:p>2.19823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2.20179" calcext:value-type="float">
            <text:p>2.201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20094" calcext:value-type="float">
            <text:p>2.20094</text:p>
          </table:table-cell>
          <table:table-cell office:value-type="float" office:value="3.79294" calcext:value-type="float">
            <text:p>3.79294</text:p>
          </table:table-cell>
          <table:table-cell office:value-type="float" office:value="2.20192" calcext:value-type="float">
            <text:p>2.20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254" calcext:value-type="float">
            <text:p>12.25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2.8159" calcext:value-type="float">
            <text:p>12.81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1443" calcext:value-type="float">
            <text:p>12.144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2.7923" calcext:value-type="float">
            <text:p>12.7923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.2594" calcext:value-type="float">
            <text:p>16.2594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6.2605" calcext:value-type="float">
            <text:p>16.2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.9518" calcext:value-type="float">
            <text:p>20.9518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20.9576" calcext:value-type="float">
            <text:p>20.95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.1035" calcext:value-type="float">
            <text:p>15.1035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6.2692" calcext:value-type="float">
            <text:p>16.26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.9788" calcext:value-type="float">
            <text:p>14.9788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16.2504" calcext:value-type="float">
            <text:p>16.2504</text:p>
          </table:table-cell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444" calcext:value-type="float">
            <text:p>2.35444</text:p>
          </table:table-cell>
          <table:table-cell office:value-type="float" office:value="3.78953" calcext:value-type="float">
            <text:p>3.78953</text:p>
          </table:table-cell>
          <table:table-cell office:value-type="float" office:value="2.35928" calcext:value-type="float">
            <text:p>2.359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768" calcext:value-type="float">
            <text:p>2.35768</text:p>
          </table:table-cell>
          <table:table-cell office:value-type="float" office:value="3.79297" calcext:value-type="float">
            <text:p>3.79297</text:p>
          </table:table-cell>
          <table:table-cell office:value-type="float" office:value="2.35851" calcext:value-type="float">
            <text:p>2.358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8404" calcext:value-type="float">
            <text:p>13.840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4.39" calcext:value-type="float">
            <text:p>14.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7149" calcext:value-type="float">
            <text:p>13.7149</text:p>
          </table:table-cell>
          <table:table-cell office:value-type="float" office:value="20.872" calcext:value-type="float">
            <text:p>20.872</text:p>
          </table:table-cell>
          <table:table-cell office:value-type="float" office:value="14.3686" calcext:value-type="float">
            <text:p>14.3686</text:p>
          </table:table-cell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.3366" calcext:value-type="float">
            <text:p>17.3366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7.3361" calcext:value-type="float">
            <text:p>17.33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.5747" calcext:value-type="float">
            <text:p>19.574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9.581" calcext:value-type="float">
            <text:p>19.5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2613" calcext:value-type="float">
            <text:p>15.2613</text:p>
          </table:table-cell>
          <table:table-cell office:value-type="float" office:value="3.84751" calcext:value-type="float">
            <text:p>3.84751</text:p>
          </table:table-cell>
          <table:table-cell office:value-type="float" office:value="0.958718" calcext:value-type="float">
            <text:p>0.9587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1358" calcext:value-type="float">
            <text:p>15.1358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0.948753" calcext:value-type="float">
            <text:p>0.948753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113" calcext:value-type="float">
            <text:p>2.51113</text:p>
          </table:table-cell>
          <table:table-cell office:value-type="float" office:value="3.78955" calcext:value-type="float">
            <text:p>3.78955</text:p>
          </table:table-cell>
          <table:table-cell office:value-type="float" office:value="2.51589" calcext:value-type="float">
            <text:p>2.51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514" calcext:value-type="float">
            <text:p>2.51514</text:p>
          </table:table-cell>
          <table:table-cell office:value-type="float" office:value="3.793" calcext:value-type="float">
            <text:p>3.793</text:p>
          </table:table-cell>
          <table:table-cell office:value-type="float" office:value="2.51524" calcext:value-type="float">
            <text:p>2.515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.0005" calcext:value-type="float">
            <text:p>14.0005</text:p>
          </table:table-cell>
          <table:table-cell office:value-type="float" office:value="3.84012" calcext:value-type="float">
            <text:p>3.84012</text:p>
          </table:table-cell>
          <table:table-cell office:value-type="float" office:value="1.27035" calcext:value-type="float">
            <text:p>1.270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3.84596" calcext:value-type="float">
            <text:p>3.84596</text:p>
          </table:table-cell>
          <table:table-cell office:value-type="float" office:value="1.25615" calcext:value-type="float">
            <text:p>1.25615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.4136" calcext:value-type="float">
            <text:p>18.4136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8.4119" calcext:value-type="float">
            <text:p>18.41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.9976" calcext:value-type="float">
            <text:p>17.9976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7.9967" calcext:value-type="float">
            <text:p>17.99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8419" calcext:value-type="float">
            <text:p>16.841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7.8392" calcext:value-type="float">
            <text:p>17.83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7067" calcext:value-type="float">
            <text:p>16.706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17.8128" calcext:value-type="float">
            <text:p>17.8128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6773" calcext:value-type="float">
            <text:p>2.66773</text:p>
          </table:table-cell>
          <table:table-cell office:value-type="float" office:value="3.78958" calcext:value-type="float">
            <text:p>3.78958</text:p>
          </table:table-cell>
          <table:table-cell office:value-type="float" office:value="2.67287" calcext:value-type="float">
            <text:p>2.672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7218" calcext:value-type="float">
            <text:p>2.67218</text:p>
          </table:table-cell>
          <table:table-cell office:value-type="float" office:value="3.79303" calcext:value-type="float">
            <text:p>3.79303</text:p>
          </table:table-cell>
          <table:table-cell office:value-type="float" office:value="2.67222" calcext:value-type="float">
            <text:p>2.6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1576" calcext:value-type="float">
            <text:p>14.1576</text:p>
          </table:table-cell>
          <table:table-cell office:value-type="float" office:value="3.84016" calcext:value-type="float">
            <text:p>3.84016</text:p>
          </table:table-cell>
          <table:table-cell office:value-type="float" office:value="1.42643" calcext:value-type="float">
            <text:p>1.426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3.84598" calcext:value-type="float">
            <text:p>3.84598</text:p>
          </table:table-cell>
          <table:table-cell office:value-type="float" office:value="1.41334" calcext:value-type="float">
            <text:p>1.41334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.4907" calcext:value-type="float">
            <text:p>19.4907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9.4875" calcext:value-type="float">
            <text:p>19.48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.4173" calcext:value-type="float">
            <text:p>16.4173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6.4176" calcext:value-type="float">
            <text:p>16.41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.0007" calcext:value-type="float">
            <text:p>17.0007</text:p>
          </table:table-cell>
          <table:table-cell office:value-type="float" office:value="3.85405" calcext:value-type="float">
            <text:p>3.85405</text:p>
          </table:table-cell>
          <table:table-cell office:value-type="float" office:value="1.11907" calcext:value-type="float">
            <text:p>1.119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.8636" calcext:value-type="float">
            <text:p>16.8636</text:p>
          </table:table-cell>
          <table:table-cell office:value-type="float" office:value="3.85927" calcext:value-type="float">
            <text:p>3.85927</text:p>
          </table:table-cell>
          <table:table-cell office:value-type="float" office:value="1.10647" calcext:value-type="float">
            <text:p>1.10647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414" calcext:value-type="float">
            <text:p>2.82414</text:p>
          </table:table-cell>
          <table:table-cell office:value-type="float" office:value="3.78961" calcext:value-type="float">
            <text:p>3.78961</text:p>
          </table:table-cell>
          <table:table-cell office:value-type="float" office:value="2.83048" calcext:value-type="float">
            <text:p>2.830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896" calcext:value-type="float">
            <text:p>2.82896</text:p>
          </table:table-cell>
          <table:table-cell office:value-type="float" office:value="3.79308" calcext:value-type="float">
            <text:p>3.79308</text:p>
          </table:table-cell>
          <table:table-cell office:value-type="float" office:value="2.82931" calcext:value-type="float">
            <text:p>2.829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3147" calcext:value-type="float">
            <text:p>14.3147</text:p>
          </table:table-cell>
          <table:table-cell office:value-type="float" office:value="3.84019" calcext:value-type="float">
            <text:p>3.84019</text:p>
          </table:table-cell>
          <table:table-cell office:value-type="float" office:value="1.58306" calcext:value-type="float">
            <text:p>1.583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1951" calcext:value-type="float">
            <text:p>14.1951</text:p>
          </table:table-cell>
          <table:table-cell office:value-type="float" office:value="3.84602" calcext:value-type="float">
            <text:p>3.84602</text:p>
          </table:table-cell>
          <table:table-cell office:value-type="float" office:value="1.56991" calcext:value-type="float">
            <text:p>1.56991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.5678" calcext:value-type="float">
            <text:p>20.567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0.5631" calcext:value-type="float">
            <text:p>20.56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.8337" calcext:value-type="float">
            <text:p>14.8337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4.8415" calcext:value-type="float">
            <text:p>14.8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5799" calcext:value-type="float">
            <text:p>18.579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9.4022" calcext:value-type="float">
            <text:p>19.40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20.8723" calcext:value-type="float">
            <text:p>20.8723</text:p>
          </table:table-cell>
          <table:table-cell office:value-type="float" office:value="19.3824" calcext:value-type="float">
            <text:p>19.3824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064" calcext:value-type="float">
            <text:p>2.98064</text:p>
          </table:table-cell>
          <table:table-cell office:value-type="float" office:value="3.78965" calcext:value-type="float">
            <text:p>3.78965</text:p>
          </table:table-cell>
          <table:table-cell office:value-type="float" office:value="2.98769" calcext:value-type="float">
            <text:p>2.987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553" calcext:value-type="float">
            <text:p>2.98553</text:p>
          </table:table-cell>
          <table:table-cell office:value-type="float" office:value="3.79311" calcext:value-type="float">
            <text:p>3.79311</text:p>
          </table:table-cell>
          <table:table-cell office:value-type="float" office:value="2.98647" calcext:value-type="float">
            <text:p>2.986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8983" calcext:value-type="float">
            <text:p>15.898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5.9559" calcext:value-type="float">
            <text:p>15.95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7644" calcext:value-type="float">
            <text:p>15.7644</text:p>
          </table:table-cell>
          <table:table-cell office:value-type="float" office:value="20.872" calcext:value-type="float">
            <text:p>20.872</text:p>
          </table:table-cell>
          <table:table-cell office:value-type="float" office:value="15.9372" calcext:value-type="float">
            <text:p>15.9372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.6448" calcext:value-type="float">
            <text:p>21.644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1.6385" calcext:value-type="float">
            <text:p>21.6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.2509" calcext:value-type="float">
            <text:p>13.2509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3.2604" calcext:value-type="float">
            <text:p>13.26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7389" calcext:value-type="float">
            <text:p>18.7389</text:p>
          </table:table-cell>
          <table:table-cell office:value-type="float" office:value="3.86059" calcext:value-type="float">
            <text:p>3.86059</text:p>
          </table:table-cell>
          <table:table-cell office:value-type="float" office:value="1.27678" calcext:value-type="float">
            <text:p>1.276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5867" calcext:value-type="float">
            <text:p>18.5867</text:p>
          </table:table-cell>
          <table:table-cell office:value-type="float" office:value="3.86584" calcext:value-type="float">
            <text:p>3.86584</text:p>
          </table:table-cell>
          <table:table-cell office:value-type="float" office:value="1.26257" calcext:value-type="float">
            <text:p>1.26257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3726" calcext:value-type="float">
            <text:p>3.13726</text:p>
          </table:table-cell>
          <table:table-cell office:value-type="float" office:value="3.78966" calcext:value-type="float">
            <text:p>3.78966</text:p>
          </table:table-cell>
          <table:table-cell office:value-type="float" office:value="3.14473" calcext:value-type="float">
            <text:p>3.144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4227" calcext:value-type="float">
            <text:p>3.14227</text:p>
          </table:table-cell>
          <table:table-cell office:value-type="float" office:value="3.79316" calcext:value-type="float">
            <text:p>3.79316</text:p>
          </table:table-cell>
          <table:table-cell office:value-type="float" office:value="3.14396" calcext:value-type="float">
            <text:p>3.143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.0552" calcext:value-type="float">
            <text:p>16.0552</text:p>
          </table:table-cell>
          <table:table-cell office:value-type="float" office:value="3.8467" calcext:value-type="float">
            <text:p>3.8467</text:p>
          </table:table-cell>
          <table:table-cell office:value-type="float" office:value="1.74045" calcext:value-type="float">
            <text:p>1.74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.9205" calcext:value-type="float">
            <text:p>15.9205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1.7261" calcext:value-type="float">
            <text:p>1.7261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.7218" calcext:value-type="float">
            <text:p>22.721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2.7142" calcext:value-type="float">
            <text:p>22.7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.671" calcext:value-type="float">
            <text:p>11.671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1.6808" calcext:value-type="float">
            <text:p>11.68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8993" calcext:value-type="float">
            <text:p>18.8993</text:p>
          </table:table-cell>
          <table:table-cell office:value-type="float" office:value="3.86062" calcext:value-type="float">
            <text:p>3.86062</text:p>
          </table:table-cell>
          <table:table-cell office:value-type="float" office:value="1.43287" calcext:value-type="float">
            <text:p>1.432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7454" calcext:value-type="float">
            <text:p>18.745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41982" calcext:value-type="float">
            <text:p>1.41982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383" calcext:value-type="float">
            <text:p>3.29383</text:p>
          </table:table-cell>
          <table:table-cell office:value-type="float" office:value="3.7897" calcext:value-type="float">
            <text:p>3.7897</text:p>
          </table:table-cell>
          <table:table-cell office:value-type="float" office:value="3.30168" calcext:value-type="float">
            <text:p>3.301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86" calcext:value-type="float">
            <text:p>3.2986</text:p>
          </table:table-cell>
          <table:table-cell office:value-type="float" office:value="3.79319" calcext:value-type="float">
            <text:p>3.79319</text:p>
          </table:table-cell>
          <table:table-cell office:value-type="float" office:value="3.3016" calcext:value-type="float">
            <text:p>3.3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6353" calcext:value-type="float">
            <text:p>17.635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7.5186" calcext:value-type="float">
            <text:p>17.51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4881" calcext:value-type="float">
            <text:p>17.4881</text:p>
          </table:table-cell>
          <table:table-cell office:value-type="float" office:value="20.872" calcext:value-type="float">
            <text:p>20.872</text:p>
          </table:table-cell>
          <table:table-cell office:value-type="float" office:value="17.499" calcext:value-type="float">
            <text:p>17.499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3.7989" calcext:value-type="float">
            <text:p>23.7989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3.7899" calcext:value-type="float">
            <text:p>23.78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.09" calcext:value-type="float">
            <text:p>10.09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10.0981" calcext:value-type="float">
            <text:p>10.09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.0555" calcext:value-type="float">
            <text:p>19.0555</text:p>
          </table:table-cell>
          <table:table-cell office:value-type="float" office:value="3.86066" calcext:value-type="float">
            <text:p>3.86066</text:p>
          </table:table-cell>
          <table:table-cell office:value-type="float" office:value="1.58953" calcext:value-type="float">
            <text:p>1.589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.9024" calcext:value-type="float">
            <text:p>18.902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57654" calcext:value-type="float">
            <text:p>1.57654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086" calcext:value-type="float">
            <text:p>3.45086</text:p>
          </table:table-cell>
          <table:table-cell office:value-type="float" office:value="3.78974" calcext:value-type="float">
            <text:p>3.78974</text:p>
          </table:table-cell>
          <table:table-cell office:value-type="float" office:value="3.4585" calcext:value-type="float">
            <text:p>3.45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546" calcext:value-type="float">
            <text:p>3.45546</text:p>
          </table:table-cell>
          <table:table-cell office:value-type="float" office:value="3.79322" calcext:value-type="float">
            <text:p>3.79322</text:p>
          </table:table-cell>
          <table:table-cell office:value-type="float" office:value="3.45832" calcext:value-type="float">
            <text:p>3.458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9.0889" calcext:value-type="float">
            <text:p>19.0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19.0689" calcext:value-type="float">
            <text:p>19.0689</text:p>
          </table:table-cell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4.8758" calcext:value-type="float">
            <text:p>24.8758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4.8654" calcext:value-type="float">
            <text:p>24.865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.50816" calcext:value-type="float">
            <text:p>8.50816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8.51582" calcext:value-type="float">
            <text:p>8.515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.74721" calcext:value-type="float">
            <text:p>1.747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1.73251" calcext:value-type="float">
            <text:p>1.73251</text:p>
          </table:table-cell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0758" calcext:value-type="float">
            <text:p>3.60758</text:p>
          </table:table-cell>
          <table:table-cell office:value-type="float" office:value="3.78977" calcext:value-type="float">
            <text:p>3.78977</text:p>
          </table:table-cell>
          <table:table-cell office:value-type="float" office:value="3.61577" calcext:value-type="float">
            <text:p>3.6157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122" calcext:value-type="float">
            <text:p>3.6122</text:p>
          </table:table-cell>
          <table:table-cell office:value-type="float" office:value="3.79325" calcext:value-type="float">
            <text:p>3.79325</text:p>
          </table:table-cell>
          <table:table-cell office:value-type="float" office:value="3.61518" calcext:value-type="float">
            <text:p>3.615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3931" calcext:value-type="float">
            <text:p>20.393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20.2624" calcext:value-type="float">
            <text:p>20.26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6285" calcext:value-type="float">
            <text:p>20.6285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.9529" calcext:value-type="float">
            <text:p>25.952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5.941" calcext:value-type="float">
            <text:p>25.9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.92936" calcext:value-type="float">
            <text:p>6.92936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6.93286" calcext:value-type="float">
            <text:p>6.932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3716" calcext:value-type="float">
            <text:p>19.3716</text:p>
          </table:table-cell>
          <table:table-cell office:value-type="float" office:value="3.86072" calcext:value-type="float">
            <text:p>3.86072</text:p>
          </table:table-cell>
          <table:table-cell office:value-type="float" office:value="1.90336" calcext:value-type="float">
            <text:p>1.90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2185" calcext:value-type="float">
            <text:p>19.2185</text:p>
          </table:table-cell>
          <table:table-cell office:value-type="float" office:value="3.866" calcext:value-type="float">
            <text:p>3.866</text:p>
          </table:table-cell>
          <table:table-cell office:value-type="float" office:value="1.89167" calcext:value-type="float">
            <text:p>1.89167</text:p>
          </table:table-cell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449" calcext:value-type="float">
            <text:p>3.76449</text:p>
          </table:table-cell>
          <table:table-cell office:value-type="float" office:value="3.7898" calcext:value-type="float">
            <text:p>3.7898</text:p>
          </table:table-cell>
          <table:table-cell office:value-type="float" office:value="3.77256" calcext:value-type="float">
            <text:p>3.772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947" calcext:value-type="float">
            <text:p>3.76947</text:p>
          </table:table-cell>
          <table:table-cell office:value-type="float" office:value="3.79328" calcext:value-type="float">
            <text:p>3.79328</text:p>
          </table:table-cell>
          <table:table-cell office:value-type="float" office:value="3.77174" calcext:value-type="float">
            <text:p>3.771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1.4702" calcext:value-type="float">
            <text:p>21.4702</text:p>
          </table:table-cell>
          <table:table-cell office:value-type="float" office:value="21.3493" calcext:value-type="float">
            <text:p>21.3493</text:p>
          </table:table-cell>
          <table:table-cell office:value-type="float" office:value="21.3379" calcext:value-type="float">
            <text:p>21.33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.8437" calcext:value-type="float">
            <text:p>20.843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20.8552" calcext:value-type="float">
            <text:p>20.8552</text:p>
          </table:table-cell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.0299" calcext:value-type="float">
            <text:p>27.029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7.0167" calcext:value-type="float">
            <text:p>27.01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.3507" calcext:value-type="float">
            <text:p>5.350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5.35171" calcext:value-type="float">
            <text:p>5.351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5314" calcext:value-type="float">
            <text:p>19.5314</text:p>
          </table:table-cell>
          <table:table-cell office:value-type="float" office:value="3.86075" calcext:value-type="float">
            <text:p>3.86075</text:p>
          </table:table-cell>
          <table:table-cell office:value-type="float" office:value="2.06028" calcext:value-type="float">
            <text:p>2.060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3747" calcext:value-type="float">
            <text:p>19.3747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2.04918" calcext:value-type="float">
            <text:p>2.0491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27.0306" calcext:value-type="float">
            <text:p>27.0306</text:p>
          </table:table-cell>
          <table:table-cell office:value-type="float" office:value="27.2327" calcext:value-type="float">
            <text:p>27.2327</text:p>
          </table:table-cell>
          <table:table-cell office:value-type="float" office:value="27.0173" calcext:value-type="float">
            <text:p>27.0173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9522" calcext:value-type="float">
            <text:p>20.9522</text:p>
          </table:table-cell>
          <table:table-cell office:value-type="float" office:value="20.8494" calcext:value-type="float">
            <text:p>20.8494</text:p>
          </table:table-cell>
          <table:table-cell office:value-type="float" office:value="20.958" calcext:value-type="float">
            <text:p>20.958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1.4709" calcext:value-type="float">
            <text:p>21.4709</text:p>
          </table:table-cell>
          <table:table-cell office:value-type="float" office:value="21.3499" calcext:value-type="float">
            <text:p>21.3499</text:p>
          </table:table-cell>
          <table:table-cell office:value-type="float" office:value="21.3387" calcext:value-type="float">
            <text:p>21.3387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8444" calcext:value-type="float">
            <text:p>20.8444</text:p>
          </table:table-cell>
          <table:table-cell office:value-type="float" office:value="20.873" calcext:value-type="float">
            <text:p>20.873</text:p>
          </table:table-cell>
          <table:table-cell office:value-type="float" office:value="20.856" calcext:value-type="float">
            <text:p>20.85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edian</text:p>
          </table:table-cell>
          <table:table-cell/>
          <table:table-cell table:formula="of:=MEDIAN([.Q4:.Q51])" office:value-type="float" office:value="3.52922" calcext:value-type="float">
            <text:p>3.52922</text:p>
          </table:table-cell>
          <table:table-cell table:formula="of:=MEDIAN([.R4:.R51])" office:value-type="float" office:value="15.51055" calcext:value-type="float">
            <text:p>15.51055</text:p>
          </table:table-cell>
          <table:table-cell table:formula="of:=MEDIAN([.S4:.S51])" office:value-type="float" office:value="3.537135" calcext:value-type="float">
            <text:p>3.537135</text:p>
          </table:table-cell>
          <table:table-cell/>
          <table:table-cell office:value-type="string" calcext:value-type="string">
            <text:p>Median</text:p>
          </table:table-cell>
          <table:table-cell/>
          <table:table-cell table:formula="of:=MEDIAN([.W4:.W51])" office:value-type="float" office:value="3.53383" calcext:value-type="float">
            <text:p>3.53383</text:p>
          </table:table-cell>
          <table:table-cell table:formula="of:=MEDIAN([.X4:.X51])" office:value-type="float" office:value="12.32074" calcext:value-type="float">
            <text:p>12.32074</text:p>
          </table:table-cell>
          <table:table-cell table:formula="of:=MEDIAN([.Y4:.Y51])" office:value-type="float" office:value="3.53675" calcext:value-type="float">
            <text:p>3.53675</text:p>
          </table:table-cell>
          <table:table-cell/>
          <table:table-cell office:value-type="string" calcext:value-type="string">
            <text:p>Median</text:p>
          </table:table-cell>
          <table:table-cell/>
          <table:table-cell table:formula="of:=MEDIAN([.AC4:.AC51])" office:value-type="float" office:value="12.01485" calcext:value-type="float">
            <text:p>12.01485</text:p>
          </table:table-cell>
          <table:table-cell table:formula="of:=MEDIAN([.AD4:.AD51])" office:value-type="float" office:value="11.629875" calcext:value-type="float">
            <text:p>11.629875</text:p>
          </table:table-cell>
          <table:table-cell table:formula="of:=MEDIAN([.AE4:.AE51])" office:value-type="float" office:value="2.690315" calcext:value-type="float">
            <text:p>2.690315</text:p>
          </table:table-cell>
          <table:table-cell/>
          <table:table-cell office:value-type="string" calcext:value-type="string">
            <text:p>Median</text:p>
          </table:table-cell>
          <table:table-cell/>
          <table:table-cell table:formula="of:=MEDIAN([.AI4:.AI51])" office:value-type="float" office:value="11.90725" calcext:value-type="float">
            <text:p>11.90725</text:p>
          </table:table-cell>
          <table:table-cell table:formula="of:=MEDIAN([.AJ4:.AJ51])" office:value-type="float" office:value="12.36895" calcext:value-type="float">
            <text:p>12.36895</text:p>
          </table:table-cell>
          <table:table-cell table:formula="of:=MEDIAN([.AK4:.AK51])" office:value-type="float" office:value="2.683365" calcext:value-type="float">
            <text:p>2.683365</text:p>
          </table:table-cell>
        </table:table-row>
        <table:table-row table:style-name="ro1">
          <table:table-cell table:number-columns-repeated="28"/>
          <table:table-cell table:formula="of:=GEOMEAN([.AC4:.AC51])" office:value-type="float" office:value="7.98322991675086" calcext:value-type="float">
            <text:p>7.9832299168</text:p>
          </table:table-cell>
          <table:table-cell table:formula="of:=GEOMEAN([.AD4:.AD51])" office:value-type="float" office:value="8.84594593166441" calcext:value-type="float">
            <text:p>8.8459459317</text:p>
          </table:table-cell>
          <table:table-cell table:formula="of:=GEOMEAN([.AE4:.AE51])" office:value-type="float" office:value="3.01533569397841" calcext:value-type="float">
            <text:p>3.015335694</text:p>
          </table:table-cell>
          <table:table-cell table:number-columns-repeated="3"/>
          <table:table-cell table:formula="of:=GEOMEAN([.AI4:.AI51])" office:value-type="float" office:value="7.93134760474921" calcext:value-type="float">
            <text:p>7.9313476047</text:p>
          </table:table-cell>
          <table:table-cell table:formula="of:=GEOMEAN([.AJ4:.AJ51])" office:value-type="float" office:value="8.9470565141276" calcext:value-type="float">
            <text:p>8.9470565141</text:p>
          </table:table-cell>
          <table:table-cell table:formula="of:=GEOMEAN([.AK4:.AK51])" office:value-type="float" office:value="2.99623877243953" calcext:value-type="float">
            <text:p>2.9962387724</text:p>
          </table:table-cell>
        </table:table-row>
      </table:table>
      <table:table table:name="Granularity" table:style-name="ta1">
        <table:table-column table:style-name="co2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16:43:40.917279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45.589579808</meta:creation-date>
    <dc:date>2019-07-15T20:06:10.519430761</dc:date>
    <meta:editing-duration>P2DT6H14M47S</meta:editing-duration>
    <meta:editing-cycles>144</meta:editing-cycles>
    <meta:generator>LibreOffice/5.1.6.2$Linux_X86_64 LibreOffice_project/10m0$Build-2</meta:generator>
    <meta:document-statistic meta:table-count="5" meta:cell-count="36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67cm" svg:height="8.387cm" xlink:href=".." xlink:type="simple" chart:class="chart:bar" chart:style-name="ch1">
        <chart:legend chart:legend-position="end" svg:x="30.627cm" svg:y="2.898cm" style:legend-expansion="high" chart:style-name="ch2"/>
        <chart:plot-area chart:style-name="ch3" table:cell-range-address="'MixedResponseTime(SGD,SCD,LRMF)'.AD4:'MixedResponseTime(SGD,SCD,LRMF)'.AI39 'MixedResponseTime(SGD,SCD,LRMF)'.AE2:'MixedResponseTime(SGD,SCD,LRMF)'.AI2" chart:data-source-has-labels="both" svg:x="0.631cm" svg:y="0.167cm" svg:width="29.365cm" svg:height="8.053cm">
          <chartooo:coordinate-region svg:x="1.358cm" svg:y="0.366cm" svg:width="28.638cm" svg:height="7.207cm"/>
          <chart:axis chart:dimension="x" chart:name="primary-x" chart:style-name="ch4" chartooo:axis-type="auto">
            <chartooo:date-scale/>
            <chart:categories table:cell-range-address="'MixedResponseTime(SGD,SCD,LRMF)'.AD4:'MixedResponseTime(SGD,SCD,LRMF)'.AD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,SCD,LRMF)'.AE4:'MixedResponseTime(SGD,SCD,LRMF)'.AE39" chart:label-cell-address="'MixedResponseTime(SGD,SCD,LRMF)'.AE2:'MixedResponseTime(SGD,SCD,LRMF)'.AE2" chart:class="chart:bar">
            <chart:data-point chart:repeated="36"/>
          </chart:series>
          <chart:series chart:style-name="ch8" chart:values-cell-range-address="'MixedResponseTime(SGD,SCD,LRMF)'.AF4:'MixedResponseTime(SGD,SCD,LRMF)'.AF39" chart:label-cell-address="'MixedResponseTime(SGD,SCD,LRMF)'.AF2:'MixedResponseTime(SGD,SCD,LRMF)'.AF2" chart:class="chart:bar">
            <chart:data-point chart:repeated="36"/>
          </chart:series>
          <chart:series chart:style-name="ch9" chart:values-cell-range-address="'MixedResponseTime(SGD,SCD,LRMF)'.AG4:'MixedResponseTime(SGD,SCD,LRMF)'.AG39" chart:label-cell-address="'MixedResponseTime(SGD,SCD,LRMF)'.AG2:'MixedResponseTime(SGD,SCD,LRMF)'.AG2" chart:class="chart:bar">
            <chart:data-point chart:repeated="36"/>
          </chart:series>
          <chart:series chart:style-name="ch10" chart:values-cell-range-address="'MixedResponseTime(SGD,SCD,LRMF)'.AH4:'MixedResponseTime(SGD,SCD,LRMF)'.AH39" chart:label-cell-address="'MixedResponseTime(SGD,SCD,LRMF)'.AH2:'MixedResponseTime(SGD,SCD,LRMF)'.AH2" chart:class="chart:bar">
            <chart:data-point chart:repeated="36"/>
          </chart:series>
          <chart:series chart:style-name="ch11" chart:values-cell-range-address="'MixedResponseTime(SGD,SCD,LRMF)'.AI4:'MixedResponseTime(SGD,SCD,LRMF)'.AI39" chart:label-cell-address="'MixedResponseTime(SGD,SCD,LRMF)'.AI2:'MixedResponseTime(SGD,SCD,LRMF)'.AI2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MixedResponseTime(SGD,SCD,LRMF)'.AE2:'MixedResponseTime(SGD,SCD,LRMF)'.AE2</svg:desc>
                </draw:g>
              </table:table-cell>
              <table:table-cell office:value-type="string">
                <text:p>1</text:p>
                <draw:g>
                  <svg:desc>'MixedResponseTime(SGD,SCD,LRMF)'.AF2:'MixedResponseTime(SGD,SCD,LRMF)'.AF2</svg:desc>
                </draw:g>
              </table:table-cell>
              <table:table-cell office:value-type="string">
                <text:p>2</text:p>
                <draw:g>
                  <svg:desc>'MixedResponseTime(SGD,SCD,LRMF)'.AG2:'MixedResponseTime(SGD,SCD,LRMF)'.AG2</svg:desc>
                </draw:g>
              </table:table-cell>
              <table:table-cell office:value-type="string">
                <text:p>3</text:p>
                <draw:g>
                  <svg:desc>'MixedResponseTime(SGD,SCD,LRMF)'.AH2:'MixedResponseTime(SGD,SCD,LRMF)'.AH2</svg:desc>
                </draw:g>
              </table:table-cell>
              <table:table-cell office:value-type="string">
                <text:p>4</text:p>
                <draw:g>
                  <svg:desc>'MixedResponseTime(SGD,SCD,LRMF)'.AI2:'MixedResponseTime(SGD,SCD,LRMF)'.A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,SCD,LRMF)'.AD4:'MixedResponseTime(SGD,SCD,LRMF)'.AD39</svg:desc>
                </draw:g>
              </table:table-cell>
              <table:table-cell office:value-type="float" office:value="0">
                <text:p>0</text:p>
                <draw:g>
                  <svg:desc>'MixedResponseTime(SGD,SCD,LRMF)'.AE4:'MixedResponseTime(SGD,SCD,LRMF)'.AE39</svg:desc>
                </draw:g>
              </table:table-cell>
              <table:table-cell office:value-type="float" office:value="1">
                <text:p>1</text:p>
                <draw:g>
                  <svg:desc>'MixedResponseTime(SGD,SCD,LRMF)'.AF4:'MixedResponseTime(SGD,SCD,LRMF)'.AF39</svg:desc>
                </draw:g>
              </table:table-cell>
              <table:table-cell office:value-type="float" office:value="0">
                <text:p>0</text:p>
                <draw:g>
                  <svg:desc>'MixedResponseTime(SGD,SCD,LRMF)'.AG4:'MixedResponseTime(SGD,SCD,LRMF)'.AG39</svg:desc>
                </draw:g>
              </table:table-cell>
              <table:table-cell office:value-type="float" office:value="0">
                <text:p>0</text:p>
                <draw:g>
                  <svg:desc>'MixedResponseTime(SGD,SCD,LRMF)'.AH4:'MixedResponseTime(SGD,SCD,LRMF)'.AH39</svg:desc>
                </draw:g>
              </table:table-cell>
              <table:table-cell office:value-type="float" office:value="0">
                <text:p>0</text:p>
                <draw:g>
                  <svg:desc>'MixedResponseTime(SGD,SCD,LRMF)'.AI4:'MixedResponseTime(SGD,SCD,LRMF)'.AI3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9cm" xlink:href=".." xlink:type="simple" chart:class="chart:bar" chart:style-name="ch1">
        <chart:legend chart:legend-position="end" svg:x="14.888cm" svg:y="3.702cm" style:legend-expansion="high" chart:style-name="ch2"/>
        <chart:plot-area chart:style-name="ch3" table:cell-range-address="'MixedResponseTime(SGD)'.V59:'MixedResponseTime(SGD)'.Y107" chart:data-source-has-labels="both" svg:x="0.32cm" svg:y="0.179cm" svg:width="14.248cm" svg:height="8.641cm">
          <chartooo:coordinate-region svg:x="1.047cm" svg:y="0.378cm" svg:width="13.521cm" svg:height="7.65cm"/>
          <chart:axis chart:dimension="x" chart:name="primary-x" chart:style-name="ch4" chartooo:axis-type="auto">
            <chartooo:date-scale/>
            <chart:categories table:cell-range-address="'MixedResponseTime(SGD)'.V60:'MixedResponseTime(SGD)'.V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60:'MixedResponseTime(SGD)'.W107" chart:label-cell-address="'MixedResponseTime(SGD)'.W59:'MixedResponseTime(SGD)'.W59" chart:class="chart:bar">
            <chart:data-point chart:repeated="48"/>
          </chart:series>
          <chart:series chart:style-name="ch8" chart:values-cell-range-address="'MixedResponseTime(SGD)'.X60:'MixedResponseTime(SGD)'.X107" chart:label-cell-address="'MixedResponseTime(SGD)'.X59:'MixedResponseTime(SGD)'.X59" chart:class="chart:bar">
            <chart:data-point chart:repeated="48"/>
          </chart:series>
          <chart:series chart:style-name="ch9" chart:values-cell-range-address="'MixedResponseTime(SGD)'.Y60:'MixedResponseTime(SGD)'.Y107" chart:label-cell-address="'MixedResponseTime(SGD)'.Y59:'MixedResponseTime(SGD)'.Y59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59:'MixedResponseTime(SGD)'.W59</svg:desc>
                </draw:g>
              </table:table-cell>
              <table:table-cell office:value-type="string">
                <text:p>32</text:p>
                <draw:g>
                  <svg:desc>'MixedResponseTime(SGD)'.X59:'MixedResponseTime(SGD)'.X59</svg:desc>
                </draw:g>
              </table:table-cell>
              <table:table-cell office:value-type="string">
                <text:p>32</text:p>
                <draw:g>
                  <svg:desc>'MixedResponseTime(SGD)'.Y59:'MixedResponseTime(SGD)'.Y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60:'MixedResponseTime(SGD)'.V107</svg:desc>
                </draw:g>
              </table:table-cell>
              <table:table-cell office:value-type="float" office:value="2">
                <text:p>2</text:p>
                <draw:g>
                  <svg:desc>'MixedResponseTime(SGD)'.W60:'MixedResponseTime(SGD)'.W107</svg:desc>
                </draw:g>
              </table:table-cell>
              <table:table-cell office:value-type="float" office:value="0">
                <text:p>0</text:p>
                <draw:g>
                  <svg:desc>'MixedResponseTime(SGD)'.X60:'MixedResponseTime(SGD)'.X107</svg:desc>
                </draw:g>
              </table:table-cell>
              <table:table-cell office:value-type="float" office:value="0">
                <text:p>0</text:p>
                <draw:g>
                  <svg:desc>'MixedResponseTime(SGD)'.Y60:'MixedResponseTime(SGD)'.Y10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bar" chart:style-name="ch1">
        <chart:legend svg:x="0cm" svg:y="0cm" style:legend-expansion="custom" chartooo:width="16.013cm" chartooo:height="9cm" style:legend-expansion-aspect-ratio="1.77922222222222" chart:style-name="ch2"/>
        <chart:plot-area chart:style-name="ch3" table:cell-range-address="'MixedResponseTime(SGD)'.V111:'MixedResponseTime(SGD)'.Y159" chart:data-source-has-labels="both" svg:x="0.32cm" svg:y="0.18cm" svg:width="15.373cm" svg:height="8.64cm">
          <chartooo:coordinate-region svg:x="0.941cm" svg:y="0.379cm" svg:width="14.752cm" svg:height="7.649cm"/>
          <chart:axis chart:dimension="x" chart:name="primary-x" chart:style-name="ch4" chartooo:axis-type="auto">
            <chartooo:date-scale/>
            <chart:categories table:cell-range-address="'MixedResponseTime(SGD)'.V112:'MixedResponseTime(SGD)'.V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12:'MixedResponseTime(SGD)'.W159" chart:label-cell-address="'MixedResponseTime(SGD)'.W111:'MixedResponseTime(SGD)'.W111" chart:class="chart:bar">
            <chart:data-point chart:repeated="48"/>
          </chart:series>
          <chart:series chart:style-name="ch8" chart:values-cell-range-address="'MixedResponseTime(SGD)'.X112:'MixedResponseTime(SGD)'.X159" chart:label-cell-address="'MixedResponseTime(SGD)'.X111:'MixedResponseTime(SGD)'.X111" chart:class="chart:bar">
            <chart:data-point chart:repeated="48"/>
          </chart:series>
          <chart:series chart:style-name="ch9" chart:values-cell-range-address="'MixedResponseTime(SGD)'.Y112:'MixedResponseTime(SGD)'.Y159" chart:label-cell-address="'MixedResponseTime(SGD)'.Y111:'MixedResponseTime(SGD)'.Y11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11:'MixedResponseTime(SGD)'.W111</svg:desc>
                </draw:g>
              </table:table-cell>
              <table:table-cell office:value-type="string">
                <text:p>32</text:p>
                <draw:g>
                  <svg:desc>'MixedResponseTime(SGD)'.X111:'MixedResponseTime(SGD)'.X111</svg:desc>
                </draw:g>
              </table:table-cell>
              <table:table-cell office:value-type="string">
                <text:p>32</text:p>
                <draw:g>
                  <svg:desc>'MixedResponseTime(SGD)'.Y111:'MixedResponseTime(SGD)'.Y1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12:'MixedResponseTime(SGD)'.V159</svg:desc>
                </draw:g>
              </table:table-cell>
              <table:table-cell office:value-type="float" office:value="0">
                <text:p>0</text:p>
                <draw:g>
                  <svg:desc>'MixedResponseTime(SGD)'.W112:'MixedResponseTime(SGD)'.W159</svg:desc>
                </draw:g>
              </table:table-cell>
              <table:table-cell office:value-type="float" office:value="0">
                <text:p>0</text:p>
                <draw:g>
                  <svg:desc>'MixedResponseTime(SGD)'.X112:'MixedResponseTime(SGD)'.X159</svg:desc>
                </draw:g>
              </table:table-cell>
              <table:table-cell office:value-type="float" office:value="0">
                <text:p>0</text:p>
                <draw:g>
                  <svg:desc>'MixedResponseTime(SGD)'.Y112:'MixedResponseTime(SGD)'.Y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bar" chart:style-name="ch1">
        <chart:legend chart:legend-position="end" svg:x="14.887cm" svg:y="3.703cm" style:legend-expansion="high" chart:style-name="ch2"/>
        <chart:plot-area chart:style-name="ch3" table:cell-range-address="'MixedResponseTime(SGD)'.V163:'MixedResponseTime(SGD)'.Y211" chart:data-source-has-labels="both" svg:x="0.32cm" svg:y="0.18cm" svg:width="14.247cm" svg:height="8.64cm">
          <chartooo:coordinate-region svg:x="0.941cm" svg:y="0.379cm" svg:width="13.626cm" svg:height="7.649cm"/>
          <chart:axis chart:dimension="x" chart:name="primary-x" chart:style-name="ch4" chartooo:axis-type="auto">
            <chartooo:date-scale/>
            <chart:categories table:cell-range-address="'MixedResponseTime(SGD)'.V164:'MixedResponseTime(SGD)'.V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64:'MixedResponseTime(SGD)'.W211" chart:label-cell-address="'MixedResponseTime(SGD)'.W163:'MixedResponseTime(SGD)'.W163" chart:class="chart:bar">
            <chart:data-point chart:repeated="48"/>
          </chart:series>
          <chart:series chart:style-name="ch8" chart:values-cell-range-address="'MixedResponseTime(SGD)'.X164:'MixedResponseTime(SGD)'.X211" chart:label-cell-address="'MixedResponseTime(SGD)'.X163:'MixedResponseTime(SGD)'.X163" chart:class="chart:bar">
            <chart:data-point chart:repeated="48"/>
          </chart:series>
          <chart:series chart:style-name="ch9" chart:values-cell-range-address="'MixedResponseTime(SGD)'.Y164:'MixedResponseTime(SGD)'.Y211" chart:label-cell-address="'MixedResponseTime(SGD)'.Y163:'MixedResponseTime(SGD)'.Y163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63:'MixedResponseTime(SGD)'.W163</svg:desc>
                </draw:g>
              </table:table-cell>
              <table:table-cell office:value-type="string">
                <text:p>32</text:p>
                <draw:g>
                  <svg:desc>'MixedResponseTime(SGD)'.X163:'MixedResponseTime(SGD)'.X163</svg:desc>
                </draw:g>
              </table:table-cell>
              <table:table-cell office:value-type="string">
                <text:p>32</text:p>
                <draw:g>
                  <svg:desc>'MixedResponseTime(SGD)'.Y163:'MixedResponseTime(SGD)'.Y1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64:'MixedResponseTime(SGD)'.V211</svg:desc>
                </draw:g>
              </table:table-cell>
              <table:table-cell office:value-type="float" office:value="12">
                <text:p>12</text:p>
                <draw:g>
                  <svg:desc>'MixedResponseTime(SGD)'.W164:'MixedResponseTime(SGD)'.W211</svg:desc>
                </draw:g>
              </table:table-cell>
              <table:table-cell office:value-type="float" office:value="0">
                <text:p>0</text:p>
                <draw:g>
                  <svg:desc>'MixedResponseTime(SGD)'.X164:'MixedResponseTime(SGD)'.X211</svg:desc>
                </draw:g>
              </table:table-cell>
              <table:table-cell office:value-type="float" office:value="0">
                <text:p>0</text:p>
                <draw:g>
                  <svg:desc>'MixedResponseTime(SGD)'.Y164:'MixedResponseTime(SGD)'.Y2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